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18cm"/>
    </style:style>
    <style:style style:name="co21" style:family="table-column">
      <style:table-column-properties fo:break-before="auto" style:column-width="4.106cm"/>
    </style:style>
    <style:style style:name="co22" style:family="table-column">
      <style:table-column-properties fo:break-before="auto" style:column-width="2.972cm"/>
    </style:style>
    <style:style style:name="co23" style:family="table-column">
      <style:table-column-properties fo:break-before="auto" style:column-width="3.35cm"/>
    </style:style>
    <style:style style:name="co24" style:family="table-column">
      <style:table-column-properties fo:break-before="auto" style:column-width="3.216cm"/>
    </style:style>
    <style:style style:name="co25" style:family="table-column">
      <style:table-column-properties fo:break-before="auto" style:column-width="2.621cm"/>
    </style:style>
    <style:style style:name="co26" style:family="table-column">
      <style:table-column-properties fo:break-before="auto" style:column-width="2.674cm"/>
    </style:style>
    <style:style style:name="co27" style:family="table-column">
      <style:table-column-properties fo:break-before="auto" style:column-width="2.512cm"/>
    </style:style>
    <style:style style:name="co17" style:family="table-column">
      <style:table-column-properties fo:break-before="auto" style:column-width="1.859cm"/>
    </style:style>
    <style:style style:name="co18" style:family="table-column">
      <style:table-column-properties fo:break-before="auto" style:column-width="5.216cm"/>
    </style:style>
    <style:style style:name="co19" style:family="table-column">
      <style:table-column-properties fo:break-before="auto" style:column-width="6.892cm"/>
    </style:style>
    <style:style style:name="co20" style:family="table-column">
      <style:table-column-properties fo:break-before="auto" style:column-width="3.512cm"/>
    </style:style>
    <style:style style:name="co14" style:family="table-column">
      <style:table-column-properties fo:break-before="auto" style:column-width="4.355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3.718cm"/>
    </style:style>
    <style:style style:name="co28" style:family="table-column">
      <style:table-column-properties fo:break-before="auto" style:column-width="1.928cm"/>
    </style:style>
    <style:style style:name="co29" style:family="table-column">
      <style:table-column-properties fo:break-before="auto" style:column-width="1.388cm"/>
    </style:style>
    <style:style style:name="co30" style:family="table-column">
      <style:table-column-properties fo:break-before="auto" style:column-width="1.632cm"/>
    </style:style>
    <style:style style:name="co31" style:family="table-column">
      <style:table-column-properties fo:break-before="auto" style:column-width="2.219cm"/>
    </style:style>
    <style:style style:name="co32" style:family="table-column">
      <style:table-column-properties fo:break-before="auto" style:column-width="7.269cm"/>
    </style:style>
    <style:style style:name="co33" style:family="table-column">
      <style:table-column-properties fo:break-before="auto" style:column-width="4.246cm"/>
    </style:style>
    <style:style style:name="co34" style:family="table-column">
      <style:table-column-properties fo:break-before="auto" style:column-width="3.579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>
      <number:year number:style="long"/>
      <number:text>/</number:text>
      <number:month/>
      <number:text>/</number:text>
      <number:day/>
    </number:date-style>
    <number:date-style style:name="N38">
      <number:year number:style="long"/>
      <number:text>年</number:text>
      <number:month/>
      <number:text>月</number:text>
      <number:day/>
      <number:text>日</number:text>
    </number:date-style>
    <style:style style:name="ce1" style:family="table-cell" style:parent-style-name="Default" style:data-style-name="N38"/>
    <style:style style:name="ce14" style:family="table-cell" style:parent-style-name="Default" style:data-style-name="N11"/>
    <style:style style:name="ce3" style:family="table-cell" style:parent-style-name="Default">
      <style:text-properties style:font-name="標楷體" fo:font-size="14pt" fo:font-weight="bold" style:font-name-asian="標楷體" style:font-size-asian="14pt" style:font-weight-asian="bold" style:font-weight-complex="bold"/>
    </style:style>
    <style:style style:name="ce4" style:family="table-cell" style:parent-style-name="Default">
      <style:text-properties style:font-name="標楷體" fo:font-size="14pt" style:font-name-asian="標楷體" style:font-size-asian="14pt"/>
    </style:style>
    <style:style style:name="ce5" style:family="table-cell" style:parent-style-name="Default">
      <style:text-properties style:font-name-asian="Arial" style:font-size-asian="14pt"/>
    </style:style>
    <style:style style:name="ce6" style:family="table-cell" style:parent-style-name="Default">
      <style:text-properties fo:font-size="14pt" style:font-name-asian="標楷體"/>
    </style:style>
    <style:style style:name="ce7" style:family="table-cell" style:parent-style-name="Default" style:data-style-name="N11">
      <style:text-properties style:font-name="標楷體" fo:font-size="14pt" style:font-name-asian="標楷體" style:font-size-asian="14pt"/>
    </style:style>
    <style:style style:name="ce8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9" style:family="table-cell" style:parent-style-name="Default" style:data-style-name="N36">
      <style:text-properties fo:font-size="14pt" style:font-name-asian="Arial"/>
    </style:style>
    <style:style style:name="ce10" style:family="table-cell" style:parent-style-name="Default" style:data-style-name="N36"/>
    <style:style style:name="ce11" style:family="table-cell" style:parent-style-name="Default">
      <style:text-properties fo:font-size="14pt" style:font-name-asian="Arial"/>
    </style:style>
    <style:style style:name="ce12" style:family="table-cell" style:parent-style-name="Default" style:data-style-name="N11">
      <style:text-properties fo:font-size="14pt" style:font-name-asian="Arial"/>
    </style:style>
    <style:style style:name="ce13" style:family="table-cell" style:parent-style-name="Default">
      <style:text-properties fo:font-size="14pt" style:font-name-asian="標楷體" style:font-size-asian="12pt"/>
    </style:style>
    <style:style style:name="ce15" style:family="table-cell" style:parent-style-name="Default">
      <style:table-cell-properties fo:wrap-option="wrap"/>
      <style:text-properties fo:font-size="14pt" style:font-name-asian="標楷體" style:font-size-asian="12pt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  <table:table-cell/>
        </table:table-row>
        <table:table-row table:style-name="ro2">
          <table:table-cell office:value-type="string">
            <text:p>臀圍</text:p>
          </table:table-cell>
          <table:table-cell office:value-type="float" office:value="95">
            <text:p>95</text:p>
          </table:table-cell>
          <table:table-cell table:style-name="ce1" office:value-type="date" office:date-value="2011-09-08">
            <text:p>2011年9月8日</text:p>
          </table:table-cell>
        </table:table-row>
        <table:table-row table:style-name="ro1" table:number-rows-repeated="6553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標準值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" table:number-columns-repeated="253" table:default-cell-style-name="Default"/>
        <table:table-row table:style-name="ro3">
          <table:table-cell table:style-name="ce3" office:value-type="string">
            <text:p>項目</text:p>
          </table:table-cell>
          <table:table-cell table:style-name="ce3" office:value-type="string">
            <text:p>下限</text:p>
          </table:table-cell>
          <table:table-cell table:style-name="ce3" office:value-type="string">
            <text:p>上限</text:p>
          </table:table-cell>
          <table:table-cell table:number-columns-repeated="2"/>
          <table:table-cell table:style-name="ce4"/>
          <table:table-cell/>
          <table:table-cell table:style-name="ce4" table:number-columns-repeated="248"/>
        </table:table-row>
        <table:table-row table:style-name="ro3">
          <table:table-cell table:style-name="ce4" office:value-type="string">
            <text:p>收縮壓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20">
            <text:p>120</text:p>
          </table:table-cell>
          <table:table-cell table:number-columns-repeated="4"/>
          <table:table-cell table:style-name="ce4" table:number-columns-repeated="248"/>
        </table:table-row>
        <table:table-row table:style-name="ro1">
          <table:table-cell table:style-name="ce4" office:value-type="string">
            <text:p>舒張壓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0">
            <text:p>80</text:p>
          </table:table-cell>
          <table:table-cell table:style-name="ce5"/>
          <table:table-cell/>
          <table:table-cell table:style-name="ce5"/>
          <table:table-cell/>
          <table:table-cell table:style-name="ce5" table:number-columns-repeated="248"/>
        </table:table-row>
        <table:table-row table:style-name="ro1">
          <table:table-cell table:style-name="ce4" office:value-type="string">
            <text:p>脈壓差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0">
            <text:p>60</text:p>
          </table:table-cell>
          <table:table-cell table:style-name="ce5" table:number-columns-repeated="252"/>
        </table:table-row>
        <table:table-row table:style-name="ro1">
          <table:table-cell table:style-name="ce4" office:value-type="string">
            <text:p>心跳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70">
            <text:p>70</text:p>
          </table:table-cell>
          <table:table-cell table:style-name="ce5" table:number-columns-repeated="252"/>
        </table:table-row>
        <table:table-row table:style-name="ro1">
          <table:table-cell table:style-name="ce4" office:value-type="string">
            <text:p>腰圍</text:p>
          </table:table-cell>
          <table:table-cell table:style-name="ce4"/>
          <table:table-cell table:style-name="ce4" office:value-type="float" office:value="90">
            <text:p>90</text:p>
          </table:table-cell>
          <table:table-cell table:style-name="ce5" table:number-columns-repeated="252"/>
        </table:table-row>
        <table:table-row table:style-name="ro1">
          <table:table-cell table:style-name="ce4" office:value-type="string">
            <text:p>體重</text:p>
          </table:table-cell>
          <table:table-cell table:style-name="ce4" office:value-type="float" office:value="64.89">
            <text:p>64.89</text:p>
          </table:table-cell>
          <table:table-cell table:style-name="ce4" office:value-type="float" office:value="79.31">
            <text:p>79.31</text:p>
          </table:table-cell>
          <table:table-cell table:style-name="ce5" table:number-columns-repeated="252"/>
        </table:table-row>
        <table:table-row table:style-name="ro1">
          <table:table-cell table:style-name="ce4" office:value-type="string">
            <text:p>BMI</text:p>
          </table:table-cell>
          <table:table-cell table:style-name="ce4" table:number-columns-repeated="2"/>
          <table:table-cell table:style-name="ce5" table:number-columns-repeated="252"/>
        </table:table-row>
        <table:table-row table:style-name="ro1">
          <table:table-cell table:style-name="ce4" office:value-type="string">
            <text:p>體脂肪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3">
            <text:p>23</text:p>
          </table:table-cell>
          <table:table-cell table:style-name="ce5" table:number-columns-repeated="252"/>
        </table:table-row>
        <table:table-row table:style-name="ro1">
          <table:table-cell table:style-name="ce4" table:number-columns-repeated="3"/>
          <table:table-cell table:style-name="ce5" table:number-columns-repeated="252"/>
        </table:table-row>
        <table:table-row table:style-name="ro1">
          <table:table-cell table:style-name="ce4" office:value-type="string">
            <text:p>正常收縮壓比例</text:p>
          </table:table-cell>
          <table:table-cell table:style-name="ce7" table:formula="of:=COUNTIF([基礎健康紀錄表.$S2:基礎健康紀錄表.$S61];1)/COUNTIF([基礎健康紀錄表.$S2:基礎健康紀錄表.$S61];&quot;&gt;-1&quot;)" office:value-type="percentage" office:value="0.233333333333333">
            <text:p>23.33%</text:p>
          </table:table-cell>
          <table:table-cell table:style-name="ce4"/>
          <table:table-cell table:style-name="ce5" table:number-columns-repeated="252"/>
        </table:table-row>
        <table:table-row table:style-name="ro1">
          <table:table-cell table:style-name="ce4" office:value-type="string">
            <text:p>正常脈壓差比例</text:p>
          </table:table-cell>
          <table:table-cell table:style-name="ce7" table:formula="of:=COUNTIF([基礎健康紀錄表.$T3:基礎健康紀錄表.$T61];1)/COUNTIF([基礎健康紀錄表.$T3:基礎健康紀錄表.$T61];&quot;&gt;-1&quot;)" office:value-type="percentage" office:value="0.644067796610169">
            <text:p>64.41%</text:p>
          </table:table-cell>
          <table:table-cell table:style-name="ce4"/>
          <table:table-cell table:style-name="ce5" table:number-columns-repeated="252"/>
        </table:table-row>
        <table:table-row table:style-name="ro1" table:number-rows-repeated="5">
          <table:table-cell table:style-name="ce5"/>
          <table:table-cell table:style-name="ce4" table:number-columns-repeated="2"/>
          <table:table-cell table:style-name="ce5" table:number-columns-repeated="252"/>
        </table:table-row>
        <table:table-row table:style-name="ro1">
          <table:table-cell table:style-name="ce5" office:value-type="string">
            <text:p>鉀</text:p>
          </table:table-cell>
          <table:table-cell table:style-name="ce4" office:value-type="string">
            <text:p>2000mg/day</text:p>
          </table:table-cell>
          <table:table-cell table:style-name="ce4"/>
          <table:table-cell table:style-name="ce5" table:number-columns-repeated="252"/>
        </table:table-row>
        <table:table-row table:style-name="ro1">
          <table:table-cell table:style-name="ce6" office:value-type="string">
            <text:p>平均收縮壓</text:p>
          </table:table-cell>
          <table:table-cell table:style-name="ce4" table:formula="of:=AVERAGE([基礎健康紀錄表.B2:基礎健康紀錄表.B61])" office:value-type="float" office:value="127.203389830508">
            <text:p>127.2</text:p>
          </table:table-cell>
          <table:table-cell table:style-name="ce4"/>
          <table:table-cell table:style-name="ce5" table:number-columns-repeated="252"/>
        </table:table-row>
        <table:table-row table:style-name="ro1">
          <table:table-cell table:style-name="ce6" office:value-type="string">
            <text:p>平均舒張壓</text:p>
          </table:table-cell>
          <table:table-cell table:style-name="ce4" table:formula="of:=AVERAGE([基礎健康紀錄表.C2:基礎健康紀錄表.C61])" office:value-type="float" office:value="69.3898305084746">
            <text:p>69.39</text:p>
          </table:table-cell>
          <table:table-cell table:style-name="ce4"/>
          <table:table-cell table:style-name="ce5" table:number-columns-repeated="252"/>
        </table:table-row>
        <table:table-row table:style-name="ro1">
          <table:table-cell table:style-name="ce6" office:value-type="string">
            <text:p>平均心跳</text:p>
          </table:table-cell>
          <table:table-cell table:style-name="ce4" table:formula="of:=AVERAGE([基礎健康紀錄表.D2:基礎健康紀錄表.D61])" office:value-type="float" office:value="71.3898305084746">
            <text:p>71.39</text:p>
          </table:table-cell>
          <table:table-cell table:style-name="ce4"/>
          <table:table-cell table:style-name="ce5" table:number-columns-repeated="252"/>
        </table:table-row>
        <table:table-row table:style-name="ro1">
          <table:table-cell table:style-name="ce5"/>
          <table:table-cell table:style-name="ce4" table:number-columns-repeated="2"/>
          <table:table-cell table:style-name="ce5" table:number-columns-repeated="252"/>
        </table:table-row>
        <table:table-row table:style-name="ro1" table:number-rows-repeated="2">
          <table:table-cell table:number-columns-repeated="2"/>
          <table:table-cell table:style-name="ce4"/>
          <table:table-cell table:style-name="ce5"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5" table:number-columns-repeated="252"/>
        </table:table-row>
        <table:table-row table:style-name="ro1" table:number-rows-repeated="5">
          <table:table-cell table:style-name="ce5"/>
          <table:table-cell table:style-name="ce4" table:number-columns-repeated="2"/>
          <table:table-cell table:style-name="ce5" table:number-columns-repeated="252"/>
        </table:table-row>
        <table:table-row table:style-name="ro1" table:number-rows-repeated="65506">
          <table:table-cell table:style-name="ce5" table:number-columns-repeated="255"/>
        </table:table-row>
        <table:table-row table:style-name="ro1" table:number-rows-repeated="98303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16" table:default-cell-style-name="Default"/>
        <table:table-column table:style-name="co1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241" table:default-cell-style-name="Default"/>
        <table:table-row table:style-name="ro3">
          <table:table-cell table:style-name="ce8" office:value-type="string">
            <text:p>日期</text:p>
          </table:table-cell>
          <table:table-cell table:style-name="ce4" office:value-type="string">
            <text:p>收縮壓</text:p>
          </table:table-cell>
          <table:table-cell table:style-name="ce4" office:value-type="string">
            <text:p>舒張壓</text:p>
          </table:table-cell>
          <table:table-cell table:style-name="ce4" office:value-type="string">
            <text:p>心跳</text:p>
          </table:table-cell>
          <table:table-cell table:style-name="ce4" office:value-type="string">
            <text:p>脈壓差</text:p>
          </table:table-cell>
          <table:table-cell table:style-name="ce4" office:value-type="string">
            <text:p>腰圍</text:p>
          </table:table-cell>
          <table:table-cell table:style-name="ce4" office:value-type="string">
            <text:p>臀圍</text:p>
          </table:table-cell>
          <table:table-cell table:style-name="ce4" office:value-type="string">
            <text:p>體重</text:p>
          </table:table-cell>
          <table:table-cell table:style-name="ce4" office:value-type="string">
            <text:p>坐姿體前彎</text:p>
          </table:table-cell>
          <table:table-cell table:style-name="ce4" office:value-type="string">
            <text:p>一分捲腹</text:p>
          </table:table-cell>
          <table:table-cell table:style-name="ce4" office:value-type="string">
            <text:p>BMI</text:p>
          </table:table-cell>
          <table:table-cell table:style-name="ce4" office:value-type="string">
            <text:p>體脂肪</text:p>
          </table:table-cell>
          <table:table-cell table:style-name="ce13" office:value-type="string">
            <text:p>備註</text:p>
          </table:table-cell>
          <table:table-cell table:style-name="ce4" table:number-columns-repeated="5"/>
          <table:table-cell table:style-name="ce4" office:value-type="string">
            <text:p>收縮壓正常否</text:p>
          </table:table-cell>
          <table:table-cell table:style-name="ce4" office:value-type="string">
            <text:p>脈壓差正常否</text:p>
          </table:table-cell>
          <table:table-cell table:style-name="ce4" table:number-columns-repeated="241"/>
        </table:table-row>
        <table:table-row table:style-name="ro1">
          <table:table-cell table:style-name="ce9" office:value-type="date" office:date-value="2010-08-23">
            <text:p>2010/8/23</text:p>
          </table:table-cell>
          <table:table-cell table:style-name="ce11" office:value-type="float" office:value="135">
            <text:p>135</text:p>
          </table:table-cell>
          <table:table-cell table:number-columns-repeated="2" table:style-name="ce11" office:value-type="float" office:value="85">
            <text:p>85</text:p>
          </table:table-cell>
          <table:table-cell table:style-name="ce11" table:formula="of:=[.B2]-[.C2]" office:value-type="float" office:value="50">
            <text:p>50</text:p>
          </table:table-cell>
          <table:table-cell table:style-name="ce11" office:value-type="float" office:value="94">
            <text:p>94</text:p>
          </table:table-cell>
          <table:table-cell table:style-name="ce11"/>
          <table:table-cell table:style-name="ce11" office:value-type="float" office:value="85">
            <text:p>85</text:p>
          </table:table-cell>
          <table:table-cell table:style-name="ce11" table:number-columns-repeated="2"/>
          <table:table-cell table:style-name="ce11" table:formula="of:=[.H2]/([目前身體數值.$B$1]/100)^2" office:value-type="float" office:value="25.3814685419093">
            <text:p>25.38</text:p>
          </table:table-cell>
          <table:table-cell table:style-name="ce11"/>
          <table:table-cell table:style-name="ce13"/>
          <table:table-cell table:style-name="ce11" table:number-columns-repeated="5"/>
          <table:table-cell table:style-name="ce11" table:formula="of:=IF(AND([.B2]&gt;=[標準值.$B$2];[.B2]&lt;=[標準值.$C$2]);1;0)" office:value-type="float" office:value="0">
            <text:p>0</text:p>
          </table:table-cell>
          <table:table-cell table:style-name="ce11" table:formula="of:=IF(AND([.E2]&gt;=[標準值.$B$4];[.E2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0-09-02">
            <text:p>2010/9/2</text:p>
          </table:table-cell>
          <table:table-cell table:style-name="ce11" office:value-type="float" office:value="125">
            <text:p>125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5">
            <text:p>75</text:p>
          </table:table-cell>
          <table:table-cell table:style-name="ce11" table:formula="of:=[.B3]-[.C3]" office:value-type="float" office:value="55">
            <text:p>55</text:p>
          </table:table-cell>
          <table:table-cell table:number-columns-repeated="2"/>
          <table:table-cell table:style-name="ce11" office:value-type="float" office:value="86">
            <text:p>86</text:p>
          </table:table-cell>
          <table:table-cell table:style-name="ce11" table:number-columns-repeated="2"/>
          <table:table-cell table:style-name="ce11" table:formula="of:=[.H3]/([目前身體數值.$B$1]/100)^2" office:value-type="float" office:value="25.680074054167">
            <text:p>25.68</text:p>
          </table:table-cell>
          <table:table-cell table:style-name="ce11"/>
          <table:table-cell table:style-name="ce13" office:value-type="string">
            <text:p>走動式服務</text:p>
          </table:table-cell>
          <table:table-cell table:style-name="ce11" table:number-columns-repeated="5"/>
          <table:table-cell table:style-name="ce11" table:formula="of:=IF(AND([.B3]&gt;=[標準值.$B$2];[.B3]&lt;=[標準值.$C$2]);1;0)" office:value-type="float" office:value="0">
            <text:p>0</text:p>
          </table:table-cell>
          <table:table-cell table:style-name="ce11" table:formula="of:=IF(AND([.E3]&gt;=[標準值.$B$4];[.E3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0-09-14">
            <text:p>2010/9/14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76">
            <text:p>76</text:p>
          </table:table-cell>
          <table:table-cell table:style-name="ce11" table:formula="of:=[.B4]-[.C4]" office:value-type="float" office:value="66">
            <text:p>66</text:p>
          </table:table-cell>
          <table:table-cell table:style-name="ce11" table:number-columns-repeated="2"/>
          <table:table-cell table:style-name="ce11" office:value-type="float" office:value="87">
            <text:p>87</text:p>
          </table:table-cell>
          <table:table-cell table:style-name="ce11" table:number-columns-repeated="2"/>
          <table:table-cell table:style-name="ce11" table:formula="of:=[.H4]/([目前身體數值.$B$1]/100)^2" office:value-type="float" office:value="25.9786795664248">
            <text:p>25.98</text:p>
          </table:table-cell>
          <table:table-cell table:style-name="ce11"/>
          <table:table-cell table:style-name="ce13"/>
          <table:table-cell table:style-name="ce11" table:number-columns-repeated="5"/>
          <table:table-cell table:style-name="ce11" table:formula="of:=IF(AND([.B4]&gt;=[標準值.$B$2];[.B4]&lt;=[標準值.$C$2]);1;0)" office:value-type="float" office:value="0">
            <text:p>0</text:p>
          </table:table-cell>
          <table:table-cell table:style-name="ce11" table:formula="of:=IF(AND([.E4]&gt;=[標準值.$B$4];[.E4]&lt;=[標準值.$C$4]);1;0)" office:value-type="float" office:value="0">
            <text:p>0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0-09-16">
            <text:p>2010/9/16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77">
            <text:p>77</text:p>
          </table:table-cell>
          <table:table-cell table:style-name="ce11" table:formula="of:=[.B5]-[.C5]" office:value-type="float" office:value="60">
            <text:p>60</text:p>
          </table:table-cell>
          <table:table-cell table:style-name="ce11" table:number-columns-repeated="2"/>
          <table:table-cell table:style-name="ce11" office:value-type="float" office:value="84">
            <text:p>84</text:p>
          </table:table-cell>
          <table:table-cell table:style-name="ce11" table:number-columns-repeated="2"/>
          <table:table-cell table:style-name="ce11" table:formula="of:=[.H5]/([目前身體數值.$B$1]/100)^2" office:value-type="float" office:value="25.0828630296515">
            <text:p>25.08</text:p>
          </table:table-cell>
          <table:table-cell table:style-name="ce11"/>
          <table:table-cell table:style-name="ce13" office:value-type="string">
            <text:p>走下樓量</text:p>
          </table:table-cell>
          <table:table-cell table:style-name="ce11" table:number-columns-repeated="5"/>
          <table:table-cell table:style-name="ce11" table:formula="of:=IF(AND([.B5]&gt;=[標準值.$B$2];[.B5]&lt;=[標準值.$C$2]);1;0)" office:value-type="float" office:value="0">
            <text:p>0</text:p>
          </table:table-cell>
          <table:table-cell table:style-name="ce11" table:formula="of:=IF(AND([.E5]&gt;=[標準值.$B$4];[.E5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0-09-23">
            <text:p>2010/9/23</text:p>
          </table:table-cell>
          <table:table-cell table:style-name="ce11" office:value-type="float" office:value="168">
            <text:p>168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84">
            <text:p>84</text:p>
          </table:table-cell>
          <table:table-cell table:style-name="ce11" table:formula="of:=[.B6]-[.C6]" office:value-type="float" office:value="96">
            <text:p>96</text:p>
          </table:table-cell>
          <table:table-cell table:style-name="ce11" table:number-columns-repeated="2"/>
          <table:table-cell table:style-name="ce11" office:value-type="float" office:value="88">
            <text:p>88</text:p>
          </table:table-cell>
          <table:table-cell table:style-name="ce11" table:number-columns-repeated="2"/>
          <table:table-cell table:style-name="ce11" table:formula="of:=[.H6]/([目前身體數值.$B$1]/100)^2" office:value-type="float" office:value="26.2772850786825">
            <text:p>26.28</text:p>
          </table:table-cell>
          <table:table-cell table:style-name="ce11"/>
          <table:table-cell table:style-name="ce13" office:value-type="string">
            <text:p>心理不平時</text:p>
          </table:table-cell>
          <table:table-cell table:style-name="ce11" office:value-type="string">
            <text:p>心平氣和</text:p>
          </table:table-cell>
          <table:table-cell table:style-name="ce11" table:number-columns-repeated="4"/>
          <table:table-cell table:style-name="ce11" table:formula="of:=IF(AND([.B6]&gt;=[標準值.$B$2];[.B6]&lt;=[標準值.$C$2]);1;0)" office:value-type="float" office:value="0">
            <text:p>0</text:p>
          </table:table-cell>
          <table:table-cell table:style-name="ce11" table:formula="of:=IF(AND([.E6]&gt;=[標準值.$B$4];[.E6]&lt;=[標準值.$C$4]);1;0)" office:value-type="float" office:value="0">
            <text:p>0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0-09-23">
            <text:p>2010/9/23</text:p>
          </table:table-cell>
          <table:table-cell table:style-name="ce11" office:value-type="float" office:value="146">
            <text:p>146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84">
            <text:p>84</text:p>
          </table:table-cell>
          <table:table-cell table:style-name="ce11" table:formula="of:=[.B7]-[.C7]" office:value-type="float" office:value="74">
            <text:p>74</text:p>
          </table:table-cell>
          <table:table-cell table:style-name="ce11" table:number-columns-repeated="2"/>
          <table:table-cell table:style-name="ce11" office:value-type="float" office:value="88">
            <text:p>88</text:p>
          </table:table-cell>
          <table:table-cell table:style-name="ce11" table:number-columns-repeated="2"/>
          <table:table-cell table:style-name="ce11" table:formula="of:=[.H7]/([目前身體數值.$B$1]/100)^2" office:value-type="float" office:value="26.2772850786825">
            <text:p>26.28</text:p>
          </table:table-cell>
          <table:table-cell table:style-name="ce11"/>
          <table:table-cell table:style-name="ce13" office:value-type="string">
            <text:p>解決事情</text:p>
          </table:table-cell>
          <table:table-cell table:style-name="ce11" table:number-columns-repeated="5"/>
          <table:table-cell table:style-name="ce11" table:formula="of:=IF(AND([.B7]&gt;=[標準值.$B$2];[.B7]&lt;=[標準值.$C$2]);1;0)" office:value-type="float" office:value="0">
            <text:p>0</text:p>
          </table:table-cell>
          <table:table-cell table:style-name="ce11" table:formula="of:=IF(AND([.E7]&gt;=[標準值.$B$4];[.E7]&lt;=[標準值.$C$4]);1;0)" office:value-type="float" office:value="0">
            <text:p>0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0-09-24">
            <text:p>2010/9/24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82">
            <text:p>82</text:p>
          </table:table-cell>
          <table:table-cell table:style-name="ce11" table:formula="of:=[.B8]-[.C8]" office:value-type="float" office:value="65">
            <text:p>65</text:p>
          </table:table-cell>
          <table:table-cell table:style-name="ce11" table:number-columns-repeated="2"/>
          <table:table-cell table:style-name="ce11" office:value-type="float" office:value="89">
            <text:p>89</text:p>
          </table:table-cell>
          <table:table-cell table:style-name="ce11" table:number-columns-repeated="2"/>
          <table:table-cell table:style-name="ce11" table:formula="of:=[.H8]/([目前身體數值.$B$1]/100)^2" office:value-type="float" office:value="26.5758905909403">
            <text:p>26.58</text:p>
          </table:table-cell>
          <table:table-cell table:style-name="ce11"/>
          <table:table-cell table:style-name="ce13" office:value-type="string">
            <text:p>網路申報掛掉</text:p>
          </table:table-cell>
          <table:table-cell table:style-name="ce11" table:number-columns-repeated="5"/>
          <table:table-cell table:style-name="ce11" table:formula="of:=IF(AND([.B8]&gt;=[標準值.$B$2];[.B8]&lt;=[標準值.$C$2]);1;0)" office:value-type="float" office:value="0">
            <text:p>0</text:p>
          </table:table-cell>
          <table:table-cell table:style-name="ce11" table:formula="of:=IF(AND([.E8]&gt;=[標準值.$B$4];[.E8]&lt;=[標準值.$C$4]);1;0)" office:value-type="float" office:value="0">
            <text:p>0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0-09-27">
            <text:p>2010/9/27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63">
            <text:p>63</text:p>
          </table:table-cell>
          <table:table-cell table:style-name="ce11" table:formula="of:=[.B9]-[.C9]" office:value-type="float" office:value="54">
            <text:p>54</text:p>
          </table:table-cell>
          <table:table-cell table:style-name="ce11" table:number-columns-repeated="2"/>
          <table:table-cell table:style-name="ce11" office:value-type="float" office:value="88">
            <text:p>88</text:p>
          </table:table-cell>
          <table:table-cell table:style-name="ce11" table:number-columns-repeated="2"/>
          <table:table-cell table:style-name="ce11" table:formula="of:=[.H9]/([目前身體數值.$B$1]/100)^2" office:value-type="float" office:value="26.2772850786825">
            <text:p>26.28</text:p>
          </table:table-cell>
          <table:table-cell table:style-name="ce11"/>
          <table:table-cell table:style-name="ce13"/>
          <table:table-cell table:style-name="ce11" table:number-columns-repeated="5"/>
          <table:table-cell table:style-name="ce11" table:formula="of:=IF(AND([.B9]&gt;=[標準值.$B$2];[.B9]&lt;=[標準值.$C$2]);1;0)" office:value-type="float" office:value="0">
            <text:p>0</text:p>
          </table:table-cell>
          <table:table-cell table:style-name="ce11" table:formula="of:=IF(AND([.E9]&gt;=[標準值.$B$4];[.E9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0-09-28">
            <text:p>2010/9/28</text:p>
          </table:table-cell>
          <table:table-cell table:style-name="ce11" office:value-type="float" office:value="141">
            <text:p>141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68">
            <text:p>68</text:p>
          </table:table-cell>
          <table:table-cell table:style-name="ce11" table:formula="of:=[.B10]-[.C10]" office:value-type="float" office:value="68">
            <text:p>68</text:p>
          </table:table-cell>
          <table:table-cell table:style-name="ce11" table:number-columns-repeated="2"/>
          <table:table-cell table:style-name="ce11" office:value-type="float" office:value="88">
            <text:p>88</text:p>
          </table:table-cell>
          <table:table-cell table:style-name="ce11" table:number-columns-repeated="2"/>
          <table:table-cell table:style-name="ce11" table:formula="of:=[.H10]/([目前身體數值.$B$1]/100)^2" office:value-type="float" office:value="26.2772850786825">
            <text:p>26.28</text:p>
          </table:table-cell>
          <table:table-cell table:style-name="ce11"/>
          <table:table-cell table:style-name="ce13" office:value-type="string">
            <text:p>昨晚第一次推銷，睡不好。</text:p>
          </table:table-cell>
          <table:table-cell table:style-name="ce11" table:number-columns-repeated="5"/>
          <table:table-cell table:style-name="ce11" table:formula="of:=IF(AND([.B10]&gt;=[標準值.$B$2];[.B10]&lt;=[標準值.$C$2]);1;0)" office:value-type="float" office:value="0">
            <text:p>0</text:p>
          </table:table-cell>
          <table:table-cell table:style-name="ce11" table:formula="of:=IF(AND([.E10]&gt;=[標準值.$B$4];[.E10]&lt;=[標準值.$C$4]);1;0)" office:value-type="float" office:value="0">
            <text:p>0</text:p>
          </table:table-cell>
          <table:table-cell table:style-name="ce11" table:number-columns-repeated="241"/>
        </table:table-row>
        <table:table-row table:style-name="ro4">
          <table:table-cell table:style-name="ce9" office:value-type="date" office:date-value="2010-09-29">
            <text:p>2010/9/29</text:p>
          </table:table-cell>
          <table:table-cell table:style-name="ce11" office:value-type="float" office:value="127">
            <text:p>127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77">
            <text:p>77</text:p>
          </table:table-cell>
          <table:table-cell table:style-name="ce11" table:formula="of:=[.B11]-[.C11]" office:value-type="float" office:value="63">
            <text:p>63</text:p>
          </table:table-cell>
          <table:table-cell table:style-name="ce11" table:number-columns-repeated="2"/>
          <table:table-cell table:style-name="ce11" office:value-type="float" office:value="86">
            <text:p>86</text:p>
          </table:table-cell>
          <table:table-cell table:style-name="ce11" table:number-columns-repeated="2"/>
          <table:table-cell table:style-name="ce11" table:formula="of:=[.H11]/([目前身體數值.$B$1]/100)^2" office:value-type="float" office:value="25.680074054167">
            <text:p>25.68</text:p>
          </table:table-cell>
          <table:table-cell table:style-name="ce11"/>
          <table:table-cell table:style-name="ce13" office:value-type="string">
            <text:p>睡得不錯，有吃香蕉</text:p>
          </table:table-cell>
          <table:table-cell table:style-name="ce11" office:value-type="string">
            <text:p>香蕉2根作早餐是不錯的習慣，柚子也是高鉀食物</text:p>
          </table:table-cell>
          <table:table-cell table:style-name="ce11" table:number-columns-repeated="4"/>
          <table:table-cell table:style-name="ce11" table:formula="of:=IF(AND([.B11]&gt;=[標準值.$B$2];[.B11]&lt;=[標準值.$C$2]);1;0)" office:value-type="float" office:value="0">
            <text:p>0</text:p>
          </table:table-cell>
          <table:table-cell table:style-name="ce11" table:formula="of:=IF(AND([.E11]&gt;=[標準值.$B$4];[.E11]&lt;=[標準值.$C$4]);1;0)" office:value-type="float" office:value="0">
            <text:p>0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0-10-13">
            <text:p>2010/10/13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83">
            <text:p>83</text:p>
          </table:table-cell>
          <table:table-cell table:style-name="ce11" office:value-type="float" office:value="75">
            <text:p>75</text:p>
          </table:table-cell>
          <table:table-cell table:style-name="ce11" table:formula="of:=[.B12]-[.C12]" office:value-type="float" office:value="43">
            <text:p>43</text:p>
          </table:table-cell>
          <table:table-cell table:style-name="ce11" table:number-columns-repeated="7"/>
          <table:table-cell table:style-name="ce13"/>
          <table:table-cell table:style-name="ce11" table:number-columns-repeated="5"/>
          <table:table-cell table:style-name="ce11" table:formula="of:=IF(AND([.B12]&gt;=[標準值.$B$2];[.B12]&lt;=[標準值.$C$2]);1;0)" office:value-type="float" office:value="0">
            <text:p>0</text:p>
          </table:table-cell>
          <table:table-cell table:style-name="ce11" table:formula="of:=IF(AND([.E12]&gt;=[標準值.$B$4];[.E12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0-10-26">
            <text:p>2010/10/26</text:p>
          </table:table-cell>
          <table:table-cell table:style-name="ce11" office:value-type="float" office:value="125">
            <text:p>125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7">
            <text:p>77</text:p>
          </table:table-cell>
          <table:table-cell table:style-name="ce11" table:formula="of:=[.B13]-[.C13]" office:value-type="float" office:value="55">
            <text:p>55</text:p>
          </table:table-cell>
          <table:table-cell table:style-name="ce11" table:number-columns-repeated="2"/>
          <table:table-cell table:style-name="ce11" office:value-type="float" office:value="89">
            <text:p>89</text:p>
          </table:table-cell>
          <table:table-cell table:style-name="ce11" table:number-columns-repeated="2"/>
          <table:table-cell table:style-name="ce11" table:formula="of:=[.H13]/([目前身體數值.$B$1]/100)^2" office:value-type="float" office:value="26.5758905909403">
            <text:p>26.58</text:p>
          </table:table-cell>
          <table:table-cell table:style-name="ce11"/>
          <table:table-cell table:style-name="ce13"/>
          <table:table-cell table:style-name="ce11" table:number-columns-repeated="5"/>
          <table:table-cell table:style-name="ce11" table:formula="of:=IF(AND([.B13]&gt;=[標準值.$B$2];[.B13]&lt;=[標準值.$C$2]);1;0)" office:value-type="float" office:value="0">
            <text:p>0</text:p>
          </table:table-cell>
          <table:table-cell table:style-name="ce11" table:formula="of:=IF(AND([.E13]&gt;=[標準值.$B$4];[.E13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0-11-03">
            <text:p>2010/11/3</text:p>
          </table:table-cell>
          <table:table-cell table:style-name="ce11" office:value-type="float" office:value="123">
            <text:p>123</text:p>
          </table:table-cell>
          <table:table-cell table:number-columns-repeated="2" table:style-name="ce11" office:value-type="float" office:value="73">
            <text:p>73</text:p>
          </table:table-cell>
          <table:table-cell table:style-name="ce11" table:formula="of:=[.B14]-[.C14]" office:value-type="float" office:value="50">
            <text:p>50</text:p>
          </table:table-cell>
          <table:table-cell table:style-name="ce11" table:number-columns-repeated="7"/>
          <table:table-cell table:style-name="ce13"/>
          <table:table-cell table:style-name="ce11" table:number-columns-repeated="5"/>
          <table:table-cell table:style-name="ce11" table:formula="of:=IF(AND([.B14]&gt;=[標準值.$B$2];[.B14]&lt;=[標準值.$C$2]);1;0)" office:value-type="float" office:value="0">
            <text:p>0</text:p>
          </table:table-cell>
          <table:table-cell table:style-name="ce11" table:formula="of:=IF(AND([.E14]&gt;=[標準值.$B$4];[.E14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0-11-04">
            <text:p>2010/11/4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83">
            <text:p>83</text:p>
          </table:table-cell>
          <table:table-cell table:style-name="ce11" table:formula="of:=[.B15]-[.C15]" office:value-type="float" office:value="62">
            <text:p>62</text:p>
          </table:table-cell>
          <table:table-cell table:style-name="ce11" table:number-columns-repeated="2"/>
          <table:table-cell table:number-columns-repeated="7"/>
          <table:table-cell table:style-name="ce11" table:number-columns-repeated="4"/>
          <table:table-cell table:style-name="ce11" table:formula="of:=IF(AND([.B15]&gt;=[標準值.$B$2];[.B15]&lt;=[標準值.$C$2]);1;0)" office:value-type="float" office:value="0">
            <text:p>0</text:p>
          </table:table-cell>
          <table:table-cell table:style-name="ce11" table:formula="of:=IF(AND([.E15]&gt;=[標準值.$B$4];[.E15]&lt;=[標準值.$C$4]);1;0)" office:value-type="float" office:value="0">
            <text:p>0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0-11-05">
            <text:p>2010/11/5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74">
            <text:p>74</text:p>
          </table:table-cell>
          <table:table-cell table:style-name="ce11" table:formula="of:=[.B16]-[.C16]" office:value-type="float" office:value="63">
            <text:p>63</text:p>
          </table:table-cell>
          <table:table-cell table:style-name="ce11" table:number-columns-repeated="2"/>
          <table:table-cell table:number-columns-repeated="7"/>
          <table:table-cell table:style-name="ce11" table:number-columns-repeated="4"/>
          <table:table-cell table:style-name="ce11" table:formula="of:=IF(AND([.B16]&gt;=[標準值.$B$2];[.B16]&lt;=[標準值.$C$2]);1;0)" office:value-type="float" office:value="0">
            <text:p>0</text:p>
          </table:table-cell>
          <table:table-cell table:style-name="ce11" table:formula="of:=IF(AND([.E16]&gt;=[標準值.$B$4];[.E16]&lt;=[標準值.$C$4]);1;0)" office:value-type="float" office:value="0">
            <text:p>0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0-11-05">
            <text:p>2010/11/5</text:p>
          </table:table-cell>
          <table:table-cell table:style-name="ce11" office:value-type="float" office:value="125">
            <text:p>125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75">
            <text:p>75</text:p>
          </table:table-cell>
          <table:table-cell table:style-name="ce11" table:formula="of:=[.B17]-[.C17]" office:value-type="float" office:value="52">
            <text:p>52</text:p>
          </table:table-cell>
          <table:table-cell table:style-name="ce11" table:number-columns-repeated="2"/>
          <table:table-cell table:number-columns-repeated="7"/>
          <table:table-cell table:style-name="ce11" table:number-columns-repeated="4"/>
          <table:table-cell table:style-name="ce11" table:formula="of:=IF(AND([.B17]&gt;=[標準值.$B$2];[.B17]&lt;=[標準值.$C$2]);1;0)" office:value-type="float" office:value="0">
            <text:p>0</text:p>
          </table:table-cell>
          <table:table-cell table:style-name="ce11" table:formula="of:=IF(AND([.E17]&gt;=[標準值.$B$4];[.E17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0-11-08">
            <text:p>2010/11/8</text:p>
          </table:table-cell>
          <table:table-cell table:style-name="ce11" office:value-type="float" office:value="122">
            <text:p>122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64">
            <text:p>64</text:p>
          </table:table-cell>
          <table:table-cell table:style-name="ce11" table:formula="of:=[.B18]-[.C18]" office:value-type="float" office:value="53">
            <text:p>53</text:p>
          </table:table-cell>
          <table:table-cell table:style-name="ce11" table:number-columns-repeated="2"/>
          <table:table-cell table:style-name="ce11" office:value-type="float" office:value="85">
            <text:p>85</text:p>
          </table:table-cell>
          <table:table-cell table:style-name="ce11" table:number-columns-repeated="2"/>
          <table:table-cell table:style-name="ce11" table:formula="of:=[.H18]/([目前身體數值.$B$1]/100)^2" office:value-type="float" office:value="25.3814685419093">
            <text:p>25.38</text:p>
          </table:table-cell>
          <table:table-cell table:style-name="ce11"/>
          <table:table-cell table:style-name="ce13"/>
          <table:table-cell table:style-name="ce11" table:number-columns-repeated="5"/>
          <table:table-cell table:style-name="ce11" table:formula="of:=IF(AND([.B18]&gt;=[標準值.$B$2];[.B18]&lt;=[標準值.$C$2]);1;0)" office:value-type="float" office:value="0">
            <text:p>0</text:p>
          </table:table-cell>
          <table:table-cell table:style-name="ce11" table:formula="of:=IF(AND([.E18]&gt;=[標準值.$B$4];[.E18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0-11-08">
            <text:p>2010/11/8</text:p>
          </table:table-cell>
          <table:table-cell table:style-name="ce11" office:value-type="float" office:value="132">
            <text:p>132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3">
            <text:p>63</text:p>
          </table:table-cell>
          <table:table-cell table:style-name="ce11" table:formula="of:=[.B19]-[.C19]" office:value-type="float" office:value="52">
            <text:p>52</text:p>
          </table:table-cell>
          <table:table-cell table:style-name="ce11" table:number-columns-repeated="2"/>
          <table:table-cell table:style-name="ce11" office:value-type="float" office:value="85">
            <text:p>85</text:p>
          </table:table-cell>
          <table:table-cell table:style-name="ce11" table:number-columns-repeated="2"/>
          <table:table-cell table:style-name="ce11" table:formula="of:=[.H19]/([目前身體數值.$B$1]/100)^2" office:value-type="float" office:value="25.3814685419093">
            <text:p>25.38</text:p>
          </table:table-cell>
          <table:table-cell table:style-name="ce11"/>
          <table:table-cell table:style-name="ce13" office:value-type="string">
            <text:p>局長下來要出門</text:p>
          </table:table-cell>
          <table:table-cell table:style-name="ce11" table:number-columns-repeated="5"/>
          <table:table-cell table:style-name="ce11" table:formula="of:=IF(AND([.B19]&gt;=[標準值.$B$2];[.B19]&lt;=[標準值.$C$2]);1;0)" office:value-type="float" office:value="0">
            <text:p>0</text:p>
          </table:table-cell>
          <table:table-cell table:style-name="ce11" table:formula="of:=IF(AND([.E19]&gt;=[標準值.$B$4];[.E19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0-11-09">
            <text:p>2010/11/9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77">
            <text:p>77</text:p>
          </table:table-cell>
          <table:table-cell table:style-name="ce11" table:formula="of:=[.B20]-[.C20]" office:value-type="float" office:value="63">
            <text:p>63</text:p>
          </table:table-cell>
          <table:table-cell table:style-name="ce11" table:number-columns-repeated="7"/>
          <table:table-cell table:style-name="ce13"/>
          <table:table-cell table:style-name="ce11" table:number-columns-repeated="5"/>
          <table:table-cell table:style-name="ce11" table:formula="of:=IF(AND([.B20]&gt;=[標準值.$B$2];[.B20]&lt;=[標準值.$C$2]);1;0)" office:value-type="float" office:value="0">
            <text:p>0</text:p>
          </table:table-cell>
          <table:table-cell table:style-name="ce11" table:formula="of:=IF(AND([.E20]&gt;=[標準值.$B$4];[.E20]&lt;=[標準值.$C$4]);1;0)" office:value-type="float" office:value="0">
            <text:p>0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0-11-16">
            <text:p>2010/11/16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74">
            <text:p>74</text:p>
          </table:table-cell>
          <table:table-cell table:style-name="ce11" table:formula="of:=[.B21]-[.C21]" office:value-type="float" office:value="76">
            <text:p>76</text:p>
          </table:table-cell>
          <table:table-cell table:style-name="ce11" table:number-columns-repeated="2"/>
          <table:table-cell table:style-name="ce11" office:value-type="float" office:value="87">
            <text:p>87</text:p>
          </table:table-cell>
          <table:table-cell table:style-name="ce11" table:number-columns-repeated="2"/>
          <table:table-cell table:style-name="ce11" table:formula="of:=[.H21]/([目前身體數值.$B$1]/100)^2" office:value-type="float" office:value="25.9786795664248">
            <text:p>25.98</text:p>
          </table:table-cell>
          <table:table-cell table:style-name="ce11"/>
          <table:table-cell table:style-name="ce13"/>
          <table:table-cell table:style-name="ce11" table:number-columns-repeated="5"/>
          <table:table-cell table:style-name="ce11" table:formula="of:=IF(AND([.B21]&gt;=[標準值.$B$2];[.B21]&lt;=[標準值.$C$2]);1;0)" office:value-type="float" office:value="0">
            <text:p>0</text:p>
          </table:table-cell>
          <table:table-cell table:style-name="ce11" table:formula="of:=IF(AND([.E21]&gt;=[標準值.$B$4];[.E21]&lt;=[標準值.$C$4]);1;0)" office:value-type="float" office:value="0">
            <text:p>0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3-08">
            <text:p>2011/3/8</text:p>
          </table:table-cell>
          <table:table-cell table:style-name="ce11"/>
          <table:table-cell table:style-name="ce11" table:number-columns-repeated="2"/>
          <table:table-cell table:style-name="ce11"/>
          <table:table-cell table:style-name="ce11" table:number-columns-repeated="2"/>
          <table:table-cell table:style-name="ce11" office:value-type="float" office:value="88.25">
            <text:p>88.25</text:p>
          </table:table-cell>
          <table:table-cell table:style-name="ce11" table:number-columns-repeated="3"/>
          <table:table-cell table:style-name="ce12" office:value-type="percentage" office:value="0.261">
            <text:p>26.10%</text:p>
          </table:table-cell>
          <table:table-cell table:style-name="ce13"/>
          <table:table-cell table:style-name="ce11" table:number-columns-repeated="5"/>
          <table:table-cell table:style-name="ce11" table:formula="of:=IF(AND([.B22]&gt;=[標準值.$B$2];[.B22]&lt;=[標準值.$C$2]);1;0)" office:value-type="float" office:value="0">
            <text:p>0</text:p>
          </table:table-cell>
          <table:table-cell table:style-name="ce11" table:formula="of:=IF(AND([.E22]&gt;=[標準值.$B$4];[.E22]&lt;=[標準值.$C$4]);1;0)" office:value-type="float" office:value="0">
            <text:p>0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4-06">
            <text:p>2011/4/6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66">
            <text:p>66</text:p>
          </table:table-cell>
          <table:table-cell table:style-name="ce11" table:formula="of:=[.B23]-[.C23]" office:value-type="float" office:value="46">
            <text:p>46</text:p>
          </table:table-cell>
          <table:table-cell table:style-name="ce11" table:number-columns-repeated="2"/>
          <table:table-cell table:style-name="ce11" office:value-type="float" office:value="83">
            <text:p>83</text:p>
          </table:table-cell>
          <table:table-cell table:style-name="ce11" table:number-columns-repeated="2"/>
          <table:table-cell table:style-name="ce11" table:formula="of:=[.H23]/([目前身體數值.$B$1]/100)^2" office:value-type="float" office:value="24.7842575173938">
            <text:p>24.78</text:p>
          </table:table-cell>
          <table:table-cell table:style-name="ce11"/>
          <table:table-cell table:style-name="ce13" office:value-type="string">
            <text:p>門諾復健</text:p>
          </table:table-cell>
          <table:table-cell table:style-name="ce11" table:number-columns-repeated="5"/>
          <table:table-cell table:style-name="ce11" table:formula="of:=IF(AND([.B23]&gt;=[標準值.$B$2];[.B23]&lt;=[標準值.$C$2]);1;0)" office:value-type="float" office:value="1">
            <text:p>1</text:p>
          </table:table-cell>
          <table:table-cell table:style-name="ce11" table:formula="of:=IF(AND([.E23]&gt;=[標準值.$B$4];[.E23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4-26">
            <text:p>2011/4/26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72">
            <text:p>72</text:p>
          </table:table-cell>
          <table:table-cell table:style-name="ce11" table:formula="of:=[.B24]-[.C24]" office:value-type="float" office:value="54">
            <text:p>54</text:p>
          </table:table-cell>
          <table:table-cell table:style-name="ce11" table:number-columns-repeated="2"/>
          <table:table-cell table:style-name="ce11" office:value-type="float" office:value="83">
            <text:p>83</text:p>
          </table:table-cell>
          <table:table-cell table:style-name="ce11" table:number-columns-repeated="2"/>
          <table:table-cell table:style-name="ce11" table:formula="of:=[.H24]/([目前身體數值.$B$1]/100)^2" office:value-type="float" office:value="24.7842575173938">
            <text:p>24.78</text:p>
          </table:table-cell>
          <table:table-cell table:style-name="ce11"/>
          <table:table-cell table:style-name="ce13" office:value-type="string">
            <text:p>門諾復健</text:p>
          </table:table-cell>
          <table:table-cell table:style-name="ce11" table:number-columns-repeated="5"/>
          <table:table-cell table:style-name="ce11" table:formula="of:=IF(AND([.B24]&gt;=[標準值.$B$2];[.B24]&lt;=[標準值.$C$2]);1;0)" office:value-type="float" office:value="0">
            <text:p>0</text:p>
          </table:table-cell>
          <table:table-cell table:style-name="ce11" table:formula="of:=IF(AND([.E24]&gt;=[標準值.$B$4];[.E24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4-27">
            <text:p>2011/4/27</text:p>
          </table:table-cell>
          <table:table-cell table:style-name="ce11" office:value-type="float" office:value="123">
            <text:p>123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72">
            <text:p>72</text:p>
          </table:table-cell>
          <table:table-cell table:style-name="ce11" table:formula="of:=[.B25]-[.C25]" office:value-type="float" office:value="45">
            <text:p>45</text:p>
          </table:table-cell>
          <table:table-cell table:style-name="ce11" table:number-columns-repeated="2"/>
          <table:table-cell table:style-name="ce11" office:value-type="float" office:value="81">
            <text:p>81</text:p>
          </table:table-cell>
          <table:table-cell table:style-name="ce11" table:number-columns-repeated="2"/>
          <table:table-cell table:style-name="ce11" table:formula="of:=[.H25]/([目前身體數值.$B$1]/100)^2" office:value-type="float" office:value="24.1870464928783">
            <text:p>24.19</text:p>
          </table:table-cell>
          <table:table-cell table:style-name="ce11"/>
          <table:table-cell table:style-name="ce13" office:value-type="string">
            <text:p>吃了很多嘉寶果</text:p>
          </table:table-cell>
          <table:table-cell table:style-name="ce11" table:number-columns-repeated="5"/>
          <table:table-cell table:style-name="ce11" table:formula="of:=IF(AND([.B25]&gt;=[標準值.$B$2];[.B25]&lt;=[標準值.$C$2]);1;0)" office:value-type="float" office:value="0">
            <text:p>0</text:p>
          </table:table-cell>
          <table:table-cell table:style-name="ce11" table:formula="of:=IF(AND([.E25]&gt;=[標準值.$B$4];[.E25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5-04">
            <text:p>2011/5/4</text:p>
          </table:table-cell>
          <table:table-cell table:style-name="ce11" office:value-type="float" office:value="132">
            <text:p>132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65">
            <text:p>65</text:p>
          </table:table-cell>
          <table:table-cell table:style-name="ce11" table:formula="of:=[.B26]-[.C26]" office:value-type="float" office:value="57">
            <text:p>57</text:p>
          </table:table-cell>
          <table:table-cell table:style-name="ce11" table:number-columns-repeated="2"/>
          <table:table-cell table:style-name="ce11" office:value-type="float" office:value="83">
            <text:p>83</text:p>
          </table:table-cell>
          <table:table-cell table:style-name="ce11" table:number-columns-repeated="2"/>
          <table:table-cell table:style-name="ce11" table:formula="of:=[.H26]/([目前身體數值.$B$1]/100)^2" office:value-type="float" office:value="24.7842575173938">
            <text:p>24.78</text:p>
          </table:table-cell>
          <table:table-cell table:style-name="ce11"/>
          <table:table-cell table:style-name="ce13" office:value-type="string">
            <text:p>門諾復健</text:p>
          </table:table-cell>
          <table:table-cell table:style-name="ce11" table:number-columns-repeated="5"/>
          <table:table-cell table:style-name="ce11" table:formula="of:=IF(AND([.B26]&gt;=[標準值.$B$2];[.B26]&lt;=[標準值.$C$2]);1;0)" office:value-type="float" office:value="0">
            <text:p>0</text:p>
          </table:table-cell>
          <table:table-cell table:style-name="ce11" table:formula="of:=IF(AND([.E26]&gt;=[標準值.$B$4];[.E26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5-04">
            <text:p>2011/5/4</text:p>
          </table:table-cell>
          <table:table-cell table:style-name="ce11" office:value-type="float" office:value="122">
            <text:p>122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65">
            <text:p>65</text:p>
          </table:table-cell>
          <table:table-cell table:style-name="ce11" table:formula="of:=[.B27]-[.C27]" office:value-type="float" office:value="49">
            <text:p>49</text:p>
          </table:table-cell>
          <table:table-cell table:style-name="ce11" table:number-columns-repeated="2"/>
          <table:table-cell table:style-name="ce11" office:value-type="float" office:value="83">
            <text:p>83</text:p>
          </table:table-cell>
          <table:table-cell table:style-name="ce11" table:number-columns-repeated="2"/>
          <table:table-cell table:style-name="ce11" table:formula="of:=[.H27]/([目前身體數值.$B$1]/100)^2" office:value-type="float" office:value="24.7842575173938">
            <text:p>24.78</text:p>
          </table:table-cell>
          <table:table-cell table:style-name="ce11"/>
          <table:table-cell table:style-name="ce13" office:value-type="string">
            <text:p>門諾復健</text:p>
          </table:table-cell>
          <table:table-cell table:style-name="ce11" table:number-columns-repeated="5"/>
          <table:table-cell table:style-name="ce11" table:formula="of:=IF(AND([.B27]&gt;=[標準值.$B$2];[.B27]&lt;=[標準值.$C$2]);1;0)" office:value-type="float" office:value="0">
            <text:p>0</text:p>
          </table:table-cell>
          <table:table-cell table:style-name="ce11" table:formula="of:=IF(AND([.E27]&gt;=[標準值.$B$4];[.E27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5-06">
            <text:p>2011/5/6</text:p>
          </table:table-cell>
          <table:table-cell table:style-name="ce11" office:value-type="float" office:value="123">
            <text:p>123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74">
            <text:p>74</text:p>
          </table:table-cell>
          <table:table-cell table:style-name="ce11" table:formula="of:=[.B28]-[.C28]" office:value-type="float" office:value="58">
            <text:p>58</text:p>
          </table:table-cell>
          <table:table-cell table:style-name="ce11" office:value-type="float" office:value="88.9">
            <text:p>88.9</text:p>
          </table:table-cell>
          <table:table-cell table:style-name="ce11"/>
          <table:table-cell table:style-name="ce11" office:value-type="float" office:value="83">
            <text:p>83</text:p>
          </table:table-cell>
          <table:table-cell table:style-name="ce11" table:number-columns-repeated="2"/>
          <table:table-cell table:style-name="ce11" table:formula="of:=[.H28]/([目前身體數值.$B$1]/100)^2" office:value-type="float" office:value="24.7842575173938">
            <text:p>24.78</text:p>
          </table:table-cell>
          <table:table-cell table:style-name="ce11"/>
          <table:table-cell table:style-name="ce13" office:value-type="string">
            <text:p>中午吃完飯在稅處量</text:p>
          </table:table-cell>
          <table:table-cell table:style-name="ce11" table:number-columns-repeated="5"/>
          <table:table-cell table:style-name="ce11" table:formula="of:=IF(AND([.B28]&gt;=[標準值.$B$2];[.B28]&lt;=[標準值.$C$2]);1;0)" office:value-type="float" office:value="0">
            <text:p>0</text:p>
          </table:table-cell>
          <table:table-cell table:style-name="ce11" table:formula="of:=IF(AND([.E28]&gt;=[標準值.$B$4];[.E28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5-20">
            <text:p>2011/5/20</text:p>
          </table:table-cell>
          <table:table-cell table:style-name="ce11" office:value-type="float" office:value="116">
            <text:p>116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72">
            <text:p>72</text:p>
          </table:table-cell>
          <table:table-cell table:style-name="ce11" table:formula="of:=[.B29]-[.C29]" office:value-type="float" office:value="41">
            <text:p>41</text:p>
          </table:table-cell>
          <table:table-cell table:style-name="ce11" table:number-columns-repeated="7"/>
          <table:table-cell table:style-name="ce13" office:value-type="string">
            <text:p>門諾復健，量血壓採舒服的資勢 <text:s text:c="28"/></text:p>
          </table:table-cell>
          <table:table-cell table:style-name="ce11" table:number-columns-repeated="5"/>
          <table:table-cell table:style-name="ce11" table:formula="of:=IF(AND([.B29]&gt;=[標準值.$B$2];[.B29]&lt;=[標準值.$C$2]);1;0)" office:value-type="float" office:value="1">
            <text:p>1</text:p>
          </table:table-cell>
          <table:table-cell table:style-name="ce11" table:formula="of:=IF(AND([.E29]&gt;=[標準值.$B$4];[.E29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5">
          <table:table-cell table:style-name="ce9" office:value-type="date" office:date-value="2011-05-25">
            <text:p>2011/5/25</text:p>
          </table:table-cell>
          <table:table-cell table:style-name="ce11" office:value-type="float" office:value="129">
            <text:p>129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63">
            <text:p>63</text:p>
          </table:table-cell>
          <table:table-cell table:style-name="ce11" table:formula="of:=[.B30]-[.C30]" office:value-type="float" office:value="52">
            <text:p>52</text:p>
          </table:table-cell>
          <table:table-cell table:style-name="ce11" table:number-columns-repeated="7"/>
          <table:table-cell table:style-name="ce15" office:value-type="string">
            <text:p>門諾復健，量血壓採舒服的資勢，前一天佛堂上課晚睡</text:p>
          </table:table-cell>
          <table:table-cell table:style-name="ce11" table:number-columns-repeated="5"/>
          <table:table-cell table:style-name="ce11" table:formula="of:=IF(AND([.B30]&gt;=[標準值.$B$2];[.B30]&lt;=[標準值.$C$2]);1;0)" office:value-type="float" office:value="0">
            <text:p>0</text:p>
          </table:table-cell>
          <table:table-cell table:style-name="ce11" table:formula="of:=IF(AND([.E30]&gt;=[標準值.$B$4];[.E30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6-01">
            <text:p>2011/6/1</text:p>
          </table:table-cell>
          <table:table-cell table:style-name="ce11" office:value-type="float" office:value="122">
            <text:p>122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63">
            <text:p>63</text:p>
          </table:table-cell>
          <table:table-cell table:style-name="ce11" table:formula="of:=[.B31]-[.C31]" office:value-type="float" office:value="49">
            <text:p>49</text:p>
          </table:table-cell>
          <table:table-cell table:style-name="ce11" table:number-columns-repeated="2"/>
          <table:table-cell table:style-name="ce11" office:value-type="float" office:value="81">
            <text:p>81</text:p>
          </table:table-cell>
          <table:table-cell table:style-name="ce11" table:number-columns-repeated="2"/>
          <table:table-cell table:style-name="ce11" table:formula="of:=[.H31]/([目前身體數值.$B$1]/100)^2" office:value-type="float" office:value="24.1870464928783">
            <text:p>24.19</text:p>
          </table:table-cell>
          <table:table-cell table:style-name="ce11"/>
          <table:table-cell table:style-name="ce15" office:value-type="string">
            <text:p>門諾復健，從門牙根管後的難回來</text:p>
          </table:table-cell>
          <table:table-cell table:style-name="ce11" table:number-columns-repeated="5"/>
          <table:table-cell table:style-name="ce11" table:formula="of:=IF(AND([.B31]&gt;=[標準值.$B$2];[.B31]&lt;=[標準值.$C$2]);1;0)" office:value-type="float" office:value="0">
            <text:p>0</text:p>
          </table:table-cell>
          <table:table-cell table:style-name="ce11" table:formula="of:=IF(AND([.E31]&gt;=[標準值.$B$4];[.E31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6-02">
            <text:p>2011/6/2</text:p>
          </table:table-cell>
          <table:table-cell table:style-name="ce11" office:value-type="float" office:value="132">
            <text:p>132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71">
            <text:p>71</text:p>
          </table:table-cell>
          <table:table-cell table:style-name="ce11" table:formula="of:=[.B32]-[.C32]" office:value-type="float" office:value="69">
            <text:p>69</text:p>
          </table:table-cell>
          <table:table-cell table:style-name="ce11" table:number-columns-repeated="7"/>
          <table:table-cell table:style-name="ce13" office:value-type="string">
            <text:p>中午吃完飯在稅處量</text:p>
          </table:table-cell>
          <table:table-cell table:style-name="ce11" table:number-columns-repeated="5"/>
          <table:table-cell table:style-name="ce11" table:formula="of:=IF(AND([.B32]&gt;=[標準值.$B$2];[.B32]&lt;=[標準值.$C$2]);1;0)" office:value-type="float" office:value="0">
            <text:p>0</text:p>
          </table:table-cell>
          <table:table-cell table:style-name="ce11" table:formula="of:=IF(AND([.E32]&gt;=[標準值.$B$4];[.E32]&lt;=[標準值.$C$4]);1;0)" office:value-type="float" office:value="0">
            <text:p>0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6-04">
            <text:p>2011/6/4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71">
            <text:p>71</text:p>
          </table:table-cell>
          <table:table-cell table:style-name="ce11" table:formula="of:=[.B33]-[.C33]" office:value-type="float" office:value="75">
            <text:p>75</text:p>
          </table:table-cell>
          <table:table-cell table:style-name="ce11" table:number-columns-repeated="7"/>
          <table:table-cell table:style-name="ce13" office:value-type="string">
            <text:p>岳父帶我去附近的西醫</text:p>
          </table:table-cell>
          <table:table-cell table:style-name="ce11" table:number-columns-repeated="5"/>
          <table:table-cell table:style-name="ce11" table:formula="of:=IF(AND([.B33]&gt;=[標準值.$B$2];[.B33]&lt;=[標準值.$C$2]);1;0)" office:value-type="float" office:value="0">
            <text:p>0</text:p>
          </table:table-cell>
          <table:table-cell table:style-name="ce11" table:formula="of:=IF(AND([.E33]&gt;=[標準值.$B$4];[.E33]&lt;=[標準值.$C$4]);1;0)" office:value-type="float" office:value="0">
            <text:p>0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6-07">
            <text:p>2011/6/7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79">
            <text:p>79</text:p>
          </table:table-cell>
          <table:table-cell table:style-name="ce11" table:formula="of:=[.B34]-[.C34]" office:value-type="float" office:value="44">
            <text:p>44</text:p>
          </table:table-cell>
          <table:table-cell table:style-name="ce11" office:value-type="float" office:value="86.5">
            <text:p>86.5</text:p>
          </table:table-cell>
          <table:table-cell table:style-name="ce11"/>
          <table:table-cell table:style-name="ce11" office:value-type="float" office:value="80">
            <text:p>80</text:p>
          </table:table-cell>
          <table:table-cell table:style-name="ce11" table:number-columns-repeated="2"/>
          <table:table-cell table:style-name="ce11" table:formula="of:=[.H34]/([目前身體數值.$B$1]/100)^2" office:value-type="float" office:value="23.8884409806205">
            <text:p>23.89</text:p>
          </table:table-cell>
          <table:table-cell table:style-name="ce11"/>
          <table:table-cell table:style-name="ce13" office:value-type="string">
            <text:p>門牙門題，焦慮許多天後，站走動式量</text:p>
          </table:table-cell>
          <table:table-cell table:style-name="ce11" table:number-columns-repeated="5"/>
          <table:table-cell table:style-name="ce11" table:formula="of:=IF(AND([.B34]&gt;=[標準值.$B$2];[.B34]&lt;=[標準值.$C$2]);1;0)" office:value-type="float" office:value="1">
            <text:p>1</text:p>
          </table:table-cell>
          <table:table-cell table:style-name="ce11" table:formula="of:=IF(AND([.E34]&gt;=[標準值.$B$4];[.E34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6-08">
            <text:p>2011/6/8</text:p>
          </table:table-cell>
          <table:table-cell table:style-name="ce11" office:value-type="float" office:value="117">
            <text:p>117</text:p>
          </table:table-cell>
          <table:table-cell table:number-columns-repeated="2" table:style-name="ce11" office:value-type="float" office:value="66">
            <text:p>66</text:p>
          </table:table-cell>
          <table:table-cell table:style-name="ce11" table:formula="of:=[.B35]-[.C35]" office:value-type="float" office:value="51">
            <text:p>51</text:p>
          </table:table-cell>
          <table:table-cell table:style-name="ce11" table:number-columns-repeated="2"/>
          <table:table-cell table:style-name="ce11" office:value-type="float" office:value="81">
            <text:p>81</text:p>
          </table:table-cell>
          <table:table-cell table:style-name="ce11" table:number-columns-repeated="2"/>
          <table:table-cell table:style-name="ce11" table:formula="of:=[.H35]/([目前身體數值.$B$1]/100)^2" office:value-type="float" office:value="24.1870464928783">
            <text:p>24.19</text:p>
          </table:table-cell>
          <table:table-cell table:style-name="ce11"/>
          <table:table-cell table:style-name="ce13" office:value-type="string">
            <text:p>復健：當天晚上嚴重焦慮，森田：順其自然，為所當為</text:p>
          </table:table-cell>
          <table:table-cell table:style-name="ce11" table:number-columns-repeated="5"/>
          <table:table-cell table:style-name="ce11" table:formula="of:=IF(AND([.B35]&gt;=[標準值.$B$2];[.B35]&lt;=[標準值.$C$2]);1;0)" office:value-type="float" office:value="1">
            <text:p>1</text:p>
          </table:table-cell>
          <table:table-cell table:style-name="ce11" table:formula="of:=IF(AND([.E35]&gt;=[標準值.$B$4];[.E35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6-13">
            <text:p>2011/6/13</text:p>
          </table:table-cell>
          <table:table-cell table:style-name="ce11" office:value-type="float" office:value="121">
            <text:p>121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81">
            <text:p>81</text:p>
          </table:table-cell>
          <table:table-cell table:style-name="ce11" table:formula="of:=[.B36]-[.C36]" office:value-type="float" office:value="55">
            <text:p>55</text:p>
          </table:table-cell>
          <table:table-cell table:style-name="ce11" table:number-columns-repeated="2"/>
          <table:table-cell table:style-name="ce11" office:value-type="float" office:value="78">
            <text:p>78</text:p>
          </table:table-cell>
          <table:table-cell table:style-name="ce11" table:number-columns-repeated="2"/>
          <table:table-cell table:style-name="ce11" table:formula="of:=[.H36]/([目前身體數值.$B$1]/100)^2" office:value-type="float" office:value="23.291229956105">
            <text:p>23.29</text:p>
          </table:table-cell>
          <table:table-cell table:style-name="ce11"/>
          <table:table-cell table:style-name="ce13" office:value-type="string">
            <text:p>慢慢接受人生無常的事實</text:p>
          </table:table-cell>
          <table:table-cell table:style-name="ce11" table:number-columns-repeated="5"/>
          <table:table-cell table:style-name="ce11" table:formula="of:=IF(AND([.B36]&gt;=[標準值.$B$2];[.B36]&lt;=[標準值.$C$2]);1;0)" office:value-type="float" office:value="0">
            <text:p>0</text:p>
          </table:table-cell>
          <table:table-cell table:style-name="ce11" table:formula="of:=IF(AND([.E36]&gt;=[標準值.$B$4];[.E36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6-14">
            <text:p>2011/6/14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77">
            <text:p>77</text:p>
          </table:table-cell>
          <table:table-cell table:style-name="ce11" table:formula="of:=[.B37]-[.C37]" office:value-type="float" office:value="65">
            <text:p>65</text:p>
          </table:table-cell>
          <table:table-cell table:style-name="ce11" table:number-columns-repeated="7"/>
          <table:table-cell table:style-name="ce13" office:value-type="string">
            <text:p>下班走去量，心情還是不好</text:p>
          </table:table-cell>
          <table:table-cell table:style-name="ce11" table:number-columns-repeated="5"/>
          <table:table-cell table:style-name="ce11" table:formula="of:=IF(AND([.B37]&gt;=[標準值.$B$2];[.B37]&lt;=[標準值.$C$2]);1;0)" office:value-type="float" office:value="0">
            <text:p>0</text:p>
          </table:table-cell>
          <table:table-cell table:style-name="ce11" table:formula="of:=IF(AND([.E37]&gt;=[標準值.$B$4];[.E37]&lt;=[標準值.$C$4]);1;0)" office:value-type="float" office:value="0">
            <text:p>0</text:p>
          </table:table-cell>
          <table:table-cell table:style-name="ce11" table:number-columns-repeated="241"/>
        </table:table-row>
        <table:table-row table:style-name="ro2">
          <table:table-cell table:style-name="ce9" office:value-type="date" office:date-value="2011-06-15">
            <text:p>2011/6/15</text:p>
          </table:table-cell>
          <table:table-cell table:style-name="ce11" office:value-type="float" office:value="127">
            <text:p>127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59">
            <text:p>59</text:p>
          </table:table-cell>
          <table:table-cell table:style-name="ce11" table:formula="of:=[.B38]-[.C38]" office:value-type="float" office:value="63">
            <text:p>63</text:p>
          </table:table-cell>
          <table:table-cell table:style-name="ce11" table:number-columns-repeated="2"/>
          <table:table-cell table:style-name="ce11" office:value-type="float" office:value="81.5">
            <text:p>81.5</text:p>
          </table:table-cell>
          <table:table-cell table:style-name="ce11" table:number-columns-repeated="2"/>
          <table:table-cell table:style-name="ce11" table:formula="of:=[.H38]/([目前身體數值.$B$1]/100)^2" office:value-type="float" office:value="24.3363492490071">
            <text:p>24.34</text:p>
          </table:table-cell>
          <table:table-cell table:style-name="ce11"/>
          <table:table-cell table:style-name="ce13" office:value-type="string">
            <text:p>復健完原本103再量2次變127 ^^</text:p>
          </table:table-cell>
          <table:table-cell table:style-name="ce11" table:number-columns-repeated="5"/>
          <table:table-cell table:style-name="ce11" table:formula="of:=IF(AND([.B38]&gt;=[標準值.$B$2];[.B38]&lt;=[標準值.$C$2]);1;0)" office:value-type="float" office:value="0">
            <text:p>0</text:p>
          </table:table-cell>
          <table:table-cell table:style-name="ce11" table:formula="of:=IF(AND([.E38]&gt;=[標準值.$B$4];[.E38]&lt;=[標準值.$C$4]);1;0)" office:value-type="float" office:value="0">
            <text:p>0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6-17">
            <text:p>2011/6/17</text:p>
          </table:table-cell>
          <table:table-cell table:style-name="ce11" office:value-type="float" office:value="113">
            <text:p>113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68">
            <text:p>68</text:p>
          </table:table-cell>
          <table:table-cell table:style-name="ce11" table:formula="of:=[.B39]-[.C39]" office:value-type="float" office:value="52">
            <text:p>52</text:p>
          </table:table-cell>
          <table:table-cell table:style-name="ce11" table:number-columns-repeated="2"/>
          <table:table-cell table:style-name="ce11" office:value-type="float" office:value="77">
            <text:p>77</text:p>
          </table:table-cell>
          <table:table-cell table:style-name="ce11" table:number-columns-repeated="2"/>
          <table:table-cell table:style-name="ce11" table:formula="of:=[.H39]/([目前身體數值.$B$1]/100)^2" office:value-type="float" office:value="22.9926244438472">
            <text:p>22.99</text:p>
          </table:table-cell>
          <table:table-cell table:style-name="ce11"/>
          <table:table-cell table:style-name="ce13" office:value-type="string">
            <text:p>星期五下班前量</text:p>
          </table:table-cell>
          <table:table-cell table:style-name="ce11" table:number-columns-repeated="5"/>
          <table:table-cell table:style-name="ce11" table:formula="of:=IF(AND([.B39]&gt;=[標準值.$B$2];[.B39]&lt;=[標準值.$C$2]);1;0)" office:value-type="float" office:value="1">
            <text:p>1</text:p>
          </table:table-cell>
          <table:table-cell table:style-name="ce11" table:formula="of:=IF(AND([.E39]&gt;=[標準值.$B$4];[.E39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2">
          <table:table-cell table:style-name="ce9" office:value-type="date" office:date-value="2011-06-21">
            <text:p>2011/6/21</text:p>
          </table:table-cell>
          <table:table-cell table:style-name="ce11" office:value-type="float" office:value="134">
            <text:p>134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77">
            <text:p>77</text:p>
          </table:table-cell>
          <table:table-cell table:style-name="ce11" table:formula="of:=[.B40]-[.C40]" office:value-type="float" office:value="75">
            <text:p>75</text:p>
          </table:table-cell>
          <table:table-cell table:style-name="ce11" table:number-columns-repeated="7"/>
          <table:table-cell table:style-name="ce13" office:value-type="string">
            <text:p>婆發燒39度，我可能也感冒了</text:p>
          </table:table-cell>
          <table:table-cell table:style-name="ce11" table:number-columns-repeated="5"/>
          <table:table-cell table:style-name="ce11" table:formula="of:=IF(AND([.B40]&gt;=[標準值.$B$2];[.B40]&lt;=[標準值.$C$2]);1;0)" office:value-type="float" office:value="0">
            <text:p>0</text:p>
          </table:table-cell>
          <table:table-cell table:style-name="ce11" table:formula="of:=IF(AND([.E40]&gt;=[標準值.$B$4];[.E40]&lt;=[標準值.$C$4]);1;0)" office:value-type="float" office:value="0">
            <text:p>0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6-22">
            <text:p>2011/6/22</text:p>
          </table:table-cell>
          <table:table-cell table:style-name="ce11" office:value-type="float" office:value="122">
            <text:p>122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68">
            <text:p>68</text:p>
          </table:table-cell>
          <table:table-cell table:style-name="ce11" table:formula="of:=[.B41]-[.C41]" office:value-type="float" office:value="52">
            <text:p>52</text:p>
          </table:table-cell>
          <table:table-cell table:style-name="ce11" table:number-columns-repeated="2"/>
          <table:table-cell table:style-name="ce11" office:value-type="float" office:value="79">
            <text:p>79</text:p>
          </table:table-cell>
          <table:table-cell table:style-name="ce11" table:number-columns-repeated="2"/>
          <table:table-cell table:style-name="ce11" table:formula="of:=[.H41]/([目前身體數值.$B$1]/100)^2" office:value-type="float" office:value="23.5898354683627">
            <text:p>23.59</text:p>
          </table:table-cell>
          <table:table-cell table:style-name="ce11"/>
          <table:table-cell table:style-name="ce13" office:value-type="string">
            <text:p>刷岳父的牙周牙膏，牙周好一點，精神仍不好</text:p>
          </table:table-cell>
          <table:table-cell table:style-name="ce11" table:number-columns-repeated="5"/>
          <table:table-cell table:style-name="ce11" table:formula="of:=IF(AND([.B41]&gt;=[標準值.$B$2];[.B41]&lt;=[標準值.$C$2]);1;0)" office:value-type="float" office:value="0">
            <text:p>0</text:p>
          </table:table-cell>
          <table:table-cell table:style-name="ce11" table:formula="of:=IF(AND([.E41]&gt;=[標準值.$B$4];[.E41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2">
          <table:table-cell table:style-name="ce9" office:value-type="date" office:date-value="2011-06-29">
            <text:p>2011/6/29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83">
            <text:p>83</text:p>
          </table:table-cell>
          <table:table-cell table:style-name="ce11" table:formula="of:=[.B42]-[.C42]" office:value-type="float" office:value="103">
            <text:p>103</text:p>
          </table:table-cell>
          <table:table-cell table:style-name="ce11" table:number-columns-repeated="2"/>
          <table:table-cell table:style-name="ce11" office:value-type="float" office:value="79">
            <text:p>79</text:p>
          </table:table-cell>
          <table:table-cell table:style-name="ce11" table:number-columns-repeated="2"/>
          <table:table-cell table:style-name="ce11" table:formula="of:=[.H42]/([目前身體數值.$B$1]/100)^2" office:value-type="float" office:value="23.5898354683627">
            <text:p>23.59</text:p>
          </table:table-cell>
          <table:table-cell table:style-name="ce11"/>
          <table:table-cell table:style-name="ce13" office:value-type="string">
            <text:p>從蔬食吃完午餐散步10分鐘回來，食慾逐漸恢復</text:p>
          </table:table-cell>
          <table:table-cell table:style-name="ce11" table:number-columns-repeated="5"/>
          <table:table-cell table:style-name="ce11" table:formula="of:=IF(AND([.B42]&gt;=[標準值.$B$2];[.B42]&lt;=[標準值.$C$2]);1;0)" office:value-type="float" office:value="0">
            <text:p>0</text:p>
          </table:table-cell>
          <table:table-cell table:style-name="ce11" table:formula="of:=IF(AND([.E42]&gt;=[標準值.$B$4];[.E42]&lt;=[標準值.$C$4]);1;0)" office:value-type="float" office:value="0">
            <text:p>0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6-29">
            <text:p>2011/6/29</text:p>
          </table:table-cell>
          <table:table-cell table:style-name="ce11" office:value-type="float" office:value="116">
            <text:p>116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64">
            <text:p>64</text:p>
          </table:table-cell>
          <table:table-cell table:style-name="ce11" table:formula="of:=[.B43]-[.C43]" office:value-type="float" office:value="53">
            <text:p>53</text:p>
          </table:table-cell>
          <table:table-cell table:style-name="ce11" table:number-columns-repeated="2"/>
          <table:table-cell table:style-name="ce11" office:value-type="float" office:value="79.9">
            <text:p>79.9</text:p>
          </table:table-cell>
          <table:table-cell table:style-name="ce11" table:number-columns-repeated="2"/>
          <table:table-cell table:style-name="ce11" table:formula="of:=[.H43]/([目前身體數值.$B$1]/100)^2" office:value-type="float" office:value="23.8585804293947">
            <text:p>23.86</text:p>
          </table:table-cell>
          <table:table-cell table:style-name="ce11"/>
          <table:table-cell table:style-name="ce13" office:value-type="string">
            <text:p>復健完，每天都當作最後一天</text:p>
          </table:table-cell>
          <table:table-cell table:style-name="ce11" table:number-columns-repeated="5"/>
          <table:table-cell table:style-name="ce11" table:formula="of:=IF(AND([.B43]&gt;=[標準值.$B$2];[.B43]&lt;=[標準值.$C$2]);1;0)" office:value-type="float" office:value="1">
            <text:p>1</text:p>
          </table:table-cell>
          <table:table-cell table:style-name="ce11" table:formula="of:=IF(AND([.E43]&gt;=[標準值.$B$4];[.E43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6-30">
            <text:p>2011/6/30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83">
            <text:p>83</text:p>
          </table:table-cell>
          <table:table-cell table:style-name="ce11" table:formula="of:=[.B44]-[.C44]" office:value-type="float" office:value="67">
            <text:p>67</text:p>
          </table:table-cell>
          <table:table-cell table:style-name="ce11" office:value-type="float" office:value="89.5">
            <text:p>89.5</text:p>
          </table:table-cell>
          <table:table-cell table:style-name="ce11" table:number-columns-repeated="6"/>
          <table:table-cell table:style-name="ce13" office:value-type="string">
            <text:p>中午吃完飯在稅處量</text:p>
          </table:table-cell>
          <table:table-cell table:style-name="ce11" table:number-columns-repeated="5"/>
          <table:table-cell table:style-name="ce11" table:formula="of:=IF(AND([.B44]&gt;=[標準值.$B$2];[.B44]&lt;=[標準值.$C$2]);1;0)" office:value-type="float" office:value="0">
            <text:p>0</text:p>
          </table:table-cell>
          <table:table-cell table:style-name="ce11" table:formula="of:=IF(AND([.E44]&gt;=[標準值.$B$4];[.E44]&lt;=[標準值.$C$4]);1;0)" office:value-type="float" office:value="0">
            <text:p>0</text:p>
          </table:table-cell>
          <table:table-cell table:style-name="ce11" table:number-columns-repeated="241"/>
        </table:table-row>
        <table:table-row table:style-name="ro6">
          <table:table-cell table:style-name="ce9" office:value-type="date" office:date-value="2011-07-11">
            <text:p>2011/7/11</text:p>
          </table:table-cell>
          <table:table-cell table:style-name="ce11" office:value-type="float" office:value="122">
            <text:p>122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63">
            <text:p>63</text:p>
          </table:table-cell>
          <table:table-cell table:style-name="ce11" table:formula="of:=[.B45]-[.C45]" office:value-type="float" office:value="52">
            <text:p>52</text:p>
          </table:table-cell>
          <table:table-cell table:style-name="ce11" table:number-columns-repeated="7"/>
          <table:table-cell table:style-name="ce13" office:value-type="string">
            <text:p>今天去第二小臼齒作模，醫師相對咬合相當注重。</text:p>
            <text:p>昨天睡不好。</text:p>
          </table:table-cell>
          <table:table-cell table:style-name="ce11" table:number-columns-repeated="5"/>
          <table:table-cell table:style-name="ce11" table:formula="of:=IF(AND([.B45]&gt;=[標準值.$B$2];[.B45]&lt;=[標準值.$C$2]);1;0)" office:value-type="float" office:value="0">
            <text:p>0</text:p>
          </table:table-cell>
          <table:table-cell table:style-name="ce11" table:formula="of:=IF(AND([.E45]&gt;=[標準值.$B$4];[.E45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7-13">
            <text:p>2011/7/13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70">
            <text:p>70</text:p>
          </table:table-cell>
          <table:table-cell table:style-name="ce11" table:formula="of:=[.B46]-[.C46]" office:value-type="float" office:value="82">
            <text:p>82</text:p>
          </table:table-cell>
          <table:table-cell table:style-name="ce11" table:number-columns-repeated="7"/>
          <table:table-cell table:style-name="ce13" office:value-type="string">
            <text:p>走動式服務</text:p>
          </table:table-cell>
          <table:table-cell table:style-name="ce11" table:number-columns-repeated="5"/>
          <table:table-cell table:style-name="ce11" table:formula="of:=IF(AND([.B46]&gt;=[標準值.$B$2];[.B46]&lt;=[標準值.$C$2]);1;0)" office:value-type="float" office:value="0">
            <text:p>0</text:p>
          </table:table-cell>
          <table:table-cell table:style-name="ce11" table:formula="of:=IF(AND([.E46]&gt;=[標準值.$B$4];[.E46]&lt;=[標準值.$C$4]);1;0)" office:value-type="float" office:value="0">
            <text:p>0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7-13">
            <text:p>2011/7/13</text:p>
          </table:table-cell>
          <table:table-cell table:style-name="ce11" office:value-type="float" office:value="127">
            <text:p>127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73">
            <text:p>73</text:p>
          </table:table-cell>
          <table:table-cell table:style-name="ce11" table:formula="of:=[.B47]-[.C47]" office:value-type="float" office:value="56">
            <text:p>56</text:p>
          </table:table-cell>
          <table:table-cell table:style-name="ce11" table:number-columns-repeated="7"/>
          <table:table-cell table:style-name="ce13" office:value-type="string">
            <text:p>走到一半</text:p>
          </table:table-cell>
          <table:table-cell table:style-name="ce11" table:number-columns-repeated="5"/>
          <table:table-cell table:style-name="ce11" table:formula="of:=IF(AND([.B47]&gt;=[標準值.$B$2];[.B47]&lt;=[標準值.$C$2]);1;0)" office:value-type="float" office:value="0">
            <text:p>0</text:p>
          </table:table-cell>
          <table:table-cell table:style-name="ce11" table:formula="of:=IF(AND([.E47]&gt;=[標準值.$B$4];[.E47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7-13">
            <text:p>2011/7/13</text:p>
          </table:table-cell>
          <table:table-cell table:style-name="ce11" office:value-type="float" office:value="111">
            <text:p>11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63">
            <text:p>63</text:p>
          </table:table-cell>
          <table:table-cell table:style-name="ce11" table:formula="of:=[.B48]-[.C48]" office:value-type="float" office:value="44">
            <text:p>44</text:p>
          </table:table-cell>
          <table:table-cell table:style-name="ce11" office:value-type="float" office:value="88.5">
            <text:p>88.5</text:p>
          </table:table-cell>
          <table:table-cell table:style-name="ce11"/>
          <table:table-cell table:style-name="ce11" office:value-type="float" office:value="79">
            <text:p>79</text:p>
          </table:table-cell>
          <table:table-cell table:style-name="ce11" table:number-columns-repeated="2"/>
          <table:table-cell table:style-name="ce11" table:formula="of:=[.H48]/([目前身體數值.$B$1]/100)^2" office:value-type="float" office:value="23.5898354683627">
            <text:p>23.59</text:p>
          </table:table-cell>
          <table:table-cell table:style-name="ce11"/>
          <table:table-cell table:style-name="ce13" office:value-type="string">
            <text:p>走動式結束</text:p>
          </table:table-cell>
          <table:table-cell table:style-name="ce11" table:number-columns-repeated="5"/>
          <table:table-cell table:style-name="ce11" table:formula="of:=IF(AND([.B48]&gt;=[標準值.$B$2];[.B48]&lt;=[標準值.$C$2]);1;0)" office:value-type="float" office:value="1">
            <text:p>1</text:p>
          </table:table-cell>
          <table:table-cell table:style-name="ce11" table:formula="of:=IF(AND([.E48]&gt;=[標準值.$B$4];[.E48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7-13">
            <text:p>2011/7/13</text:p>
          </table:table-cell>
          <table:table-cell table:style-name="ce11" office:value-type="float" office:value="120">
            <text:p>120</text:p>
          </table:table-cell>
          <table:table-cell table:number-columns-repeated="2" table:style-name="ce11" office:value-type="float" office:value="67">
            <text:p>67</text:p>
          </table:table-cell>
          <table:table-cell table:style-name="ce11" table:formula="of:=[.B49]-[.C49]" office:value-type="float" office:value="53">
            <text:p>53</text:p>
          </table:table-cell>
          <table:table-cell table:style-name="ce11" table:number-columns-repeated="2"/>
          <table:table-cell table:style-name="ce11" office:value-type="float" office:value="79.4">
            <text:p>79.4</text:p>
          </table:table-cell>
          <table:table-cell table:style-name="ce11" table:number-columns-repeated="2"/>
          <table:table-cell table:style-name="ce11" table:formula="of:=[.H49]/([目前身體數值.$B$1]/100)^2" office:value-type="float" office:value="23.7092776732658">
            <text:p>23.71</text:p>
          </table:table-cell>
          <table:table-cell table:style-name="ce11"/>
          <table:table-cell table:style-name="ce13" office:value-type="string">
            <text:p>復健第一次量</text:p>
          </table:table-cell>
          <table:table-cell table:style-name="ce11" table:number-columns-repeated="5"/>
          <table:table-cell table:style-name="ce11" table:formula="of:=IF(AND([.B49]&gt;=[標準值.$B$2];[.B49]&lt;=[標準值.$C$2]);1;0)" office:value-type="float" office:value="1">
            <text:p>1</text:p>
          </table:table-cell>
          <table:table-cell table:style-name="ce11" table:formula="of:=IF(AND([.E49]&gt;=[標準值.$B$4];[.E49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7-13">
            <text:p>2011/7/13</text:p>
          </table:table-cell>
          <table:table-cell table:style-name="ce11" office:value-type="float" office:value="132">
            <text:p>132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68">
            <text:p>68</text:p>
          </table:table-cell>
          <table:table-cell table:style-name="ce11" table:formula="of:=[.B50]-[.C50]" office:value-type="float" office:value="65">
            <text:p>65</text:p>
          </table:table-cell>
          <table:table-cell table:style-name="ce11" table:number-columns-repeated="2"/>
          <table:table-cell table:style-name="ce11" office:value-type="float" office:value="79.4">
            <text:p>79.4</text:p>
          </table:table-cell>
          <table:table-cell table:style-name="ce11" table:number-columns-repeated="2"/>
          <table:table-cell table:style-name="ce11" table:formula="of:=[.H50]/([目前身體數值.$B$1]/100)^2" office:value-type="float" office:value="23.7092776732658">
            <text:p>23.71</text:p>
          </table:table-cell>
          <table:table-cell table:style-name="ce11"/>
          <table:table-cell table:style-name="ce13" office:value-type="string">
            <text:p>復健第二次量</text:p>
          </table:table-cell>
          <table:table-cell table:style-name="ce11" table:number-columns-repeated="5"/>
          <table:table-cell table:style-name="ce11" table:formula="of:=IF(AND([.B50]&gt;=[標準值.$B$2];[.B50]&lt;=[標準值.$C$2]);1;0)" office:value-type="float" office:value="0">
            <text:p>0</text:p>
          </table:table-cell>
          <table:table-cell table:style-name="ce11" table:formula="of:=IF(AND([.E50]&gt;=[標準值.$B$4];[.E50]&lt;=[標準值.$C$4]);1;0)" office:value-type="float" office:value="0">
            <text:p>0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7-14">
            <text:p>2011/7/14</text:p>
          </table:table-cell>
          <table:table-cell table:style-name="ce11" office:value-type="float" office:value="127">
            <text:p>127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67">
            <text:p>67</text:p>
          </table:table-cell>
          <table:table-cell table:style-name="ce11" table:formula="of:=[.B51]-[.C51]" office:value-type="float" office:value="59">
            <text:p>59</text:p>
          </table:table-cell>
          <table:table-cell table:style-name="ce11" table:number-columns-repeated="7"/>
          <table:table-cell table:style-name="ce13" office:value-type="string">
            <text:p>下班走去量</text:p>
          </table:table-cell>
          <table:table-cell table:style-name="ce11" table:number-columns-repeated="5"/>
          <table:table-cell table:style-name="ce11" table:formula="of:=IF(AND([.B51]&gt;=[標準值.$B$2];[.B51]&lt;=[標準值.$C$2]);1;0)" office:value-type="float" office:value="0">
            <text:p>0</text:p>
          </table:table-cell>
          <table:table-cell table:style-name="ce11" table:formula="of:=IF(AND([.E51]&gt;=[標準值.$B$4];[.E51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7-15">
            <text:p>2011/7/15</text:p>
          </table:table-cell>
          <table:table-cell table:style-name="ce11" office:value-type="float" office:value="127">
            <text:p>127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67">
            <text:p>67</text:p>
          </table:table-cell>
          <table:table-cell table:style-name="ce11" table:formula="of:=[.B52]-[.C52]" office:value-type="float" office:value="64">
            <text:p>64</text:p>
          </table:table-cell>
          <table:table-cell table:style-name="ce11" table:number-columns-repeated="7"/>
          <table:table-cell table:style-name="ce13" office:value-type="string">
            <text:p>下班走去量</text:p>
          </table:table-cell>
          <table:table-cell table:style-name="ce11" table:number-columns-repeated="5"/>
          <table:table-cell table:style-name="ce11" table:formula="of:=IF(AND([.B52]&gt;=[標準值.$B$2];[.B52]&lt;=[標準值.$C$2]);1;0)" office:value-type="float" office:value="0">
            <text:p>0</text:p>
          </table:table-cell>
          <table:table-cell table:style-name="ce11" table:formula="of:=IF(AND([.E52]&gt;=[標準值.$B$4];[.E52]&lt;=[標準值.$C$4]);1;0)" office:value-type="float" office:value="0">
            <text:p>0</text:p>
          </table:table-cell>
          <table:table-cell table:style-name="ce11" table:number-columns-repeated="241"/>
        </table:table-row>
        <table:table-row table:style-name="ro2">
          <table:table-cell table:style-name="ce9" office:value-type="date" office:date-value="2011-07-25">
            <text:p>2011/7/25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67">
            <text:p>67</text:p>
          </table:table-cell>
          <table:table-cell table:style-name="ce11" table:formula="of:=[.B53]-[.C53]" office:value-type="float" office:value="59">
            <text:p>59</text:p>
          </table:table-cell>
          <table:table-cell table:style-name="ce11" table:number-columns-repeated="7"/>
          <table:table-cell table:style-name="ce13" office:value-type="string">
            <text:p>至總收發查eclient，順便量</text:p>
          </table:table-cell>
          <table:table-cell table:style-name="ce11" table:number-columns-repeated="5"/>
          <table:table-cell table:style-name="ce11" table:formula="of:=IF(AND([.B53]&gt;=[標準值.$B$2];[.B53]&lt;=[標準值.$C$2]);1;0)" office:value-type="float" office:value="0">
            <text:p>0</text:p>
          </table:table-cell>
          <table:table-cell table:style-name="ce11" table:formula="of:=IF(AND([.E53]&gt;=[標準值.$B$4];[.E53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7-25">
            <text:p>2011/7/25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64">
            <text:p>64</text:p>
          </table:table-cell>
          <table:table-cell table:style-name="ce11" table:formula="of:=[.B54]-[.C54]" office:value-type="float" office:value="46">
            <text:p>46</text:p>
          </table:table-cell>
          <table:table-cell table:style-name="ce11" table:number-columns-repeated="7"/>
          <table:table-cell table:style-name="ce13" office:value-type="string">
            <text:p>量第二次</text:p>
          </table:table-cell>
          <table:table-cell table:style-name="ce11" table:number-columns-repeated="5"/>
          <table:table-cell table:style-name="ce11" table:formula="of:=IF(AND([.B54]&gt;=[標準值.$B$2];[.B54]&lt;=[標準值.$C$2]);1;0)" office:value-type="float" office:value="1">
            <text:p>1</text:p>
          </table:table-cell>
          <table:table-cell table:style-name="ce11" table:formula="of:=IF(AND([.E54]&gt;=[標準值.$B$4];[.E54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7-26">
            <text:p>2011/7/26</text:p>
          </table:table-cell>
          <table:table-cell table:style-name="ce11" office:value-type="float" office:value="108">
            <text:p>108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77">
            <text:p>77</text:p>
          </table:table-cell>
          <table:table-cell table:style-name="ce11" table:formula="of:=[.B55]-[.C55]" office:value-type="float" office:value="39">
            <text:p>39</text:p>
          </table:table-cell>
          <table:table-cell table:style-name="ce11" table:number-columns-repeated="7"/>
          <table:table-cell table:style-name="ce13" office:value-type="string">
            <text:p>下班走去量，深呼吸</text:p>
          </table:table-cell>
          <table:table-cell table:style-name="ce11" table:number-columns-repeated="5"/>
          <table:table-cell table:style-name="ce11" table:formula="of:=IF(AND([.B55]&gt;=[標準值.$B$2];[.B55]&lt;=[標準值.$C$2]);1;0)" office:value-type="float" office:value="1">
            <text:p>1</text:p>
          </table:table-cell>
          <table:table-cell table:style-name="ce11" table:formula="of:=IF(AND([.E55]&gt;=[標準值.$B$4];[.E55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7-28">
            <text:p>2011/7/28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65">
            <text:p>65</text:p>
          </table:table-cell>
          <table:table-cell table:style-name="ce11" table:formula="of:=[.B56]-[.C56]" office:value-type="float" office:value="49">
            <text:p>49</text:p>
          </table:table-cell>
          <table:table-cell table:style-name="ce11" table:number-columns-repeated="7"/>
          <table:table-cell table:style-name="ce13" office:value-type="string">
            <text:p>下班走去量，深呼吸</text:p>
          </table:table-cell>
          <table:table-cell table:style-name="ce11" table:number-columns-repeated="5"/>
          <table:table-cell table:style-name="ce11" table:formula="of:=IF(AND([.B56]&gt;=[標準值.$B$2];[.B56]&lt;=[標準值.$C$2]);1;0)" office:value-type="float" office:value="1">
            <text:p>1</text:p>
          </table:table-cell>
          <table:table-cell table:style-name="ce11" table:formula="of:=IF(AND([.E56]&gt;=[標準值.$B$4];[.E56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8-03">
            <text:p>2011/8/3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84">
            <text:p>84</text:p>
          </table:table-cell>
          <table:table-cell table:style-name="ce11" table:formula="of:=[.B57]-[.C57]" office:value-type="float" office:value="58">
            <text:p>58</text:p>
          </table:table-cell>
          <table:table-cell table:style-name="ce11" table:number-columns-repeated="2"/>
          <table:table-cell table:style-name="ce11" office:value-type="float" office:value="79.1">
            <text:p>79.1</text:p>
          </table:table-cell>
          <table:table-cell table:style-name="ce11" table:number-columns-repeated="2"/>
          <table:table-cell table:style-name="ce11" table:formula="of:=[.H57]/([目前身體數值.$B$1]/100)^2" office:value-type="float" office:value="23.6196960195885">
            <text:p>23.62</text:p>
          </table:table-cell>
          <table:table-cell table:style-name="ce11"/>
          <table:table-cell table:style-name="ce13" office:value-type="string">
            <text:p>看完蔣博文去量</text:p>
          </table:table-cell>
          <table:table-cell table:style-name="ce11" table:number-columns-repeated="5"/>
          <table:table-cell table:style-name="ce11" table:formula="of:=IF(AND([.B57]&gt;=[標準值.$B$2];[.B57]&lt;=[標準值.$C$2]);1;0)" office:value-type="float" office:value="0">
            <text:p>0</text:p>
          </table:table-cell>
          <table:table-cell table:style-name="ce11" table:formula="of:=IF(AND([.E57]&gt;=[標準值.$B$4];[.E57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8-03">
            <text:p>2011/8/3</text:p>
          </table:table-cell>
          <table:table-cell table:style-name="ce11" office:value-type="float" office:value="115">
            <text:p>115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65">
            <text:p>65</text:p>
          </table:table-cell>
          <table:table-cell table:style-name="ce11" table:formula="of:=[.B58]-[.C58]" office:value-type="float" office:value="43">
            <text:p>43</text:p>
          </table:table-cell>
          <table:table-cell table:style-name="ce11" table:number-columns-repeated="2"/>
          <table:table-cell table:style-name="ce11" office:value-type="float" office:value="78.5">
            <text:p>78.5</text:p>
          </table:table-cell>
          <table:table-cell table:style-name="ce11" table:number-columns-repeated="2"/>
          <table:table-cell table:style-name="ce11" table:formula="of:=[.H58]/([目前身體數值.$B$1]/100)^2" office:value-type="float" office:value="23.4405327122339">
            <text:p>23.44</text:p>
          </table:table-cell>
          <table:table-cell table:style-name="ce11"/>
          <table:table-cell table:style-name="ce13" office:value-type="string">
            <text:p>復健完量</text:p>
          </table:table-cell>
          <table:table-cell table:style-name="ce11" table:number-columns-repeated="5"/>
          <table:table-cell table:style-name="ce11" table:formula="of:=IF(AND([.B58]&gt;=[標準值.$B$2];[.B58]&lt;=[標準值.$C$2]);1;0)" office:value-type="float" office:value="1">
            <text:p>1</text:p>
          </table:table-cell>
          <table:table-cell table:style-name="ce11" table:formula="of:=IF(AND([.E58]&gt;=[標準值.$B$4];[.E58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8-13">
            <text:p>2011/8/13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59">
            <text:p>59</text:p>
          </table:table-cell>
          <table:table-cell table:style-name="ce11" table:formula="of:=[.B59]-[.C59]" office:value-type="float" office:value="38">
            <text:p>38</text:p>
          </table:table-cell>
          <table:table-cell table:style-name="ce11" table:number-columns-repeated="2"/>
          <table:table-cell table:style-name="ce11" office:value-type="float" office:value="76.7">
            <text:p>76.7</text:p>
          </table:table-cell>
          <table:table-cell table:style-name="ce11" table:number-columns-repeated="2"/>
          <table:table-cell table:style-name="ce11" table:formula="of:=[.H59]/([目前身體數值.$B$1]/100)^2" office:value-type="float" office:value="22.9030427901699">
            <text:p>22.9</text:p>
          </table:table-cell>
          <table:table-cell table:style-name="ce11" office:value-type="float" office:value="23">
            <text:p>23</text:p>
          </table:table-cell>
          <table:table-cell table:style-name="ce13" office:value-type="string">
            <text:p>回高雄，知進曉檀主歸空，起床量</text:p>
          </table:table-cell>
          <table:table-cell table:style-name="ce11" table:number-columns-repeated="5"/>
          <table:table-cell table:style-name="ce11" table:formula="of:=IF(AND([.B59]&gt;=[標準值.$B$2];[.B59]&lt;=[標準值.$C$2]);1;0)" office:value-type="float" office:value="1">
            <text:p>1</text:p>
          </table:table-cell>
          <table:table-cell table:style-name="ce11" table:formula="of:=IF(AND([.E59]&gt;=[標準值.$B$4];[.E59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2">
          <table:table-cell table:style-name="ce9" office:value-type="date" office:date-value="2011-08-16">
            <text:p>2011/8/16</text:p>
          </table:table-cell>
          <table:table-cell table:style-name="ce11" office:value-type="float" office:value="121">
            <text:p>12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66">
            <text:p>66</text:p>
          </table:table-cell>
          <table:table-cell table:style-name="ce11" table:formula="of:=[.B60]-[.C60]" office:value-type="float" office:value="54">
            <text:p>54</text:p>
          </table:table-cell>
          <table:table-cell table:style-name="ce11" table:number-columns-repeated="2"/>
          <table:table-cell table:style-name="ce11" office:value-type="float" office:value="75">
            <text:p>75</text:p>
          </table:table-cell>
          <table:table-cell table:style-name="ce11" table:number-columns-repeated="2"/>
          <table:table-cell table:style-name="ce11" table:formula="of:=[.H60]/([目前身體數值.$B$1]/100)^2" office:value-type="float" office:value="22.3954134193317">
            <text:p>22.4</text:p>
          </table:table-cell>
          <table:table-cell table:style-name="ce11"/>
          <table:table-cell table:style-name="ce13" office:value-type="string">
            <text:p>8/14看完生死之歌產生強烈焦慮後，體重下降，血壓是下午幫秀怡看完電腦後量</text:p>
          </table:table-cell>
          <table:table-cell table:style-name="ce11" table:number-columns-repeated="5"/>
          <table:table-cell table:style-name="ce11" table:formula="of:=IF(AND([.B60]&gt;=[標準值.$B$2];[.B60]&lt;=[標準值.$C$2]);1;0)" office:value-type="float" office:value="0">
            <text:p>0</text:p>
          </table:table-cell>
          <table:table-cell table:style-name="ce11" table:formula="of:=IF(AND([.E60]&gt;=[標準值.$B$4];[.E60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8-17">
            <text:p>2011/8/17</text:p>
          </table:table-cell>
          <table:table-cell table:style-name="ce11" office:value-type="float" office:value="118">
            <text:p>118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62">
            <text:p>62</text:p>
          </table:table-cell>
          <table:table-cell table:style-name="ce11" table:formula="of:=[.B61]-[.C61]" office:value-type="float" office:value="55">
            <text:p>55</text:p>
          </table:table-cell>
          <table:table-cell table:style-name="ce11" table:number-columns-repeated="2"/>
          <table:table-cell table:style-name="ce11" office:value-type="float" office:value="75">
            <text:p>75</text:p>
          </table:table-cell>
          <table:table-cell table:style-name="ce11" table:number-columns-repeated="2"/>
          <table:table-cell table:style-name="ce11" table:formula="of:=[.H61]/([目前身體數值.$B$1]/100)^2" office:value-type="float" office:value="22.3954134193317">
            <text:p>22.4</text:p>
          </table:table-cell>
          <table:table-cell table:style-name="ce11"/>
          <table:table-cell table:style-name="ce13" office:value-type="string">
            <text:p>門諾復健完</text:p>
          </table:table-cell>
          <table:table-cell table:style-name="ce11" table:number-columns-repeated="5"/>
          <table:table-cell table:style-name="ce11" table:formula="of:=IF(AND([.B61]&gt;=[標準值.$B$2];[.B61]&lt;=[標準值.$C$2]);1;0)" office:value-type="float" office:value="1">
            <text:p>1</text:p>
          </table:table-cell>
          <table:table-cell table:style-name="ce11" table:formula="of:=IF(AND([.E61]&gt;=[標準值.$B$4];[.E61]&lt;=[標準值.$C$4]);1;0)" office:value-type="float" office:value="1">
            <text:p>1</text:p>
          </table:table-cell>
          <table:table-cell table:style-name="ce11" table:number-columns-repeated="241"/>
        </table:table-row>
        <table:table-row table:style-name="ro1">
          <table:table-cell table:style-name="ce9" office:value-type="date" office:date-value="2011-08-22">
            <text:p>2011/8/22</text:p>
          </table:table-cell>
          <table:table-cell table:style-name="ce11" office:value-type="float" office:value="123">
            <text:p>123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64">
            <text:p>64</text:p>
          </table:table-cell>
          <table:table-cell table:style-name="ce11" table:formula="of:=[.B62]-[.C62]" office:value-type="float" office:value="61">
            <text:p>61</text:p>
          </table:table-cell>
          <table:table-cell table:style-name="ce11" table:number-columns-repeated="7"/>
          <table:table-cell table:style-name="ce13" office:value-type="string">
            <text:p>走動式說話後測。</text:p>
          </table:table-cell>
          <table:table-cell table:number-columns-repeated="5"/>
          <table:table-cell table:style-name="ce11" table:formula="of:=IF(AND([.B62]&gt;=[標準值.$B$2];[.B62]&lt;=[標準值.$C$2]);1;0)" office:value-type="float" office:value="0">
            <text:p>0</text:p>
          </table:table-cell>
          <table:table-cell table:style-name="ce11" table:formula="of:=IF(AND([.E62]&gt;=[標準值.$B$4];[.E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08-24">
            <text:p>2011/8/24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66">
            <text:p>66</text:p>
          </table:table-cell>
          <table:table-cell table:style-name="ce11" table:formula="of:=[.B63]-[.C63]" office:value-type="float" office:value="51">
            <text:p>51</text:p>
          </table:table-cell>
          <table:table-cell table:number-columns-repeated="2"/>
          <table:table-cell table:style-name="ce11" office:value-type="float" office:value="77.9">
            <text:p>77.9</text:p>
          </table:table-cell>
          <table:table-cell table:style-name="ce11" table:number-columns-repeated="2"/>
          <table:table-cell table:style-name="ce11" table:formula="of:=[.H63]/([目前身體數值.$B$1]/100)^2" office:value-type="float" office:value="23.2613694048792">
            <text:p>23.26</text:p>
          </table:table-cell>
          <table:table-cell/>
          <table:table-cell table:style-name="ce13" office:value-type="string">
            <text:p>門諾復健完</text:p>
          </table:table-cell>
          <table:table-cell table:number-columns-repeated="5"/>
          <table:table-cell table:style-name="ce11" table:formula="of:=IF(AND([.B63]&gt;=[標準值.$B$2];[.B63]&lt;=[標準值.$C$2]);1;0)" office:value-type="float" office:value="1">
            <text:p>1</text:p>
          </table:table-cell>
          <table:table-cell table:style-name="ce11" table:formula="of:=IF(AND([.E63]&gt;=[標準值.$B$4];[.E63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08-31">
            <text:p>2011/8/31</text:p>
          </table:table-cell>
          <table:table-cell table:style-name="ce11" office:value-type="float" office:value="123">
            <text:p>123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78">
            <text:p>78</text:p>
          </table:table-cell>
          <table:table-cell table:style-name="ce11" table:formula="of:=[.B64]-[.C64]" office:value-type="float" office:value="52">
            <text:p>52</text:p>
          </table:table-cell>
          <table:table-cell table:number-columns-repeated="2"/>
          <table:table-cell table:style-name="ce11" office:value-type="float" office:value="77.9">
            <text:p>77.9</text:p>
          </table:table-cell>
          <table:table-cell table:style-name="ce11" table:number-columns-repeated="2"/>
          <table:table-cell table:style-name="ce11" table:formula="of:=[.H64]/([目前身體數值.$B$1]/100)^2" office:value-type="float" office:value="23.2613694048792">
            <text:p>23.26</text:p>
          </table:table-cell>
          <table:table-cell/>
          <table:table-cell table:style-name="ce13" office:value-type="string">
            <text:p>門諾復健完</text:p>
          </table:table-cell>
          <table:table-cell table:number-columns-repeated="5"/>
          <table:table-cell table:style-name="ce11" table:formula="of:=IF(AND([.B64]&gt;=[標準值.$B$2];[.B64]&lt;=[標準值.$C$2]);1;0)" office:value-type="float" office:value="0">
            <text:p>0</text:p>
          </table:table-cell>
          <table:table-cell table:style-name="ce11" table:formula="of:=IF(AND([.E64]&gt;=[標準值.$B$4];[.E64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09-07">
            <text:p>2011/9/7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60">
            <text:p>60</text:p>
          </table:table-cell>
          <table:table-cell table:style-name="ce11" table:formula="of:=[.B65]-[.C65]" office:value-type="float" office:value="53">
            <text:p>53</text:p>
          </table:table-cell>
          <table:table-cell table:style-name="ce11" table:number-columns-repeated="2"/>
          <table:table-cell table:style-name="ce11" office:value-type="float" office:value="77.4">
            <text:p>77.4</text:p>
          </table:table-cell>
          <table:table-cell table:style-name="ce11" table:number-columns-repeated="2"/>
          <table:table-cell table:style-name="ce11" table:formula="of:=[.H65]/([目前身體數值.$B$1]/100)^2" office:value-type="float" office:value="23.1120666487503">
            <text:p>23.11</text:p>
          </table:table-cell>
          <table:table-cell/>
          <table:table-cell table:style-name="ce13" office:value-type="string">
            <text:p>門諾復健完</text:p>
          </table:table-cell>
          <table:table-cell table:number-columns-repeated="5"/>
          <table:table-cell table:style-name="ce11" table:formula="of:=IF(AND([.B65]&gt;=[標準值.$B$2];[.B65]&lt;=[標準值.$C$2]);1;0)" office:value-type="float" office:value="1">
            <text:p>1</text:p>
          </table:table-cell>
          <table:table-cell table:style-name="ce11" table:formula="of:=IF(AND([.E65]&gt;=[標準值.$B$4];[.E65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09-08">
            <text:p>2011/9/8</text:p>
          </table:table-cell>
          <table:table-cell table:style-name="ce11" office:value-type="float" office:value="127">
            <text:p>127</text:p>
          </table:table-cell>
          <table:table-cell table:style-name="ce11" office:value-type="float" office:value="76">
            <text:p>76</text:p>
          </table:table-cell>
          <table:table-cell table:style-name="ce11" office:value-type="float" office:value="80">
            <text:p>80</text:p>
          </table:table-cell>
          <table:table-cell table:style-name="ce11" table:formula="of:=[.B66]-[.C66]" office:value-type="float" office:value="51">
            <text:p>51</text:p>
          </table:table-cell>
          <table:table-cell table:style-name="ce11" office:value-type="float" office:value="78.6">
            <text:p>78.6</text:p>
          </table:table-cell>
          <table:table-cell table:style-name="ce11"/>
          <table:table-cell table:style-name="ce11" office:value-type="float" office:value="76">
            <text:p>76</text:p>
          </table:table-cell>
          <table:table-cell table:style-name="ce11" table:number-columns-repeated="2"/>
          <table:table-cell table:style-name="ce11" table:formula="of:=[.H66]/([目前身體數值.$B$1]/100)^2" office:value-type="float" office:value="22.6940189315895">
            <text:p>22.69</text:p>
          </table:table-cell>
          <table:table-cell/>
          <table:table-cell table:style-name="ce13" office:value-type="string">
            <text:p>稅處慈濟測量體能</text:p>
          </table:table-cell>
          <table:table-cell table:number-columns-repeated="5"/>
          <table:table-cell table:style-name="ce11" table:formula="of:=IF(AND([.B66]&gt;=[標準值.$B$2];[.B66]&lt;=[標準值.$C$2]);1;0)" office:value-type="float" office:value="0">
            <text:p>0</text:p>
          </table:table-cell>
          <table:table-cell table:style-name="ce11" table:formula="of:=IF(AND([.E66]&gt;=[標準值.$B$4];[.E66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09-13">
            <text:p>2011/9/13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65">
            <text:p>65</text:p>
          </table:table-cell>
          <table:table-cell table:style-name="ce11" table:formula="of:=[.B67]-[.C67]" office:value-type="float" office:value="48">
            <text:p>48</text:p>
          </table:table-cell>
          <table:table-cell table:number-columns-repeated="7"/>
          <table:table-cell table:style-name="ce13" office:value-type="string">
            <text:p>下班走去量，深呼吸</text:p>
          </table:table-cell>
          <table:table-cell table:number-columns-repeated="5"/>
          <table:table-cell table:style-name="ce11" table:formula="of:=IF(AND([.B67]&gt;=[標準值.$B$2];[.B67]&lt;=[標準值.$C$2]);1;0)" office:value-type="float" office:value="1">
            <text:p>1</text:p>
          </table:table-cell>
          <table:table-cell table:style-name="ce11" table:formula="of:=IF(AND([.E67]&gt;=[標準值.$B$4];[.E67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09-14">
            <text:p>2011/9/14</text:p>
          </table:table-cell>
          <table:table-cell table:style-name="ce11" office:value-type="float" office:value="123">
            <text:p>123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70">
            <text:p>70</text:p>
          </table:table-cell>
          <table:table-cell table:style-name="ce11" table:formula="of:=[.B68]-[.C68]" office:value-type="float" office:value="60">
            <text:p>60</text:p>
          </table:table-cell>
          <table:table-cell table:number-columns-repeated="7"/>
          <table:table-cell table:style-name="ce13" office:value-type="string">
            <text:p>下班走去量，深呼吸</text:p>
          </table:table-cell>
          <table:table-cell table:number-columns-repeated="5"/>
          <table:table-cell table:style-name="ce11" table:formula="of:=IF(AND([.B68]&gt;=[標準值.$B$2];[.B68]&lt;=[標準值.$C$2]);1;0)" office:value-type="float" office:value="0">
            <text:p>0</text:p>
          </table:table-cell>
          <table:table-cell table:style-name="ce11" table:formula="of:=IF(AND([.E68]&gt;=[標準值.$B$4];[.E68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09-21">
            <text:p>2011/9/21</text:p>
          </table:table-cell>
          <table:table-cell table:style-name="ce11" office:value-type="float" office:value="121">
            <text:p>121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64">
            <text:p>64</text:p>
          </table:table-cell>
          <table:table-cell table:style-name="ce11" table:formula="of:=[.B69]-[.C69]" office:value-type="float" office:value="52">
            <text:p>52</text:p>
          </table:table-cell>
          <table:table-cell table:number-columns-repeated="7"/>
          <table:table-cell table:style-name="ce13" office:value-type="string">
            <text:p>門諾復健完</text:p>
          </table:table-cell>
          <table:table-cell table:number-columns-repeated="5"/>
          <table:table-cell table:style-name="ce11" table:formula="of:=IF(AND([.B69]&gt;=[標準值.$B$2];[.B69]&lt;=[標準值.$C$2]);1;0)" office:value-type="float" office:value="0">
            <text:p>0</text:p>
          </table:table-cell>
          <table:table-cell table:style-name="ce11" table:formula="of:=IF(AND([.E69]&gt;=[標準值.$B$4];[.E69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09-21">
            <text:p>2011/9/21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60">
            <text:p>60</text:p>
          </table:table-cell>
          <table:table-cell table:style-name="ce11" table:formula="of:=[.B70]-[.C70]" office:value-type="float" office:value="49">
            <text:p>49</text:p>
          </table:table-cell>
          <table:table-cell table:number-columns-repeated="7"/>
          <table:table-cell table:style-name="ce13" office:value-type="string">
            <text:p>門諾復健完</text:p>
          </table:table-cell>
          <table:table-cell table:number-columns-repeated="5"/>
          <table:table-cell table:style-name="ce11" table:formula="of:=IF(AND([.B70]&gt;=[標準值.$B$2];[.B70]&lt;=[標準值.$C$2]);1;0)" office:value-type="float" office:value="1">
            <text:p>1</text:p>
          </table:table-cell>
          <table:table-cell table:style-name="ce11" table:formula="of:=IF(AND([.E70]&gt;=[標準值.$B$4];[.E70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09-22">
            <text:p>2011/9/22</text:p>
          </table:table-cell>
          <table:table-cell table:style-name="ce11" office:value-type="float" office:value="132">
            <text:p>132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2">
            <text:p>72</text:p>
          </table:table-cell>
          <table:table-cell table:style-name="ce11" table:formula="of:=[.B71]-[.C71]" office:value-type="float" office:value="62">
            <text:p>62</text:p>
          </table:table-cell>
          <table:table-cell table:number-columns-repeated="7"/>
          <table:table-cell table:style-name="ce13" office:value-type="string">
            <text:p>下班走去量，深呼吸</text:p>
          </table:table-cell>
          <table:table-cell table:number-columns-repeated="5"/>
          <table:table-cell table:style-name="ce11" table:formula="of:=IF(AND([.B71]&gt;=[標準值.$B$2];[.B71]&lt;=[標準值.$C$2]);1;0)" office:value-type="float" office:value="0">
            <text:p>0</text:p>
          </table:table-cell>
          <table:table-cell table:style-name="ce11" table:formula="of:=IF(AND([.E71]&gt;=[標準值.$B$4];[.E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09-22">
            <text:p>2011/9/22</text:p>
          </table:table-cell>
          <table:table-cell table:style-name="ce11" office:value-type="float" office:value="115">
            <text:p>115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71">
            <text:p>71</text:p>
          </table:table-cell>
          <table:table-cell table:style-name="ce11" table:formula="of:=[.B72]-[.C72]" office:value-type="float" office:value="49">
            <text:p>49</text:p>
          </table:table-cell>
          <table:table-cell table:number-columns-repeated="7"/>
          <table:table-cell table:style-name="ce13" office:value-type="string">
            <text:p>下班走去量，深呼吸，轉移注意力</text:p>
          </table:table-cell>
          <table:table-cell table:number-columns-repeated="5"/>
          <table:table-cell table:style-name="ce11" table:formula="of:=IF(AND([.B72]&gt;=[標準值.$B$2];[.B72]&lt;=[標準值.$C$2]);1;0)" office:value-type="float" office:value="1">
            <text:p>1</text:p>
          </table:table-cell>
          <table:table-cell table:style-name="ce11" table:formula="of:=IF(AND([.E72]&gt;=[標準值.$B$4];[.E72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09-26">
            <text:p>2011/9/26</text:p>
          </table:table-cell>
          <table:table-cell table:style-name="ce11" office:value-type="float" office:value="123">
            <text:p>123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72">
            <text:p>72</text:p>
          </table:table-cell>
          <table:table-cell table:style-name="ce11" table:formula="of:=[.B73]-[.C73]" office:value-type="float" office:value="54">
            <text:p>54</text:p>
          </table:table-cell>
          <table:table-cell table:number-columns-repeated="7"/>
          <table:table-cell table:style-name="ce13" office:value-type="string">
            <text:p>走動式說話後測。</text:p>
          </table:table-cell>
          <table:table-cell table:number-columns-repeated="5"/>
          <table:table-cell table:style-name="ce11" table:formula="of:=IF(AND([.B73]&gt;=[標準值.$B$2];[.B73]&lt;=[標準值.$C$2]);1;0)" office:value-type="float" office:value="0">
            <text:p>0</text:p>
          </table:table-cell>
          <table:table-cell table:style-name="ce11" table:formula="of:=IF(AND([.E73]&gt;=[標準值.$B$4];[.E73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0-01">
            <text:p>2011/10/1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75">
            <text:p>75</text:p>
          </table:table-cell>
          <table:table-cell table:style-name="ce11" table:formula="of:=[.B74]-[.C74]" office:value-type="float" office:value="44">
            <text:p>44</text:p>
          </table:table-cell>
          <table:table-cell table:style-name="ce11" office:value-type="float" office:value="80">
            <text:p>80</text:p>
          </table:table-cell>
          <table:table-cell table:style-name="ce11"/>
          <table:table-cell table:style-name="ce11" office:value-type="float" office:value="76">
            <text:p>76</text:p>
          </table:table-cell>
          <table:table-cell table:style-name="ce11" table:number-columns-repeated="2"/>
          <table:table-cell table:style-name="ce11" table:formula="of:=[.H74]/([目前身體數值.$B$1]/100)^2" office:value-type="float" office:value="22.6940189315895">
            <text:p>22.69</text:p>
          </table:table-cell>
          <table:table-cell/>
          <table:table-cell table:style-name="ce13" office:value-type="string">
            <text:p>德興運動場運動會慈濟測體適能</text:p>
          </table:table-cell>
          <table:table-cell table:number-columns-repeated="5"/>
          <table:table-cell table:style-name="ce11" table:formula="of:=IF(AND([.B74]&gt;=[標準值.$B$2];[.B74]&lt;=[標準值.$C$2]);1;0)" office:value-type="float" office:value="0">
            <text:p>0</text:p>
          </table:table-cell>
          <table:table-cell table:style-name="ce11" table:formula="of:=IF(AND([.E74]&gt;=[標準值.$B$4];[.E74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0-04">
            <text:p>2011/10/4</text:p>
          </table:table-cell>
          <table:table-cell table:style-name="ce11" office:value-type="float" office:value="146">
            <text:p>146</text:p>
          </table:table-cell>
          <table:table-cell table:style-name="ce11" office:value-type="float" office:value="81">
            <text:p>81</text:p>
          </table:table-cell>
          <table:table-cell table:style-name="ce11" office:value-type="float" office:value="90">
            <text:p>90</text:p>
          </table:table-cell>
          <table:table-cell table:style-name="ce11" table:formula="of:=[.B75]-[.C75]" office:value-type="float" office:value="65">
            <text:p>65</text:p>
          </table:table-cell>
          <table:table-cell table:number-columns-repeated="7"/>
          <table:table-cell table:style-name="ce13" office:value-type="string">
            <text:p>早上門諾看黃醫師</text:p>
          </table:table-cell>
          <table:table-cell table:number-columns-repeated="5"/>
          <table:table-cell table:style-name="ce11" table:formula="of:=IF(AND([.B75]&gt;=[標準值.$B$2];[.B75]&lt;=[標準值.$C$2]);1;0)" office:value-type="float" office:value="0">
            <text:p>0</text:p>
          </table:table-cell>
          <table:table-cell table:style-name="ce11" table:formula="of:=IF(AND([.E75]&gt;=[標準值.$B$4];[.E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0-04">
            <text:p>2011/10/4</text:p>
          </table:table-cell>
          <table:table-cell table:style-name="ce11" office:value-type="float" office:value="120">
            <text:p>120</text:p>
          </table:table-cell>
          <table:table-cell table:number-columns-repeated="2" table:style-name="ce11" office:value-type="float" office:value="69">
            <text:p>69</text:p>
          </table:table-cell>
          <table:table-cell table:style-name="ce11" table:formula="of:=[.B76]-[.C76]" office:value-type="float" office:value="51">
            <text:p>51</text:p>
          </table:table-cell>
          <table:table-cell table:number-columns-repeated="2"/>
          <table:table-cell table:style-name="ce11" office:value-type="float" office:value="75.4">
            <text:p>75.4</text:p>
          </table:table-cell>
          <table:table-cell table:style-name="ce11" table:number-columns-repeated="2"/>
          <table:table-cell table:style-name="ce11" table:formula="of:=[.H76]/([目前身體數值.$B$1]/100)^2" office:value-type="float" office:value="22.5148556242348">
            <text:p>22.51</text:p>
          </table:table-cell>
          <table:table-cell/>
          <table:table-cell table:style-name="ce13" office:value-type="string">
            <text:p>早上門諾看黃醫師</text:p>
          </table:table-cell>
          <table:table-cell table:number-columns-repeated="5"/>
          <table:table-cell table:style-name="ce11" table:formula="of:=IF(AND([.B76]&gt;=[標準值.$B$2];[.B76]&lt;=[標準值.$C$2]);1;0)" office:value-type="float" office:value="1">
            <text:p>1</text:p>
          </table:table-cell>
          <table:table-cell table:style-name="ce11" table:formula="of:=IF(AND([.E76]&gt;=[標準值.$B$4];[.E76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0-05">
            <text:p>2011/10/5</text:p>
          </table:table-cell>
          <table:table-cell table:style-name="ce11" office:value-type="float" office:value="121">
            <text:p>121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61">
            <text:p>61</text:p>
          </table:table-cell>
          <table:table-cell table:style-name="ce11" table:formula="of:=[.B77]-[.C77]" office:value-type="float" office:value="49">
            <text:p>49</text:p>
          </table:table-cell>
          <table:table-cell table:number-columns-repeated="2"/>
          <table:table-cell table:style-name="ce11" table:number-columns-repeated="4"/>
          <table:table-cell/>
          <table:table-cell table:style-name="ce13" office:value-type="string">
            <text:p>至門諾看消化內科</text:p>
          </table:table-cell>
          <table:table-cell table:number-columns-repeated="5"/>
          <table:table-cell table:style-name="ce11" table:formula="of:=IF(AND([.B77]&gt;=[標準值.$B$2];[.B77]&lt;=[標準值.$C$2]);1;0)" office:value-type="float" office:value="0">
            <text:p>0</text:p>
          </table:table-cell>
          <table:table-cell table:style-name="ce11" table:formula="of:=IF(AND([.E77]&gt;=[標準值.$B$4];[.E77]&lt;=[標準值.$C$4]);1;0)" office:value-type="float" office:value="1">
            <text:p>1</text:p>
          </table:table-cell>
          <table:table-cell table:number-columns-repeated="241"/>
        </table:table-row>
        <table:table-row table:style-name="ro2">
          <table:table-cell table:style-name="ce9" office:value-type="date" office:date-value="2011-10-10">
            <text:p>2011/10/10</text:p>
          </table:table-cell>
          <table:table-cell table:style-name="ce11"/>
          <table:table-cell table:style-name="ce11" table:number-columns-repeated="2"/>
          <table:table-cell table:style-name="ce11"/>
          <table:table-cell table:style-name="ce11" table:number-columns-repeated="6"/>
          <table:table-cell table:style-name="ce11" office:value-type="float" office:value="21.7">
            <text:p>21.7</text:p>
          </table:table-cell>
          <table:table-cell table:style-name="ce13" office:value-type="string">
            <text:p>10/10連假回高雄</text:p>
          </table:table-cell>
          <table:table-cell table:number-columns-repeated="5"/>
          <table:table-cell table:style-name="ce11" table:formula="of:=IF(AND([.B78]&gt;=[標準值.$B$2];[.B78]&lt;=[標準值.$C$2]);1;0)" office:value-type="float" office:value="0">
            <text:p>0</text:p>
          </table:table-cell>
          <table:table-cell table:style-name="ce11" table:formula="of:=IF(AND([.E78]&gt;=[標準值.$B$4];[.E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0-13">
            <text:p>2011/10/13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88">
            <text:p>88</text:p>
          </table:table-cell>
          <table:table-cell table:style-name="ce11" table:formula="of:=[.B79]-[.C79]" office:value-type="float" office:value="54">
            <text:p>54</text:p>
          </table:table-cell>
          <table:table-cell table:number-columns-repeated="7"/>
          <table:table-cell table:style-name="ce13" office:value-type="string">
            <text:p>門諾復健</text:p>
          </table:table-cell>
          <table:table-cell table:number-columns-repeated="5"/>
          <table:table-cell table:style-name="ce11" table:formula="of:=IF(AND([.B79]&gt;=[標準值.$B$2];[.B79]&lt;=[標準值.$C$2]);1;0)" office:value-type="float" office:value="0">
            <text:p>0</text:p>
          </table:table-cell>
          <table:table-cell table:style-name="ce11" table:formula="of:=IF(AND([.E79]&gt;=[標準值.$B$4];[.E79]&lt;=[標準值.$C$4]);1;0)" office:value-type="float" office:value="1">
            <text:p>1</text:p>
          </table:table-cell>
          <table:table-cell table:number-columns-repeated="241"/>
        </table:table-row>
        <table:table-row table:style-name="ro2">
          <table:table-cell table:style-name="ce9" office:value-type="date" office:date-value="2011-10-17">
            <text:p>2011/10/17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80">
            <text:p>80</text:p>
          </table:table-cell>
          <table:table-cell table:style-name="ce11" table:formula="of:=[.B80]-[.C80]" office:value-type="float" office:value="50">
            <text:p>50</text:p>
          </table:table-cell>
          <table:table-cell table:number-columns-repeated="7"/>
          <table:table-cell table:style-name="ce13" office:value-type="string">
            <text:p>門諾看鄭醫師，打b肝疫苗</text:p>
          </table:table-cell>
          <table:table-cell table:number-columns-repeated="5"/>
          <table:table-cell table:style-name="ce11" table:formula="of:=IF(AND([.B80]&gt;=[標準值.$B$2];[.B80]&lt;=[標準值.$C$2]);1;0)" office:value-type="float" office:value="0">
            <text:p>0</text:p>
          </table:table-cell>
          <table:table-cell table:style-name="ce11" table:formula="of:=IF(AND([.E80]&gt;=[標準值.$B$4];[.E80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0-19">
            <text:p>2011/10/19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66">
            <text:p>66</text:p>
          </table:table-cell>
          <table:table-cell table:style-name="ce11" table:formula="of:=[.B81]-[.C81]" office:value-type="float" office:value="56">
            <text:p>56</text:p>
          </table:table-cell>
          <table:table-cell table:number-columns-repeated="7"/>
          <table:table-cell table:style-name="ce13" office:value-type="string">
            <text:p>門諾復健</text:p>
          </table:table-cell>
          <table:table-cell table:number-columns-repeated="6"/>
          <table:table-cell table:style-name="ce11" table:formula="of:=IF(AND([.E81]&gt;=[標準值.$B$4];[.E81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0-25">
            <text:p>2011/10/25</text:p>
          </table:table-cell>
          <table:table-cell table:style-name="ce11" office:value-type="float" office:value="129">
            <text:p>129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69">
            <text:p>69</text:p>
          </table:table-cell>
          <table:table-cell table:style-name="ce11" table:formula="of:=[.B82]-[.C82]" office:value-type="float" office:value="57">
            <text:p>57</text:p>
          </table:table-cell>
          <table:table-cell table:number-columns-repeated="7"/>
          <table:table-cell table:style-name="ce13" office:value-type="string">
            <text:p>門諾復健</text:p>
          </table:table-cell>
          <table:table-cell table:number-columns-repeated="6"/>
          <table:table-cell table:style-name="ce11"/>
          <table:table-cell table:number-columns-repeated="241"/>
        </table:table-row>
        <table:table-row table:style-name="ro1">
          <table:table-cell table:style-name="ce9" office:value-type="date" office:date-value="2011-10-26">
            <text:p>2011/10/26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64">
            <text:p>64</text:p>
          </table:table-cell>
          <table:table-cell table:style-name="ce11" table:formula="of:=[.B83]-[.C83]" office:value-type="float" office:value="59">
            <text:p>59</text:p>
          </table:table-cell>
          <table:table-cell table:number-columns-repeated="7"/>
          <table:table-cell table:style-name="ce13" office:value-type="string">
            <text:p>門諾復健</text:p>
          </table:table-cell>
          <table:table-cell table:number-columns-repeated="6"/>
          <table:table-cell table:style-name="ce11" table:formula="of:=IF(AND([.E83]&gt;=[標準值.$B$4];[.E83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0-26">
            <text:p>2011/10/26</text:p>
          </table:table-cell>
          <table:table-cell table:style-name="ce11" office:value-type="float" office:value="118">
            <text:p>118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64">
            <text:p>64</text:p>
          </table:table-cell>
          <table:table-cell table:style-name="ce11" table:formula="of:=[.B84]-[.C84]" office:value-type="float" office:value="55">
            <text:p>55</text:p>
          </table:table-cell>
          <table:table-cell table:number-columns-repeated="7"/>
          <table:table-cell table:style-name="ce13" office:value-type="string">
            <text:p>門諾復健</text:p>
          </table:table-cell>
          <table:table-cell table:number-columns-repeated="6"/>
          <table:table-cell table:style-name="ce11" table:formula="of:=IF(AND([.E84]&gt;=[標準值.$B$4];[.E84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1-02">
            <text:p>2011/11/2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72">
            <text:p>72</text:p>
          </table:table-cell>
          <table:table-cell table:style-name="ce11" table:formula="of:=[.B85]-[.C85]" office:value-type="float" office:value="60">
            <text:p>60</text:p>
          </table:table-cell>
          <table:table-cell table:number-columns-repeated="7"/>
          <table:table-cell table:style-name="ce13" office:value-type="string">
            <text:p>門諾復健</text:p>
          </table:table-cell>
          <table:table-cell table:number-columns-repeated="6"/>
          <table:table-cell table:style-name="ce11"/>
          <table:table-cell table:number-columns-repeated="241"/>
        </table:table-row>
        <table:table-row table:style-name="ro1">
          <table:table-cell table:style-name="ce9" office:value-type="date" office:date-value="2011-11-04">
            <text:p>2011/11/4</text:p>
          </table:table-cell>
          <table:table-cell table:style-name="ce11" office:value-type="float" office:value="122">
            <text:p>122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78">
            <text:p>78</text:p>
          </table:table-cell>
          <table:table-cell table:style-name="ce11" table:formula="of:=[.B86]-[.C86]" office:value-type="float" office:value="56">
            <text:p>56</text:p>
          </table:table-cell>
          <table:table-cell table:number-columns-repeated="7"/>
          <table:table-cell table:style-name="ce13" office:value-type="string">
            <text:p>下班走去量</text:p>
          </table:table-cell>
          <table:table-cell table:number-columns-repeated="6"/>
          <table:table-cell table:style-name="ce11"/>
          <table:table-cell table:number-columns-repeated="241"/>
        </table:table-row>
        <table:table-row table:style-name="ro1">
          <table:table-cell table:style-name="ce9" office:value-type="date" office:date-value="2011-11-08">
            <text:p>2011/11/8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82">
            <text:p>82</text:p>
          </table:table-cell>
          <table:table-cell table:style-name="ce11" table:formula="of:=[.B87]-[.C87]" office:value-type="float" office:value="37">
            <text:p>37</text:p>
          </table:table-cell>
          <table:table-cell table:number-columns-repeated="7"/>
          <table:table-cell table:style-name="ce13" office:value-type="string">
            <text:p>走動式服務，今早玩婆婆閃到腰</text:p>
          </table:table-cell>
          <table:table-cell table:number-columns-repeated="6"/>
          <table:table-cell table:style-name="ce11" table:formula="of:=IF(AND([.E87]&gt;=[標準值.$B$4];[.E87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1-08">
            <text:p>2011/11/8</text:p>
          </table:table-cell>
          <table:table-cell table:style-name="ce11" office:value-type="float" office:value="123">
            <text:p>123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75">
            <text:p>75</text:p>
          </table:table-cell>
          <table:table-cell table:style-name="ce11" table:formula="of:=[.B88]-[.C88]" office:value-type="float" office:value="54">
            <text:p>54</text:p>
          </table:table-cell>
          <table:table-cell table:number-columns-repeated="7"/>
          <table:table-cell table:style-name="ce13" office:value-type="string">
            <text:p>走動式服務</text:p>
          </table:table-cell>
          <table:table-cell table:number-columns-repeated="6"/>
          <table:table-cell table:style-name="ce11" table:formula="of:=IF(AND([.E88]&gt;=[標準值.$B$4];[.E88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1-08">
            <text:p>2011/11/8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78">
            <text:p>78</text:p>
          </table:table-cell>
          <table:table-cell table:style-name="ce11" table:formula="of:=[.B89]-[.C89]" office:value-type="float" office:value="50">
            <text:p>50</text:p>
          </table:table-cell>
          <table:table-cell table:number-columns-repeated="7"/>
          <table:table-cell table:style-name="ce13" office:value-type="string">
            <text:p>走動式服務</text:p>
          </table:table-cell>
          <table:table-cell table:number-columns-repeated="6"/>
          <table:table-cell table:style-name="ce11" table:formula="of:=IF(AND([.E89]&gt;=[標準值.$B$4];[.E89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1-08">
            <text:p>2011/11/8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74">
            <text:p>74</text:p>
          </table:table-cell>
          <table:table-cell table:style-name="ce11" table:formula="of:=[.B90]-[.C90]" office:value-type="float" office:value="44">
            <text:p>44</text:p>
          </table:table-cell>
          <table:table-cell table:number-columns-repeated="7"/>
          <table:table-cell table:style-name="ce13" office:value-type="string">
            <text:p>門諾復健</text:p>
          </table:table-cell>
          <table:table-cell table:number-columns-repeated="6"/>
          <table:table-cell table:style-name="ce11" table:formula="of:=IF(AND([.E90]&gt;=[標準值.$B$4];[.E90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1-16">
            <text:p>2011/11/16</text:p>
          </table:table-cell>
          <table:table-cell table:style-name="ce11" office:value-type="float" office:value="127">
            <text:p>127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69">
            <text:p>69</text:p>
          </table:table-cell>
          <table:table-cell table:style-name="ce11" table:formula="of:=[.B91]-[.C91]" office:value-type="float" office:value="57">
            <text:p>57</text:p>
          </table:table-cell>
          <table:table-cell table:number-columns-repeated="7"/>
          <table:table-cell table:style-name="ce13" office:value-type="string">
            <text:p>門諾復健</text:p>
          </table:table-cell>
          <table:table-cell table:number-columns-repeated="6"/>
          <table:table-cell table:style-name="ce11" table:formula="of:=IF(AND([.E91]&gt;=[標準值.$B$4];[.E91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1-16">
            <text:p>2011/11/16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70">
            <text:p>70</text:p>
          </table:table-cell>
          <table:table-cell table:style-name="ce11" table:formula="of:=[.B92]-[.C92]" office:value-type="float" office:value="61">
            <text:p>61</text:p>
          </table:table-cell>
          <table:table-cell table:number-columns-repeated="7"/>
          <table:table-cell table:style-name="ce13" office:value-type="string">
            <text:p>門諾復健</text:p>
          </table:table-cell>
          <table:table-cell table:number-columns-repeated="6"/>
          <table:table-cell table:style-name="ce11" table:formula="of:=IF(AND([.E92]&gt;=[標準值.$B$4];[.E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1-16">
            <text:p>2011/11/16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68">
            <text:p>68</text:p>
          </table:table-cell>
          <table:table-cell table:style-name="ce11" table:formula="of:=[.B93]-[.C93]" office:value-type="float" office:value="50">
            <text:p>50</text:p>
          </table:table-cell>
          <table:table-cell table:number-columns-repeated="7"/>
          <table:table-cell table:style-name="ce13" office:value-type="string">
            <text:p>門諾復健</text:p>
          </table:table-cell>
          <table:table-cell table:number-columns-repeated="6"/>
          <table:table-cell table:style-name="ce11" table:formula="of:=IF(AND([.E93]&gt;=[標準值.$B$4];[.E93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1-17">
            <text:p>2011/11/17</text:p>
          </table:table-cell>
          <table:table-cell table:style-name="ce11" office:value-type="float" office:value="139">
            <text:p>139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76">
            <text:p>76</text:p>
          </table:table-cell>
          <table:table-cell table:style-name="ce11" table:formula="of:=[.B94]-[.C94]" office:value-type="float" office:value="83">
            <text:p>83</text:p>
          </table:table-cell>
          <table:table-cell table:number-columns-repeated="7"/>
          <table:table-cell table:style-name="ce13" office:value-type="string">
            <text:p>值班中午剛睡醒</text:p>
          </table:table-cell>
          <table:table-cell table:number-columns-repeated="6"/>
          <table:table-cell table:style-name="ce11" table:formula="of:=IF(AND([.E94]&gt;=[標準值.$B$4];[.E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1-23">
            <text:p>2011/11/23</text:p>
          </table:table-cell>
          <table:table-cell table:style-name="ce11" office:value-type="float" office:value="118">
            <text:p>118</text:p>
          </table:table-cell>
          <table:table-cell table:number-columns-repeated="2" table:style-name="ce11" office:value-type="float" office:value="66">
            <text:p>66</text:p>
          </table:table-cell>
          <table:table-cell table:style-name="ce11" table:formula="of:=[.B95]-[.C95]" office:value-type="float" office:value="52">
            <text:p>52</text:p>
          </table:table-cell>
          <table:table-cell table:number-columns-repeated="7"/>
          <table:table-cell table:style-name="ce13" office:value-type="string">
            <text:p>門諾復健</text:p>
          </table:table-cell>
          <table:table-cell table:number-columns-repeated="6"/>
          <table:table-cell table:style-name="ce11"/>
          <table:table-cell table:number-columns-repeated="241"/>
        </table:table-row>
        <table:table-row table:style-name="ro1">
          <table:table-cell table:style-name="ce9" office:value-type="date" office:date-value="2011-11-28">
            <text:p>2011/11/28</text:p>
          </table:table-cell>
          <table:table-cell table:style-name="ce11" office:value-type="float" office:value="121">
            <text:p>121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75">
            <text:p>75</text:p>
          </table:table-cell>
          <table:table-cell table:style-name="ce11" table:formula="of:=[.B96]-[.C96]" office:value-type="float" office:value="47">
            <text:p>47</text:p>
          </table:table-cell>
          <table:table-cell table:number-columns-repeated="7"/>
          <table:table-cell table:style-name="ce13" office:value-type="string">
            <text:p>下班走去量</text:p>
          </table:table-cell>
          <table:table-cell table:number-columns-repeated="6"/>
          <table:table-cell table:style-name="ce11"/>
          <table:table-cell table:number-columns-repeated="241"/>
        </table:table-row>
        <table:table-row table:style-name="ro1">
          <table:table-cell table:style-name="ce9" office:value-type="date" office:date-value="2011-11-29">
            <text:p>2011/11/29</text:p>
          </table:table-cell>
          <table:table-cell table:style-name="ce11" office:value-type="float" office:value="134">
            <text:p>134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73">
            <text:p>73</text:p>
          </table:table-cell>
          <table:table-cell table:style-name="ce11" table:formula="of:=[.B97]-[.C97]" office:value-type="float" office:value="71">
            <text:p>71</text:p>
          </table:table-cell>
          <table:table-cell table:number-columns-repeated="7"/>
          <table:table-cell table:style-name="ce13" office:value-type="string">
            <text:p>下班走去量</text:p>
          </table:table-cell>
          <table:table-cell table:number-columns-repeated="6"/>
          <table:table-cell table:style-name="ce11"/>
          <table:table-cell table:number-columns-repeated="241"/>
        </table:table-row>
        <table:table-row table:style-name="ro1">
          <table:table-cell table:style-name="ce9" office:value-type="date" office:date-value="2011-11-29">
            <text:p>2011/11/29</text:p>
          </table:table-cell>
          <table:table-cell table:style-name="ce11" office:value-type="float" office:value="134">
            <text:p>134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80">
            <text:p>80</text:p>
          </table:table-cell>
          <table:table-cell table:style-name="ce11" table:formula="of:=[.B98]-[.C98]" office:value-type="float" office:value="56">
            <text:p>56</text:p>
          </table:table-cell>
          <table:table-cell table:number-columns-repeated="7"/>
          <table:table-cell table:style-name="ce13" office:value-type="string">
            <text:p>花蓮醫院看簡金城醫師</text:p>
          </table:table-cell>
          <table:table-cell table:number-columns-repeated="6"/>
          <table:table-cell table:style-name="ce11" table:formula="of:=IF(AND([.E98]&gt;=[標準值.$B$4];[.E98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1-30">
            <text:p>2011/11/30</text:p>
          </table:table-cell>
          <table:table-cell table:style-name="ce11" office:value-type="float" office:value="115">
            <text:p>115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80">
            <text:p>80</text:p>
          </table:table-cell>
          <table:table-cell table:style-name="ce11" table:formula="of:=[.B99]-[.C99]" office:value-type="float" office:value="45">
            <text:p>45</text:p>
          </table:table-cell>
          <table:table-cell table:number-columns-repeated="7"/>
          <table:table-cell table:style-name="ce13" office:value-type="string">
            <text:p>門諾復健</text:p>
          </table:table-cell>
          <table:table-cell table:number-columns-repeated="6"/>
          <table:table-cell table:style-name="ce11"/>
          <table:table-cell table:number-columns-repeated="241"/>
        </table:table-row>
        <table:table-row table:style-name="ro1">
          <table:table-cell table:style-name="ce9" office:value-type="date" office:date-value="2011-11-30">
            <text:p>2011/11/30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68">
            <text:p>68</text:p>
          </table:table-cell>
          <table:table-cell table:style-name="ce11" table:formula="of:=[.B100]-[.C100]" office:value-type="float" office:value="50">
            <text:p>50</text:p>
          </table:table-cell>
          <table:table-cell table:number-columns-repeated="7"/>
          <table:table-cell table:style-name="ce13" office:value-type="string">
            <text:p>門諾復健</text:p>
          </table:table-cell>
          <table:table-cell table:number-columns-repeated="6"/>
          <table:table-cell table:style-name="ce11"/>
          <table:table-cell table:number-columns-repeated="241"/>
        </table:table-row>
        <table:table-row table:style-name="ro1">
          <table:table-cell table:style-name="ce9" office:value-type="date" office:date-value="2011-11-30">
            <text:p>2011/11/30</text:p>
          </table:table-cell>
          <table:table-cell table:style-name="ce11" office:value-type="float" office:value="116">
            <text:p>116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75">
            <text:p>75</text:p>
          </table:table-cell>
          <table:table-cell table:style-name="ce11" table:formula="of:=[.B101]-[.C101]" office:value-type="float" office:value="49">
            <text:p>49</text:p>
          </table:table-cell>
          <table:table-cell table:number-columns-repeated="7"/>
          <table:table-cell table:style-name="ce13" office:value-type="string">
            <text:p>門諾復健</text:p>
          </table:table-cell>
          <table:table-cell table:number-columns-repeated="6"/>
          <table:table-cell table:style-name="ce11"/>
          <table:table-cell table:number-columns-repeated="241"/>
        </table:table-row>
        <table:table-row table:style-name="ro1">
          <table:table-cell table:style-name="ce9" office:value-type="date" office:date-value="2011-12-07">
            <text:p>2011/12/7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5">
            <text:p>75</text:p>
          </table:table-cell>
          <table:table-cell table:style-name="ce11" table:formula="of:=[.B102]-[.C102]" office:value-type="float" office:value="56">
            <text:p>56</text:p>
          </table:table-cell>
          <table:table-cell table:number-columns-repeated="7"/>
          <table:table-cell table:style-name="ce13" office:value-type="string">
            <text:p>門諾復健</text:p>
          </table:table-cell>
          <table:table-cell table:number-columns-repeated="6"/>
          <table:table-cell table:style-name="ce11"/>
          <table:table-cell table:number-columns-repeated="241"/>
        </table:table-row>
        <table:table-row table:style-name="ro1">
          <table:table-cell table:style-name="ce9" office:value-type="date" office:date-value="2011-12-07">
            <text:p>2011/12/7</text:p>
          </table:table-cell>
          <table:table-cell table:style-name="ce11" office:value-type="float" office:value="109">
            <text:p>109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76">
            <text:p>76</text:p>
          </table:table-cell>
          <table:table-cell table:style-name="ce11" table:formula="of:=[.B103]-[.C103]" office:value-type="float" office:value="47">
            <text:p>47</text:p>
          </table:table-cell>
          <table:table-cell table:number-columns-repeated="7"/>
          <table:table-cell table:style-name="ce13" office:value-type="string">
            <text:p>門諾復健</text:p>
          </table:table-cell>
          <table:table-cell table:number-columns-repeated="6"/>
          <table:table-cell table:style-name="ce11" table:formula="of:=IF(AND([.E103]&gt;=[標準值.$B$4];[.E103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2-07">
            <text:p>2011/12/7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73">
            <text:p>73</text:p>
          </table:table-cell>
          <table:table-cell table:style-name="ce11" table:formula="of:=[.B104]-[.C104]" office:value-type="float" office:value="49">
            <text:p>49</text:p>
          </table:table-cell>
          <table:table-cell table:number-columns-repeated="7"/>
          <table:table-cell table:style-name="ce13" office:value-type="string">
            <text:p>門諾復健</text:p>
          </table:table-cell>
          <table:table-cell table:number-columns-repeated="6"/>
          <table:table-cell table:style-name="ce11"/>
          <table:table-cell table:number-columns-repeated="241"/>
        </table:table-row>
        <table:table-row table:style-name="ro1">
          <table:table-cell table:style-name="ce9" office:value-type="date" office:date-value="2011-12-14">
            <text:p>2011/12/14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73">
            <text:p>73</text:p>
          </table:table-cell>
          <table:table-cell table:style-name="ce11" table:formula="of:=[.B105]-[.C105]" office:value-type="float" office:value="51">
            <text:p>51</text:p>
          </table:table-cell>
          <table:table-cell table:number-columns-repeated="7"/>
          <table:table-cell table:style-name="ce13" office:value-type="string">
            <text:p>門諾復健</text:p>
          </table:table-cell>
          <table:table-cell table:number-columns-repeated="6"/>
          <table:table-cell table:style-name="ce11"/>
          <table:table-cell table:number-columns-repeated="241"/>
        </table:table-row>
        <table:table-row table:style-name="ro1">
          <table:table-cell table:style-name="ce9" office:value-type="date" office:date-value="2011-12-14">
            <text:p>2011/12/14</text:p>
          </table:table-cell>
          <table:table-cell table:style-name="ce11" office:value-type="float" office:value="125">
            <text:p>125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2">
            <text:p>72</text:p>
          </table:table-cell>
          <table:table-cell table:style-name="ce11" table:formula="of:=[.B106]-[.C106]" office:value-type="float" office:value="55">
            <text:p>55</text:p>
          </table:table-cell>
          <table:table-cell table:number-columns-repeated="7"/>
          <table:table-cell table:style-name="ce13" office:value-type="string">
            <text:p>門諾復健</text:p>
          </table:table-cell>
          <table:table-cell table:number-columns-repeated="6"/>
          <table:table-cell table:style-name="ce11" table:formula="of:=IF(AND([.E106]&gt;=[標準值.$B$4];[.E106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2-21">
            <text:p>2011/12/21</text:p>
          </table:table-cell>
          <table:table-cell table:style-name="ce11" office:value-type="float" office:value="131">
            <text:p>131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2">
            <text:p>72</text:p>
          </table:table-cell>
          <table:table-cell table:style-name="ce11" table:formula="of:=[.B107]-[.C107]" office:value-type="float" office:value="61">
            <text:p>61</text:p>
          </table:table-cell>
          <table:table-cell table:number-columns-repeated="7"/>
          <table:table-cell table:style-name="ce13" office:value-type="string">
            <text:p>門諾復健</text:p>
          </table:table-cell>
          <table:table-cell table:number-columns-repeated="6"/>
          <table:table-cell table:style-name="ce11" table:formula="of:=IF(AND([.E107]&gt;=[標準值.$B$4];[.E1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2-21">
            <text:p>2011/12/21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71">
            <text:p>71</text:p>
          </table:table-cell>
          <table:table-cell table:style-name="ce11" table:formula="of:=[.B108]-[.C108]" office:value-type="float" office:value="44">
            <text:p>44</text:p>
          </table:table-cell>
          <table:table-cell table:number-columns-repeated="7"/>
          <table:table-cell table:style-name="ce13" office:value-type="string">
            <text:p>門諾復健</text:p>
          </table:table-cell>
          <table:table-cell table:number-columns-repeated="6"/>
          <table:table-cell table:style-name="ce11" table:formula="of:=IF(AND([.E108]&gt;=[標準值.$B$4];[.E108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2-22">
            <text:p>2011/12/22</text:p>
          </table:table-cell>
          <table:table-cell table:style-name="ce11" office:value-type="float" office:value="139">
            <text:p>139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63">
            <text:p>63</text:p>
          </table:table-cell>
          <table:table-cell table:style-name="ce11" table:formula="of:=[.B109]-[.C109]" office:value-type="float" office:value="70">
            <text:p>70</text:p>
          </table:table-cell>
          <table:table-cell table:number-columns-repeated="7"/>
          <table:table-cell table:style-name="ce13" office:value-type="string">
            <text:p>下班走去量</text:p>
          </table:table-cell>
          <table:table-cell table:number-columns-repeated="6"/>
          <table:table-cell table:style-name="ce11" table:formula="of:=IF(AND([.E109]&gt;=[標準值.$B$4];[.E1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1-12-22">
            <text:p>2011/12/22</text:p>
          </table:table-cell>
          <table:table-cell table:style-name="ce11" office:value-type="float" office:value="131">
            <text:p>131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66">
            <text:p>66</text:p>
          </table:table-cell>
          <table:table-cell table:style-name="ce11" table:formula="of:=[.B110]-[.C110]" office:value-type="float" office:value="76">
            <text:p>76</text:p>
          </table:table-cell>
          <table:table-cell table:number-columns-repeated="7"/>
          <table:table-cell table:style-name="ce13" office:value-type="string">
            <text:p>下班走去量</text:p>
          </table:table-cell>
          <table:table-cell table:number-columns-repeated="6"/>
          <table:table-cell table:style-name="ce11" table:formula="of:=IF(AND([.E110]&gt;=[標準值.$B$4];[.E1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2-01-11">
            <text:p>2012/1/11</text:p>
          </table:table-cell>
          <table:table-cell table:style-name="ce11" office:value-type="float" office:value="141">
            <text:p>141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72">
            <text:p>72</text:p>
          </table:table-cell>
          <table:table-cell table:style-name="ce11" table:formula="of:=[.B111]-[.C111]" office:value-type="float" office:value="70">
            <text:p>70</text:p>
          </table:table-cell>
          <table:table-cell table:number-columns-repeated="7"/>
          <table:table-cell table:style-name="ce13" office:value-type="string">
            <text:p>走動式服務</text:p>
          </table:table-cell>
          <table:table-cell table:number-columns-repeated="6"/>
          <table:table-cell table:style-name="ce11" table:formula="of:=IF(AND([.E111]&gt;=[標準值.$B$4];[.E1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2-01-11">
            <text:p>2012/1/11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72">
            <text:p>72</text:p>
          </table:table-cell>
          <table:table-cell table:style-name="ce11" table:formula="of:=[.B112]-[.C112]" office:value-type="float" office:value="67">
            <text:p>67</text:p>
          </table:table-cell>
          <table:table-cell table:number-columns-repeated="7"/>
          <table:table-cell table:style-name="ce13" office:value-type="string">
            <text:p>走動式服務</text:p>
          </table:table-cell>
          <table:table-cell table:number-columns-repeated="6"/>
          <table:table-cell table:style-name="ce11" table:formula="of:=IF(AND([.E112]&gt;=[標準值.$B$4];[.E1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2-01-11">
            <text:p>2012/1/11</text:p>
          </table:table-cell>
          <table:table-cell table:style-name="ce11" office:value-type="float" office:value="134">
            <text:p>134</text:p>
          </table:table-cell>
          <table:table-cell table:number-columns-repeated="2" table:style-name="ce11" office:value-type="float" office:value="71">
            <text:p>71</text:p>
          </table:table-cell>
          <table:table-cell table:style-name="ce11" table:formula="of:=[.B113]-[.C113]" office:value-type="float" office:value="63">
            <text:p>63</text:p>
          </table:table-cell>
          <table:table-cell table:number-columns-repeated="7"/>
          <table:table-cell table:style-name="ce13" office:value-type="string">
            <text:p>走動式服務</text:p>
          </table:table-cell>
          <table:table-cell table:number-columns-repeated="6"/>
          <table:table-cell table:style-name="ce11" table:formula="of:=IF(AND([.E113]&gt;=[標準值.$B$4];[.E1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2-01-11">
            <text:p>2012/1/11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71">
            <text:p>71</text:p>
          </table:table-cell>
          <table:table-cell table:style-name="ce11" table:formula="of:=[.B114]-[.C114]" office:value-type="float" office:value="68">
            <text:p>68</text:p>
          </table:table-cell>
          <table:table-cell table:number-columns-repeated="7"/>
          <table:table-cell table:style-name="ce13" office:value-type="string">
            <text:p>走動式服務</text:p>
          </table:table-cell>
          <table:table-cell table:number-columns-repeated="6"/>
          <table:table-cell table:style-name="ce11" table:formula="of:=IF(AND([.E114]&gt;=[標準值.$B$4];[.E1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2-01-19">
            <text:p>2012/1/19</text:p>
          </table:table-cell>
          <table:table-cell table:style-name="ce11" office:value-type="float" office:value="134">
            <text:p>134</text:p>
          </table:table-cell>
          <table:table-cell table:style-name="ce11" office:value-type="float" office:value="76">
            <text:p>76</text:p>
          </table:table-cell>
          <table:table-cell table:style-name="ce11" office:value-type="float" office:value="74">
            <text:p>74</text:p>
          </table:table-cell>
          <table:table-cell table:style-name="ce11" table:formula="of:=[.B115]-[.C115]" office:value-type="float" office:value="58">
            <text:p>58</text:p>
          </table:table-cell>
          <table:table-cell table:number-columns-repeated="7"/>
          <table:table-cell table:style-name="ce13" office:value-type="string">
            <text:p>下班走去量</text:p>
          </table:table-cell>
          <table:table-cell table:number-columns-repeated="6"/>
          <table:table-cell table:style-name="ce11" table:formula="of:=IF(AND([.E115]&gt;=[標準值.$B$4];[.E115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2-01-19">
            <text:p>2012/1/1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72">
            <text:p>72</text:p>
          </table:table-cell>
          <table:table-cell table:style-name="ce11" table:formula="of:=[.B116]-[.C116]" office:value-type="float" office:value="64">
            <text:p>64</text:p>
          </table:table-cell>
          <table:table-cell table:number-columns-repeated="7"/>
          <table:table-cell table:style-name="ce13" office:value-type="string">
            <text:p>下班走去量</text:p>
          </table:table-cell>
          <table:table-cell table:number-columns-repeated="6"/>
          <table:table-cell table:style-name="ce11" table:formula="of:=IF(AND([.E116]&gt;=[標準值.$B$4];[.E1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2-02-08">
            <text:p>2012/2/8</text:p>
          </table:table-cell>
          <table:table-cell table:style-name="ce11" office:value-type="float" office:value="153">
            <text:p>153</text:p>
          </table:table-cell>
          <table:table-cell table:number-columns-repeated="2" table:style-name="ce11" office:value-type="float" office:value="75">
            <text:p>75</text:p>
          </table:table-cell>
          <table:table-cell table:style-name="ce11" table:formula="of:=[.B117]-[.C117]" office:value-type="float" office:value="78">
            <text:p>78</text:p>
          </table:table-cell>
          <table:table-cell table:number-columns-repeated="7"/>
          <table:table-cell table:style-name="ce13" office:value-type="string">
            <text:p>下班走去量，中午吃老婆之魯味</text:p>
          </table:table-cell>
          <table:table-cell table:number-columns-repeated="6"/>
          <table:table-cell table:style-name="ce11" table:formula="of:=IF(AND([.E117]&gt;=[標準值.$B$4];[.E1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2-02-08">
            <text:p>2012/2/8</text:p>
          </table:table-cell>
          <table:table-cell table:style-name="ce11" office:value-type="float" office:value="137">
            <text:p>137</text:p>
          </table:table-cell>
          <table:table-cell table:number-columns-repeated="2" table:style-name="ce11" office:value-type="float" office:value="75">
            <text:p>75</text:p>
          </table:table-cell>
          <table:table-cell table:style-name="ce11" table:formula="of:=[.B118]-[.C118]" office:value-type="float" office:value="62">
            <text:p>62</text:p>
          </table:table-cell>
          <table:table-cell table:number-columns-repeated="7"/>
          <table:table-cell table:style-name="ce13" office:value-type="string">
            <text:p>下班走去量，中午吃老婆之魯味</text:p>
          </table:table-cell>
          <table:table-cell table:number-columns-repeated="6"/>
          <table:table-cell table:style-name="ce11" table:formula="of:=IF(AND([.E118]&gt;=[標準值.$B$4];[.E1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2-02-22">
            <text:p>2012/2/22</text:p>
          </table:table-cell>
          <table:table-cell table:style-name="ce11" office:value-type="float" office:value="141">
            <text:p>141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63">
            <text:p>63</text:p>
          </table:table-cell>
          <table:table-cell table:style-name="ce11" table:formula="of:=[.B119]-[.C119]" office:value-type="float" office:value="62">
            <text:p>62</text:p>
          </table:table-cell>
          <table:table-cell table:number-columns-repeated="7"/>
          <table:table-cell table:style-name="ce13" office:value-type="string">
            <text:p>門諾買彈力帶</text:p>
          </table:table-cell>
          <table:table-cell table:number-columns-repeated="6"/>
          <table:table-cell table:style-name="ce11" table:formula="of:=IF(AND([.E119]&gt;=[標準值.$B$4];[.E1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2-02-22">
            <text:p>2012/2/22</text:p>
          </table:table-cell>
          <table:table-cell table:style-name="ce11" office:value-type="float" office:value="129">
            <text:p>129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88">
            <text:p>88</text:p>
          </table:table-cell>
          <table:table-cell table:style-name="ce11" table:formula="of:=[.B120]-[.C120]" office:value-type="float" office:value="59">
            <text:p>59</text:p>
          </table:table-cell>
          <table:table-cell table:number-columns-repeated="7"/>
          <table:table-cell table:style-name="ce13" office:value-type="string">
            <text:p>走動式服務結束</text:p>
          </table:table-cell>
          <table:table-cell table:number-columns-repeated="6"/>
          <table:table-cell table:style-name="ce11" table:formula="of:=IF(AND([.E120]&gt;=[標準值.$B$4];[.E120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2-02-24">
            <text:p>2012/2/24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78">
            <text:p>78</text:p>
          </table:table-cell>
          <table:table-cell table:style-name="ce11" table:formula="of:=[.B121]-[.C121]" office:value-type="float" office:value="70">
            <text:p>70</text:p>
          </table:table-cell>
          <table:table-cell table:number-columns-repeated="7"/>
          <table:table-cell table:style-name="ce13" office:value-type="string">
            <text:p>值班中午</text:p>
          </table:table-cell>
          <table:table-cell table:number-columns-repeated="6"/>
          <table:table-cell table:style-name="ce11" table:formula="of:=IF(AND([.E121]&gt;=[標準值.$B$4];[.E1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2-02-24">
            <text:p>2012/2/24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78">
            <text:p>78</text:p>
          </table:table-cell>
          <table:table-cell table:style-name="ce11" table:formula="of:=[.B122]-[.C122]" office:value-type="float" office:value="70">
            <text:p>70</text:p>
          </table:table-cell>
          <table:table-cell table:number-columns-repeated="7"/>
          <table:table-cell table:style-name="ce13" office:value-type="string">
            <text:p>值班中午</text:p>
          </table:table-cell>
          <table:table-cell table:number-columns-repeated="6"/>
          <table:table-cell table:style-name="ce11" table:formula="of:=IF(AND([.E122]&gt;=[標準值.$B$4];[.E1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2-02-24">
            <text:p>2012/2/24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78">
            <text:p>78</text:p>
          </table:table-cell>
          <table:table-cell table:style-name="ce11" table:formula="of:=[.B123]-[.C123]" office:value-type="float" office:value="70">
            <text:p>70</text:p>
          </table:table-cell>
          <table:table-cell table:number-columns-repeated="7"/>
          <table:table-cell table:style-name="ce13" office:value-type="string">
            <text:p>值班中午</text:p>
          </table:table-cell>
          <table:table-cell table:number-columns-repeated="6"/>
          <table:table-cell table:style-name="ce11" table:formula="of:=IF(AND([.E123]&gt;=[標準值.$B$4];[.E123]&lt;=[標準值.$C$4]);1;0)" office:value-type="float" office:value="0">
            <text:p>0</text:p>
          </table:table-cell>
          <table:table-cell table:number-columns-repeated="241"/>
        </table:table-row>
        <table:table-row table:style-name="ro2">
          <table:table-cell table:style-name="ce9" office:value-type="date" office:date-value="2012-03-06">
            <text:p>2012/3/6</text:p>
          </table:table-cell>
          <table:table-cell table:style-name="ce11" office:value-type="float" office:value="123">
            <text:p>123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78">
            <text:p>78</text:p>
          </table:table-cell>
          <table:table-cell table:style-name="ce11" table:formula="of:=[.B124]-[.C124]" office:value-type="float" office:value="50">
            <text:p>50</text:p>
          </table:table-cell>
          <table:table-cell table:number-columns-repeated="7"/>
          <table:table-cell table:style-name="ce13" office:value-type="string">
            <text:p>下班走去量，吃芭樂子，腸炎2天，右手</text:p>
          </table:table-cell>
          <table:table-cell table:number-columns-repeated="6"/>
          <table:table-cell table:style-name="ce11" table:formula="of:=IF(AND([.E124]&gt;=[標準值.$B$4];[.E124]&lt;=[標準值.$C$4]);1;0)" office:value-type="float" office:value="1">
            <text:p>1</text:p>
          </table:table-cell>
          <table:table-cell table:number-columns-repeated="241"/>
        </table:table-row>
        <table:table-row table:style-name="ro2">
          <table:table-cell table:style-name="ce9" office:value-type="date" office:date-value="2012-03-06">
            <text:p>2012/3/6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78">
            <text:p>78</text:p>
          </table:table-cell>
          <table:table-cell table:style-name="ce11" table:formula="of:=[.B125]-[.C125]" office:value-type="float" office:value="45">
            <text:p>45</text:p>
          </table:table-cell>
          <table:table-cell table:number-columns-repeated="7"/>
          <table:table-cell table:style-name="ce13" office:value-type="string">
            <text:p>下班走去量，吃芭樂子，腸炎2天，左手</text:p>
          </table:table-cell>
          <table:table-cell table:number-columns-repeated="6"/>
          <table:table-cell table:style-name="ce11" table:formula="of:=IF(AND([.E125]&gt;=[標準值.$B$4];[.E125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2-03-07">
            <text:p>2012/3/7</text:p>
          </table:table-cell>
          <table:table-cell table:style-name="ce11" office:value-type="float" office:value="146">
            <text:p>146</text:p>
          </table:table-cell>
          <table:table-cell table:number-columns-repeated="2" table:style-name="ce11" office:value-type="float" office:value="72">
            <text:p>72</text:p>
          </table:table-cell>
          <table:table-cell table:style-name="ce11" table:formula="of:=[.B126]-[.C126]" office:value-type="float" office:value="74">
            <text:p>74</text:p>
          </table:table-cell>
          <table:table-cell table:number-columns-repeated="7"/>
          <table:table-cell table:style-name="ce13" office:value-type="string">
            <text:p>下班走去量，心理因素影響腸炎的發展</text:p>
          </table:table-cell>
          <table:table-cell table:number-columns-repeated="6"/>
          <table:table-cell table:style-name="ce11" table:formula="of:=IF(AND([.E126]&gt;=[標準值.$B$4];[.E1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2-05-14">
            <text:p>2012/5/14</text:p>
          </table:table-cell>
          <table:table-cell table:style-name="ce11" office:value-type="float" office:value="125">
            <text:p>125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64">
            <text:p>64</text:p>
          </table:table-cell>
          <table:table-cell table:style-name="ce11" table:formula="of:=[.B127]-[.C127]" office:value-type="float" office:value="69">
            <text:p>69</text:p>
          </table:table-cell>
          <table:table-cell table:number-columns-repeated="7"/>
          <table:table-cell table:style-name="ce13" office:value-type="string">
            <text:p>下班走去量</text:p>
          </table:table-cell>
          <table:table-cell table:number-columns-repeated="6"/>
          <table:table-cell table:style-name="ce11" table:formula="of:=IF(AND([.E127]&gt;=[標準值.$B$4];[.E1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2-05-21">
            <text:p>2012/5/21</text:p>
          </table:table-cell>
          <table:table-cell table:style-name="ce11" office:value-type="float" office:value="144">
            <text:p>144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67">
            <text:p>67</text:p>
          </table:table-cell>
          <table:table-cell table:style-name="ce11" table:formula="of:=[.B128]-[.C128]" office:value-type="float" office:value="71">
            <text:p>71</text:p>
          </table:table-cell>
          <table:table-cell table:number-columns-repeated="7"/>
          <table:table-cell table:style-name="ce13" office:value-type="string">
            <text:p>下班走去量</text:p>
          </table:table-cell>
          <table:table-cell table:number-columns-repeated="6"/>
          <table:table-cell table:style-name="ce11" table:formula="of:=IF(AND([.E128]&gt;=[標準值.$B$4];[.E1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2-06-28">
            <text:p>2012/6/28</text:p>
          </table:table-cell>
          <table:table-cell table:style-name="ce11" office:value-type="float" office:value="122">
            <text:p>122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63">
            <text:p>63</text:p>
          </table:table-cell>
          <table:table-cell table:style-name="ce11" table:formula="of:=[.B129]-[.C129]" office:value-type="float" office:value="51">
            <text:p>51</text:p>
          </table:table-cell>
          <table:table-cell table:number-columns-repeated="2"/>
          <table:table-cell table:style-name="ce11" office:value-type="float" office:value="70.5">
            <text:p>70.5</text:p>
          </table:table-cell>
          <table:table-cell table:style-name="ce11" table:number-columns-repeated="2"/>
          <table:table-cell table:number-columns-repeated="2"/>
          <table:table-cell table:style-name="ce13" office:value-type="string">
            <text:p>門諾復健，從頸椎緊張的痛苦中恢復，森田療法的印證，感謝門諾楊醫師</text:p>
          </table:table-cell>
          <table:table-cell table:number-columns-repeated="6"/>
          <table:table-cell table:style-name="ce11" table:formula="of:=IF(AND([.E129]&gt;=[標準值.$B$4];[.E129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2-06-29">
            <text:p>2012/6/29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61">
            <text:p>61</text:p>
          </table:table-cell>
          <table:table-cell table:style-name="ce11" table:formula="of:=[.B130]-[.C130]" office:value-type="float" office:value="55">
            <text:p>55</text:p>
          </table:table-cell>
          <table:table-cell table:number-columns-repeated="2"/>
          <table:table-cell table:style-name="ce11" office:value-type="float" office:value="71">
            <text:p>71</text:p>
          </table:table-cell>
          <table:table-cell table:style-name="ce11" table:number-columns-repeated="2"/>
          <table:table-cell table:number-columns-repeated="2"/>
          <table:table-cell table:style-name="ce13" office:value-type="string">
            <text:p>門諾復健</text:p>
          </table:table-cell>
          <table:table-cell table:number-columns-repeated="6"/>
          <table:table-cell table:style-name="ce11" table:formula="of:=IF(AND([.E130]&gt;=[標準值.$B$4];[.E130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2-06-29">
            <text:p>2012/6/29</text:p>
          </table:table-cell>
          <table:table-cell table:style-name="ce11" office:value-type="float" office:value="115">
            <text:p>115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64">
            <text:p>64</text:p>
          </table:table-cell>
          <table:table-cell table:style-name="ce11" table:formula="of:=[.B131]-[.C131]" office:value-type="float" office:value="46">
            <text:p>46</text:p>
          </table:table-cell>
          <table:table-cell table:number-columns-repeated="2"/>
          <table:table-cell table:style-name="ce11" office:value-type="float" office:value="71">
            <text:p>71</text:p>
          </table:table-cell>
          <table:table-cell table:style-name="ce11" table:number-columns-repeated="2"/>
          <table:table-cell table:number-columns-repeated="2"/>
          <table:table-cell table:style-name="ce13" office:value-type="string">
            <text:p>門諾復健</text:p>
          </table:table-cell>
          <table:table-cell table:number-columns-repeated="6"/>
          <table:table-cell table:style-name="ce11" table:formula="of:=IF(AND([.E131]&gt;=[標準值.$B$4];[.E131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9" office:value-type="date" office:date-value="2014-11-12">
            <text:p>2014/11/12</text:p>
          </table:table-cell>
          <table:table-cell table:style-name="ce11" office:value-type="float" office:value="138">
            <text:p>138</text:p>
          </table:table-cell>
          <table:table-cell table:style-name="ce11"/>
          <table:table-cell table:style-name="ce11" office:value-type="float" office:value="68">
            <text:p>68</text:p>
          </table:table-cell>
          <table:table-cell table:style-name="ce11"/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34.5">
            <text:p>34.5</text:p>
          </table:table-cell>
          <table:table-cell table:style-name="ce11" office:value-type="float" office:value="23">
            <text:p>23</text:p>
          </table:table-cell>
          <table:table-cell table:number-columns-repeated="2"/>
          <table:table-cell table:style-name="ce13"/>
          <table:table-cell table:number-columns-repeated="6"/>
          <table:table-cell table:style-name="ce11" table:formula="of:=IF(AND([.E132]&gt;=[標準值.$B$4];[.E1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33]&gt;=[標準值.$B$4];[.E1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34]&gt;=[標準值.$B$4];[.E1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35]&gt;=[標準值.$B$4];[.E1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36]&gt;=[標準值.$B$4];[.E1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37]&gt;=[標準值.$B$4];[.E1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38]&gt;=[標準值.$B$4];[.E1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39]&gt;=[標準值.$B$4];[.E1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40]&gt;=[標準值.$B$4];[.E1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41]&gt;=[標準值.$B$4];[.E1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42]&gt;=[標準值.$B$4];[.E1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43]&gt;=[標準值.$B$4];[.E1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44]&gt;=[標準值.$B$4];[.E1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45]&gt;=[標準值.$B$4];[.E1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46]&gt;=[標準值.$B$4];[.E1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47]&gt;=[標準值.$B$4];[.E1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48]&gt;=[標準值.$B$4];[.E1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49]&gt;=[標準值.$B$4];[.E1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50]&gt;=[標準值.$B$4];[.E1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51]&gt;=[標準值.$B$4];[.E1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52]&gt;=[標準值.$B$4];[.E1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53]&gt;=[標準值.$B$4];[.E1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54]&gt;=[標準值.$B$4];[.E1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55]&gt;=[標準值.$B$4];[.E1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56]&gt;=[標準值.$B$4];[.E1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57]&gt;=[標準值.$B$4];[.E1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58]&gt;=[標準值.$B$4];[.E1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59]&gt;=[標準值.$B$4];[.E1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60]&gt;=[標準值.$B$4];[.E1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61]&gt;=[標準值.$B$4];[.E1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62]&gt;=[標準值.$B$4];[.E1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63]&gt;=[標準值.$B$4];[.E1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64]&gt;=[標準值.$B$4];[.E1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65]&gt;=[標準值.$B$4];[.E1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66]&gt;=[標準值.$B$4];[.E1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67]&gt;=[標準值.$B$4];[.E1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68]&gt;=[標準值.$B$4];[.E1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69]&gt;=[標準值.$B$4];[.E1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70]&gt;=[標準值.$B$4];[.E1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71]&gt;=[標準值.$B$4];[.E1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72]&gt;=[標準值.$B$4];[.E1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73]&gt;=[標準值.$B$4];[.E1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74]&gt;=[標準值.$B$4];[.E1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75]&gt;=[標準值.$B$4];[.E1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76]&gt;=[標準值.$B$4];[.E1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77]&gt;=[標準值.$B$4];[.E1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78]&gt;=[標準值.$B$4];[.E1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79]&gt;=[標準值.$B$4];[.E1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80]&gt;=[標準值.$B$4];[.E1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81]&gt;=[標準值.$B$4];[.E1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82]&gt;=[標準值.$B$4];[.E1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83]&gt;=[標準值.$B$4];[.E1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84]&gt;=[標準值.$B$4];[.E1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85]&gt;=[標準值.$B$4];[.E1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86]&gt;=[標準值.$B$4];[.E1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87]&gt;=[標準值.$B$4];[.E1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88]&gt;=[標準值.$B$4];[.E1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89]&gt;=[標準值.$B$4];[.E1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90]&gt;=[標準值.$B$4];[.E1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91]&gt;=[標準值.$B$4];[.E1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92]&gt;=[標準值.$B$4];[.E1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93]&gt;=[標準值.$B$4];[.E1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94]&gt;=[標準值.$B$4];[.E1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95]&gt;=[標準值.$B$4];[.E1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96]&gt;=[標準值.$B$4];[.E1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97]&gt;=[標準值.$B$4];[.E1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98]&gt;=[標準值.$B$4];[.E1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199]&gt;=[標準值.$B$4];[.E1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00]&gt;=[標準值.$B$4];[.E2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01]&gt;=[標準值.$B$4];[.E2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02]&gt;=[標準值.$B$4];[.E2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03]&gt;=[標準值.$B$4];[.E2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04]&gt;=[標準值.$B$4];[.E2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05]&gt;=[標準值.$B$4];[.E2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06]&gt;=[標準值.$B$4];[.E2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07]&gt;=[標準值.$B$4];[.E2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08]&gt;=[標準值.$B$4];[.E2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09]&gt;=[標準值.$B$4];[.E2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10]&gt;=[標準值.$B$4];[.E2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11]&gt;=[標準值.$B$4];[.E2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12]&gt;=[標準值.$B$4];[.E2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13]&gt;=[標準值.$B$4];[.E2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14]&gt;=[標準值.$B$4];[.E2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15]&gt;=[標準值.$B$4];[.E2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16]&gt;=[標準值.$B$4];[.E2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17]&gt;=[標準值.$B$4];[.E2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18]&gt;=[標準值.$B$4];[.E2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19]&gt;=[標準值.$B$4];[.E2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20]&gt;=[標準值.$B$4];[.E2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21]&gt;=[標準值.$B$4];[.E2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22]&gt;=[標準值.$B$4];[.E2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23]&gt;=[標準值.$B$4];[.E2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24]&gt;=[標準值.$B$4];[.E2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25]&gt;=[標準值.$B$4];[.E2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26]&gt;=[標準值.$B$4];[.E2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27]&gt;=[標準值.$B$4];[.E2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28]&gt;=[標準值.$B$4];[.E2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29]&gt;=[標準值.$B$4];[.E2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30]&gt;=[標準值.$B$4];[.E2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31]&gt;=[標準值.$B$4];[.E2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32]&gt;=[標準值.$B$4];[.E2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33]&gt;=[標準值.$B$4];[.E2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34]&gt;=[標準值.$B$4];[.E2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35]&gt;=[標準值.$B$4];[.E2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36]&gt;=[標準值.$B$4];[.E2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37]&gt;=[標準值.$B$4];[.E2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38]&gt;=[標準值.$B$4];[.E2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39]&gt;=[標準值.$B$4];[.E2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40]&gt;=[標準值.$B$4];[.E2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41]&gt;=[標準值.$B$4];[.E2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42]&gt;=[標準值.$B$4];[.E2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43]&gt;=[標準值.$B$4];[.E2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44]&gt;=[標準值.$B$4];[.E2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45]&gt;=[標準值.$B$4];[.E2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46]&gt;=[標準值.$B$4];[.E2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47]&gt;=[標準值.$B$4];[.E2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48]&gt;=[標準值.$B$4];[.E2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49]&gt;=[標準值.$B$4];[.E2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50]&gt;=[標準值.$B$4];[.E2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51]&gt;=[標準值.$B$4];[.E2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52]&gt;=[標準值.$B$4];[.E2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53]&gt;=[標準值.$B$4];[.E2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54]&gt;=[標準值.$B$4];[.E2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55]&gt;=[標準值.$B$4];[.E2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56]&gt;=[標準值.$B$4];[.E2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57]&gt;=[標準值.$B$4];[.E2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58]&gt;=[標準值.$B$4];[.E2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59]&gt;=[標準值.$B$4];[.E2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60]&gt;=[標準值.$B$4];[.E2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61]&gt;=[標準值.$B$4];[.E2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62]&gt;=[標準值.$B$4];[.E2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63]&gt;=[標準值.$B$4];[.E2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64]&gt;=[標準值.$B$4];[.E2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65]&gt;=[標準值.$B$4];[.E2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66]&gt;=[標準值.$B$4];[.E2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67]&gt;=[標準值.$B$4];[.E2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68]&gt;=[標準值.$B$4];[.E2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69]&gt;=[標準值.$B$4];[.E2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70]&gt;=[標準值.$B$4];[.E2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71]&gt;=[標準值.$B$4];[.E2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72]&gt;=[標準值.$B$4];[.E2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73]&gt;=[標準值.$B$4];[.E2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74]&gt;=[標準值.$B$4];[.E2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75]&gt;=[標準值.$B$4];[.E2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76]&gt;=[標準值.$B$4];[.E2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77]&gt;=[標準值.$B$4];[.E2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78]&gt;=[標準值.$B$4];[.E2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79]&gt;=[標準值.$B$4];[.E2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80]&gt;=[標準值.$B$4];[.E2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81]&gt;=[標準值.$B$4];[.E2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82]&gt;=[標準值.$B$4];[.E2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83]&gt;=[標準值.$B$4];[.E2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84]&gt;=[標準值.$B$4];[.E2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85]&gt;=[標準值.$B$4];[.E2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86]&gt;=[標準值.$B$4];[.E2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87]&gt;=[標準值.$B$4];[.E2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88]&gt;=[標準值.$B$4];[.E2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89]&gt;=[標準值.$B$4];[.E2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90]&gt;=[標準值.$B$4];[.E2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91]&gt;=[標準值.$B$4];[.E2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92]&gt;=[標準值.$B$4];[.E2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93]&gt;=[標準值.$B$4];[.E2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94]&gt;=[標準值.$B$4];[.E2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95]&gt;=[標準值.$B$4];[.E2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96]&gt;=[標準值.$B$4];[.E2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97]&gt;=[標準值.$B$4];[.E2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98]&gt;=[標準值.$B$4];[.E2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299]&gt;=[標準值.$B$4];[.E2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00]&gt;=[標準值.$B$4];[.E3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01]&gt;=[標準值.$B$4];[.E3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02]&gt;=[標準值.$B$4];[.E3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03]&gt;=[標準值.$B$4];[.E3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04]&gt;=[標準值.$B$4];[.E3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05]&gt;=[標準值.$B$4];[.E3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06]&gt;=[標準值.$B$4];[.E3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07]&gt;=[標準值.$B$4];[.E3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08]&gt;=[標準值.$B$4];[.E3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09]&gt;=[標準值.$B$4];[.E3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10]&gt;=[標準值.$B$4];[.E3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11]&gt;=[標準值.$B$4];[.E3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12]&gt;=[標準值.$B$4];[.E3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13]&gt;=[標準值.$B$4];[.E3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14]&gt;=[標準值.$B$4];[.E3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15]&gt;=[標準值.$B$4];[.E3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16]&gt;=[標準值.$B$4];[.E3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17]&gt;=[標準值.$B$4];[.E3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18]&gt;=[標準值.$B$4];[.E3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19]&gt;=[標準值.$B$4];[.E3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20]&gt;=[標準值.$B$4];[.E3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21]&gt;=[標準值.$B$4];[.E3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22]&gt;=[標準值.$B$4];[.E3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23]&gt;=[標準值.$B$4];[.E3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24]&gt;=[標準值.$B$4];[.E3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25]&gt;=[標準值.$B$4];[.E3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26]&gt;=[標準值.$B$4];[.E3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27]&gt;=[標準值.$B$4];[.E3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28]&gt;=[標準值.$B$4];[.E3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29]&gt;=[標準值.$B$4];[.E3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30]&gt;=[標準值.$B$4];[.E3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31]&gt;=[標準值.$B$4];[.E3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32]&gt;=[標準值.$B$4];[.E3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33]&gt;=[標準值.$B$4];[.E3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34]&gt;=[標準值.$B$4];[.E3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35]&gt;=[標準值.$B$4];[.E3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36]&gt;=[標準值.$B$4];[.E3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37]&gt;=[標準值.$B$4];[.E3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38]&gt;=[標準值.$B$4];[.E3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39]&gt;=[標準值.$B$4];[.E3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40]&gt;=[標準值.$B$4];[.E3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41]&gt;=[標準值.$B$4];[.E3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42]&gt;=[標準值.$B$4];[.E3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43]&gt;=[標準值.$B$4];[.E3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44]&gt;=[標準值.$B$4];[.E3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45]&gt;=[標準值.$B$4];[.E3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46]&gt;=[標準值.$B$4];[.E3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47]&gt;=[標準值.$B$4];[.E3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48]&gt;=[標準值.$B$4];[.E3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49]&gt;=[標準值.$B$4];[.E3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50]&gt;=[標準值.$B$4];[.E3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51]&gt;=[標準值.$B$4];[.E3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52]&gt;=[標準值.$B$4];[.E3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53]&gt;=[標準值.$B$4];[.E3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54]&gt;=[標準值.$B$4];[.E3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55]&gt;=[標準值.$B$4];[.E3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56]&gt;=[標準值.$B$4];[.E3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57]&gt;=[標準值.$B$4];[.E3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58]&gt;=[標準值.$B$4];[.E3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59]&gt;=[標準值.$B$4];[.E3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60]&gt;=[標準值.$B$4];[.E3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61]&gt;=[標準值.$B$4];[.E3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62]&gt;=[標準值.$B$4];[.E3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63]&gt;=[標準值.$B$4];[.E3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64]&gt;=[標準值.$B$4];[.E3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65]&gt;=[標準值.$B$4];[.E3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66]&gt;=[標準值.$B$4];[.E3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67]&gt;=[標準值.$B$4];[.E3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68]&gt;=[標準值.$B$4];[.E3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69]&gt;=[標準值.$B$4];[.E3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70]&gt;=[標準值.$B$4];[.E3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71]&gt;=[標準值.$B$4];[.E3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72]&gt;=[標準值.$B$4];[.E3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73]&gt;=[標準值.$B$4];[.E3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74]&gt;=[標準值.$B$4];[.E3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75]&gt;=[標準值.$B$4];[.E3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76]&gt;=[標準值.$B$4];[.E3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77]&gt;=[標準值.$B$4];[.E3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78]&gt;=[標準值.$B$4];[.E3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79]&gt;=[標準值.$B$4];[.E3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80]&gt;=[標準值.$B$4];[.E3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81]&gt;=[標準值.$B$4];[.E3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82]&gt;=[標準值.$B$4];[.E3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83]&gt;=[標準值.$B$4];[.E3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84]&gt;=[標準值.$B$4];[.E3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85]&gt;=[標準值.$B$4];[.E3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86]&gt;=[標準值.$B$4];[.E3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87]&gt;=[標準值.$B$4];[.E3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88]&gt;=[標準值.$B$4];[.E3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89]&gt;=[標準值.$B$4];[.E3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90]&gt;=[標準值.$B$4];[.E3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91]&gt;=[標準值.$B$4];[.E3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92]&gt;=[標準值.$B$4];[.E3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93]&gt;=[標準值.$B$4];[.E3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94]&gt;=[標準值.$B$4];[.E3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95]&gt;=[標準值.$B$4];[.E3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96]&gt;=[標準值.$B$4];[.E3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97]&gt;=[標準值.$B$4];[.E3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98]&gt;=[標準值.$B$4];[.E3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399]&gt;=[標準值.$B$4];[.E3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00]&gt;=[標準值.$B$4];[.E4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01]&gt;=[標準值.$B$4];[.E4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02]&gt;=[標準值.$B$4];[.E4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03]&gt;=[標準值.$B$4];[.E4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04]&gt;=[標準值.$B$4];[.E4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05]&gt;=[標準值.$B$4];[.E4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06]&gt;=[標準值.$B$4];[.E4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07]&gt;=[標準值.$B$4];[.E4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08]&gt;=[標準值.$B$4];[.E4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09]&gt;=[標準值.$B$4];[.E4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10]&gt;=[標準值.$B$4];[.E4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11]&gt;=[標準值.$B$4];[.E4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12]&gt;=[標準值.$B$4];[.E4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13]&gt;=[標準值.$B$4];[.E4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14]&gt;=[標準值.$B$4];[.E4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15]&gt;=[標準值.$B$4];[.E4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16]&gt;=[標準值.$B$4];[.E4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17]&gt;=[標準值.$B$4];[.E4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18]&gt;=[標準值.$B$4];[.E4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19]&gt;=[標準值.$B$4];[.E4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20]&gt;=[標準值.$B$4];[.E4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21]&gt;=[標準值.$B$4];[.E4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22]&gt;=[標準值.$B$4];[.E4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23]&gt;=[標準值.$B$4];[.E4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24]&gt;=[標準值.$B$4];[.E4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25]&gt;=[標準值.$B$4];[.E4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26]&gt;=[標準值.$B$4];[.E4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27]&gt;=[標準值.$B$4];[.E4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28]&gt;=[標準值.$B$4];[.E4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29]&gt;=[標準值.$B$4];[.E4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30]&gt;=[標準值.$B$4];[.E4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31]&gt;=[標準值.$B$4];[.E4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32]&gt;=[標準值.$B$4];[.E4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33]&gt;=[標準值.$B$4];[.E4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34]&gt;=[標準值.$B$4];[.E4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35]&gt;=[標準值.$B$4];[.E4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36]&gt;=[標準值.$B$4];[.E4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37]&gt;=[標準值.$B$4];[.E4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38]&gt;=[標準值.$B$4];[.E4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39]&gt;=[標準值.$B$4];[.E4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40]&gt;=[標準值.$B$4];[.E4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41]&gt;=[標準值.$B$4];[.E4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42]&gt;=[標準值.$B$4];[.E4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43]&gt;=[標準值.$B$4];[.E4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44]&gt;=[標準值.$B$4];[.E4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45]&gt;=[標準值.$B$4];[.E4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46]&gt;=[標準值.$B$4];[.E4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47]&gt;=[標準值.$B$4];[.E4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48]&gt;=[標準值.$B$4];[.E4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49]&gt;=[標準值.$B$4];[.E4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50]&gt;=[標準值.$B$4];[.E4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51]&gt;=[標準值.$B$4];[.E4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52]&gt;=[標準值.$B$4];[.E4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53]&gt;=[標準值.$B$4];[.E4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54]&gt;=[標準值.$B$4];[.E4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55]&gt;=[標準值.$B$4];[.E4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56]&gt;=[標準值.$B$4];[.E4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57]&gt;=[標準值.$B$4];[.E4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58]&gt;=[標準值.$B$4];[.E4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59]&gt;=[標準值.$B$4];[.E4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60]&gt;=[標準值.$B$4];[.E4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61]&gt;=[標準值.$B$4];[.E4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62]&gt;=[標準值.$B$4];[.E4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63]&gt;=[標準值.$B$4];[.E4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64]&gt;=[標準值.$B$4];[.E4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65]&gt;=[標準值.$B$4];[.E4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66]&gt;=[標準值.$B$4];[.E4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67]&gt;=[標準值.$B$4];[.E4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68]&gt;=[標準值.$B$4];[.E4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69]&gt;=[標準值.$B$4];[.E4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70]&gt;=[標準值.$B$4];[.E4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71]&gt;=[標準值.$B$4];[.E4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72]&gt;=[標準值.$B$4];[.E4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73]&gt;=[標準值.$B$4];[.E4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74]&gt;=[標準值.$B$4];[.E4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75]&gt;=[標準值.$B$4];[.E4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76]&gt;=[標準值.$B$4];[.E4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77]&gt;=[標準值.$B$4];[.E4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78]&gt;=[標準值.$B$4];[.E4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79]&gt;=[標準值.$B$4];[.E4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80]&gt;=[標準值.$B$4];[.E4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81]&gt;=[標準值.$B$4];[.E4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82]&gt;=[標準值.$B$4];[.E4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83]&gt;=[標準值.$B$4];[.E4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84]&gt;=[標準值.$B$4];[.E4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85]&gt;=[標準值.$B$4];[.E4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86]&gt;=[標準值.$B$4];[.E4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87]&gt;=[標準值.$B$4];[.E4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88]&gt;=[標準值.$B$4];[.E4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89]&gt;=[標準值.$B$4];[.E4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90]&gt;=[標準值.$B$4];[.E4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91]&gt;=[標準值.$B$4];[.E4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92]&gt;=[標準值.$B$4];[.E4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93]&gt;=[標準值.$B$4];[.E4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94]&gt;=[標準值.$B$4];[.E4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95]&gt;=[標準值.$B$4];[.E4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96]&gt;=[標準值.$B$4];[.E4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97]&gt;=[標準值.$B$4];[.E4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98]&gt;=[標準值.$B$4];[.E4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499]&gt;=[標準值.$B$4];[.E4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00]&gt;=[標準值.$B$4];[.E5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01]&gt;=[標準值.$B$4];[.E5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02]&gt;=[標準值.$B$4];[.E5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03]&gt;=[標準值.$B$4];[.E5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04]&gt;=[標準值.$B$4];[.E5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05]&gt;=[標準值.$B$4];[.E5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06]&gt;=[標準值.$B$4];[.E5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07]&gt;=[標準值.$B$4];[.E5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08]&gt;=[標準值.$B$4];[.E5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09]&gt;=[標準值.$B$4];[.E5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10]&gt;=[標準值.$B$4];[.E5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11]&gt;=[標準值.$B$4];[.E5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12]&gt;=[標準值.$B$4];[.E5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13]&gt;=[標準值.$B$4];[.E5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14]&gt;=[標準值.$B$4];[.E5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15]&gt;=[標準值.$B$4];[.E5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16]&gt;=[標準值.$B$4];[.E5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17]&gt;=[標準值.$B$4];[.E5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18]&gt;=[標準值.$B$4];[.E5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19]&gt;=[標準值.$B$4];[.E5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20]&gt;=[標準值.$B$4];[.E5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21]&gt;=[標準值.$B$4];[.E5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22]&gt;=[標準值.$B$4];[.E5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23]&gt;=[標準值.$B$4];[.E5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24]&gt;=[標準值.$B$4];[.E5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25]&gt;=[標準值.$B$4];[.E5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26]&gt;=[標準值.$B$4];[.E5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27]&gt;=[標準值.$B$4];[.E5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28]&gt;=[標準值.$B$4];[.E5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29]&gt;=[標準值.$B$4];[.E5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30]&gt;=[標準值.$B$4];[.E5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31]&gt;=[標準值.$B$4];[.E5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32]&gt;=[標準值.$B$4];[.E5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33]&gt;=[標準值.$B$4];[.E5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34]&gt;=[標準值.$B$4];[.E5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35]&gt;=[標準值.$B$4];[.E5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36]&gt;=[標準值.$B$4];[.E5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37]&gt;=[標準值.$B$4];[.E5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38]&gt;=[標準值.$B$4];[.E5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39]&gt;=[標準值.$B$4];[.E5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40]&gt;=[標準值.$B$4];[.E5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41]&gt;=[標準值.$B$4];[.E5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42]&gt;=[標準值.$B$4];[.E5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43]&gt;=[標準值.$B$4];[.E5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44]&gt;=[標準值.$B$4];[.E5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45]&gt;=[標準值.$B$4];[.E5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46]&gt;=[標準值.$B$4];[.E5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47]&gt;=[標準值.$B$4];[.E5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48]&gt;=[標準值.$B$4];[.E5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49]&gt;=[標準值.$B$4];[.E5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50]&gt;=[標準值.$B$4];[.E5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51]&gt;=[標準值.$B$4];[.E5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52]&gt;=[標準值.$B$4];[.E5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53]&gt;=[標準值.$B$4];[.E5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54]&gt;=[標準值.$B$4];[.E5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55]&gt;=[標準值.$B$4];[.E5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56]&gt;=[標準值.$B$4];[.E5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57]&gt;=[標準值.$B$4];[.E5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58]&gt;=[標準值.$B$4];[.E5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59]&gt;=[標準值.$B$4];[.E5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60]&gt;=[標準值.$B$4];[.E5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61]&gt;=[標準值.$B$4];[.E5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62]&gt;=[標準值.$B$4];[.E5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63]&gt;=[標準值.$B$4];[.E5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64]&gt;=[標準值.$B$4];[.E5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65]&gt;=[標準值.$B$4];[.E5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66]&gt;=[標準值.$B$4];[.E5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67]&gt;=[標準值.$B$4];[.E5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68]&gt;=[標準值.$B$4];[.E5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69]&gt;=[標準值.$B$4];[.E5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70]&gt;=[標準值.$B$4];[.E5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71]&gt;=[標準值.$B$4];[.E5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72]&gt;=[標準值.$B$4];[.E5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73]&gt;=[標準值.$B$4];[.E5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74]&gt;=[標準值.$B$4];[.E5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75]&gt;=[標準值.$B$4];[.E5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76]&gt;=[標準值.$B$4];[.E5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77]&gt;=[標準值.$B$4];[.E5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78]&gt;=[標準值.$B$4];[.E5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79]&gt;=[標準值.$B$4];[.E5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80]&gt;=[標準值.$B$4];[.E5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81]&gt;=[標準值.$B$4];[.E5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82]&gt;=[標準值.$B$4];[.E5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83]&gt;=[標準值.$B$4];[.E5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84]&gt;=[標準值.$B$4];[.E5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85]&gt;=[標準值.$B$4];[.E5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86]&gt;=[標準值.$B$4];[.E5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87]&gt;=[標準值.$B$4];[.E5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88]&gt;=[標準值.$B$4];[.E5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89]&gt;=[標準值.$B$4];[.E5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90]&gt;=[標準值.$B$4];[.E5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91]&gt;=[標準值.$B$4];[.E5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92]&gt;=[標準值.$B$4];[.E5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93]&gt;=[標準值.$B$4];[.E5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94]&gt;=[標準值.$B$4];[.E5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95]&gt;=[標準值.$B$4];[.E5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96]&gt;=[標準值.$B$4];[.E5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97]&gt;=[標準值.$B$4];[.E5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98]&gt;=[標準值.$B$4];[.E5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599]&gt;=[標準值.$B$4];[.E5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00]&gt;=[標準值.$B$4];[.E6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01]&gt;=[標準值.$B$4];[.E6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02]&gt;=[標準值.$B$4];[.E6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03]&gt;=[標準值.$B$4];[.E6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04]&gt;=[標準值.$B$4];[.E6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05]&gt;=[標準值.$B$4];[.E6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06]&gt;=[標準值.$B$4];[.E6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07]&gt;=[標準值.$B$4];[.E6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08]&gt;=[標準值.$B$4];[.E6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09]&gt;=[標準值.$B$4];[.E6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10]&gt;=[標準值.$B$4];[.E6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11]&gt;=[標準值.$B$4];[.E6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12]&gt;=[標準值.$B$4];[.E6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13]&gt;=[標準值.$B$4];[.E6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14]&gt;=[標準值.$B$4];[.E6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15]&gt;=[標準值.$B$4];[.E6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16]&gt;=[標準值.$B$4];[.E6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17]&gt;=[標準值.$B$4];[.E6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18]&gt;=[標準值.$B$4];[.E6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19]&gt;=[標準值.$B$4];[.E6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20]&gt;=[標準值.$B$4];[.E6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21]&gt;=[標準值.$B$4];[.E6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22]&gt;=[標準值.$B$4];[.E6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23]&gt;=[標準值.$B$4];[.E6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24]&gt;=[標準值.$B$4];[.E6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25]&gt;=[標準值.$B$4];[.E6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26]&gt;=[標準值.$B$4];[.E6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27]&gt;=[標準值.$B$4];[.E6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28]&gt;=[標準值.$B$4];[.E6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29]&gt;=[標準值.$B$4];[.E6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30]&gt;=[標準值.$B$4];[.E6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31]&gt;=[標準值.$B$4];[.E6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32]&gt;=[標準值.$B$4];[.E6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33]&gt;=[標準值.$B$4];[.E6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34]&gt;=[標準值.$B$4];[.E6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35]&gt;=[標準值.$B$4];[.E6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36]&gt;=[標準值.$B$4];[.E6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37]&gt;=[標準值.$B$4];[.E6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38]&gt;=[標準值.$B$4];[.E6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39]&gt;=[標準值.$B$4];[.E6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40]&gt;=[標準值.$B$4];[.E6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41]&gt;=[標準值.$B$4];[.E6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42]&gt;=[標準值.$B$4];[.E6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43]&gt;=[標準值.$B$4];[.E6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44]&gt;=[標準值.$B$4];[.E6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45]&gt;=[標準值.$B$4];[.E6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46]&gt;=[標準值.$B$4];[.E6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47]&gt;=[標準值.$B$4];[.E6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48]&gt;=[標準值.$B$4];[.E6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49]&gt;=[標準值.$B$4];[.E6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50]&gt;=[標準值.$B$4];[.E6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51]&gt;=[標準值.$B$4];[.E6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52]&gt;=[標準值.$B$4];[.E6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53]&gt;=[標準值.$B$4];[.E6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54]&gt;=[標準值.$B$4];[.E6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55]&gt;=[標準值.$B$4];[.E6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56]&gt;=[標準值.$B$4];[.E6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57]&gt;=[標準值.$B$4];[.E6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58]&gt;=[標準值.$B$4];[.E6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59]&gt;=[標準值.$B$4];[.E6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60]&gt;=[標準值.$B$4];[.E6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61]&gt;=[標準值.$B$4];[.E6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62]&gt;=[標準值.$B$4];[.E6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63]&gt;=[標準值.$B$4];[.E6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64]&gt;=[標準值.$B$4];[.E6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65]&gt;=[標準值.$B$4];[.E6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66]&gt;=[標準值.$B$4];[.E6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67]&gt;=[標準值.$B$4];[.E6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68]&gt;=[標準值.$B$4];[.E6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69]&gt;=[標準值.$B$4];[.E6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70]&gt;=[標準值.$B$4];[.E6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71]&gt;=[標準值.$B$4];[.E6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72]&gt;=[標準值.$B$4];[.E6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73]&gt;=[標準值.$B$4];[.E6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74]&gt;=[標準值.$B$4];[.E6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75]&gt;=[標準值.$B$4];[.E6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76]&gt;=[標準值.$B$4];[.E6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77]&gt;=[標準值.$B$4];[.E6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78]&gt;=[標準值.$B$4];[.E6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79]&gt;=[標準值.$B$4];[.E6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80]&gt;=[標準值.$B$4];[.E6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81]&gt;=[標準值.$B$4];[.E6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82]&gt;=[標準值.$B$4];[.E6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83]&gt;=[標準值.$B$4];[.E6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84]&gt;=[標準值.$B$4];[.E6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85]&gt;=[標準值.$B$4];[.E6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86]&gt;=[標準值.$B$4];[.E6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87]&gt;=[標準值.$B$4];[.E6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88]&gt;=[標準值.$B$4];[.E6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89]&gt;=[標準值.$B$4];[.E6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90]&gt;=[標準值.$B$4];[.E6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91]&gt;=[標準值.$B$4];[.E6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92]&gt;=[標準值.$B$4];[.E6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93]&gt;=[標準值.$B$4];[.E6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94]&gt;=[標準值.$B$4];[.E6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95]&gt;=[標準值.$B$4];[.E6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96]&gt;=[標準值.$B$4];[.E6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97]&gt;=[標準值.$B$4];[.E6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98]&gt;=[標準值.$B$4];[.E6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699]&gt;=[標準值.$B$4];[.E6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00]&gt;=[標準值.$B$4];[.E7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01]&gt;=[標準值.$B$4];[.E7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02]&gt;=[標準值.$B$4];[.E7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03]&gt;=[標準值.$B$4];[.E7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04]&gt;=[標準值.$B$4];[.E7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05]&gt;=[標準值.$B$4];[.E7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06]&gt;=[標準值.$B$4];[.E7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07]&gt;=[標準值.$B$4];[.E7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08]&gt;=[標準值.$B$4];[.E7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09]&gt;=[標準值.$B$4];[.E7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10]&gt;=[標準值.$B$4];[.E7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11]&gt;=[標準值.$B$4];[.E7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12]&gt;=[標準值.$B$4];[.E7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13]&gt;=[標準值.$B$4];[.E7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14]&gt;=[標準值.$B$4];[.E7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15]&gt;=[標準值.$B$4];[.E7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16]&gt;=[標準值.$B$4];[.E7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17]&gt;=[標準值.$B$4];[.E7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18]&gt;=[標準值.$B$4];[.E7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19]&gt;=[標準值.$B$4];[.E7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20]&gt;=[標準值.$B$4];[.E7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21]&gt;=[標準值.$B$4];[.E7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22]&gt;=[標準值.$B$4];[.E7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23]&gt;=[標準值.$B$4];[.E7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24]&gt;=[標準值.$B$4];[.E7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25]&gt;=[標準值.$B$4];[.E7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26]&gt;=[標準值.$B$4];[.E7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27]&gt;=[標準值.$B$4];[.E7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28]&gt;=[標準值.$B$4];[.E7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29]&gt;=[標準值.$B$4];[.E7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30]&gt;=[標準值.$B$4];[.E7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31]&gt;=[標準值.$B$4];[.E7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/>
          <table:table-cell table:number-columns-repeated="3"/>
          <table:table-cell/>
          <table:table-cell table:number-columns-repeated="7"/>
          <table:table-cell table:style-name="ce13"/>
          <table:table-cell table:number-columns-repeated="6"/>
          <table:table-cell table:style-name="ce11" table:formula="of:=IF(AND([.E732]&gt;=[標準值.$B$4];[.E732]&lt;=[標準值.$C$4]);1;0)" office:value-type="float" office:value="0">
            <text:p>0</text:p>
          </table:table-cell>
          <table:table-cell table:number-columns-repeated="241"/>
        </table:table-row>
        <table:table-row table:style-name="ro1" table:number-rows-repeated="64804">
          <table:table-cell table:style-name="ce10"/>
          <table:table-cell table:number-columns-repeated="11"/>
          <table:table-cell table:style-name="ce13"/>
          <table:table-cell table:number-columns-repeated="248"/>
        </table:table-row>
        <table:table-row table:style-name="ro1" table:number-rows-repeated="983039">
          <table:table-cell table:number-columns-repeated="261"/>
        </table:table-row>
        <table:table-row table:style-name="ro1">
          <table:table-cell table:number-columns-repeated="261"/>
        </table:table-row>
      </table:table>
      <table:table table:name="圖表" table:style-name="ta1" table:print="false">
        <table:table-column table:style-name="co1" table:default-cell-style-name="Default"/>
        <table:table-row table:style-name="ro1">
          <table:table-cell>
            <draw:frame table:end-cell-address="圖表.I18" table:end-x="1.456cm" table:end-y="0.176cm" draw:z-index="0" draw:style-name="gr1" svg:width="18.992cm" svg:height="10.323cm" svg:x="0.529cm" svg:y="0.398cm">
              <draw:object draw:notify-on-update-of-ranges="基礎健康紀錄表.C1:基礎健康紀錄表.C1 基礎健康紀錄表.C2:基礎健康紀錄表.C34 基礎健康紀錄表.D1:基礎健康紀錄表.D1 基礎健康紀錄表.D2:基礎健康紀錄表.D34 基礎健康紀錄表.E1:基礎健康紀錄表.E1 基礎健康紀錄表.E2:基礎健康紀錄表.E34 基礎健康紀錄表.B1:基礎健康紀錄表.B1 基礎健康紀錄表.B2:基礎健康紀錄表.B3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1048574">
          <table:table-cell/>
        </table:table-row>
        <table:table-row table:style-name="ro1">
          <table:table-cell/>
        </table:table-row>
      </table:table>
      <table:table table:name="三分鐘登階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2">
          <table:table-cell office:value-type="string">
            <text:p>測量日期</text:p>
          </table:table-cell>
          <table:table-cell office:value-type="string">
            <text:p>運動前心跳</text:p>
          </table:table-cell>
          <table:table-cell office:value-type="string">
            <text:p>持續運動時間</text:p>
          </table:table-cell>
          <table:table-cell office:value-type="string">
            <text:p>1~1:30脈博</text:p>
          </table:table-cell>
          <table:table-cell office:value-type="string">
            <text:p>2~2:30脈博</text:p>
          </table:table-cell>
          <table:table-cell office:value-type="string">
            <text:p>3~3:30脈博</text:p>
          </table:table-cell>
          <table:table-cell office:value-type="string">
            <text:p>指數</text:p>
          </table:table-cell>
        </table:table-row>
        <table:table-row table:style-name="ro2">
          <table:table-cell table:style-name="ce1" office:value-type="date" office:date-value="2011-09-08">
            <text:p>2011年9月8日</text:p>
          </table:table-cell>
          <table:table-cell office:value-type="float" office:value="84">
            <text:p>84</text:p>
          </table:table-cell>
          <table:table-cell office:value-type="float" office:value="180">
            <text:p>180</text:p>
          </table:table-cell>
          <table:table-cell office:value-type="float" office:value="68">
            <text:p>68</text:p>
          </table:table-cell>
          <table:table-cell table:number-columns-repeated="2" office:value-type="float" office:value="65">
            <text:p>65</text:p>
          </table:table-cell>
          <table:table-cell table:style-name="ce14" table:formula="of:=[.C2]/(([.D2]+[.E2]+[.F2])*2)" office:value-type="percentage" office:value="0.454545454545455">
            <text:p>45.45%</text:p>
          </table:table-cell>
        </table:table-row>
        <table:table-row table:style-name="ro2">
          <table:table-cell table:style-name="ce1" office:value-type="date" office:date-value="2011-10-01">
            <text:p>2011年10月1日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table:style-name="ce14" table:formula="of:=[.C3]/(([.D3]+[.E3]+[.F3])*2)" office:value-type="percentage" office:value="0.511363636363636">
            <text:p>51.14%</text:p>
          </table:table-cell>
        </table:table-row>
        <table:table-row table:style-name="ro2">
          <table:table-cell table:style-name="ce1" office:value-type="date" office:date-value="2014-11-12">
            <text:p>2014年11月12日</text:p>
          </table:table-cell>
          <table:table-cell office:value-type="float" office:value="68">
            <text:p>68</text:p>
          </table:table-cell>
          <table:table-cell office:value-type="float" office:value="180">
            <text:p>180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</table:table-row>
        <table:table-row table:style-name="ro1" table:number-rows-repeated="104857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假日運動1小時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string">
            <text:p>次序</text:p>
          </table:table-cell>
          <table:table-cell office:value-type="string">
            <text:p>運動名稱</text:p>
          </table:table-cell>
          <table:table-cell office:value-type="string">
            <text:p>組數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Hundreds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string">
            <text:p>Roll up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string">
            <text:p>Roll back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string">
            <text:p>Single leg circle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string">
            <text:p>Rolling ball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string">
            <text:p>Single leg stretc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string">
            <text:p>Double leg stretc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string">
            <text:p>Single leg straight stretc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string">
            <text:p>Double leg straight stretc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Criss Cross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string">
            <text:p>Open Leg Rocker</text:p>
          </table:table-cell>
          <table:table-cell/>
        </table:table-row>
        <table:table-row table:style-name="ro1">
          <table:table-cell table:formula="of:=[.A12]+1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formula="of:=[.A20]+1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21]+1" office:value-type="float" office:value="21">
            <text:p>21</text:p>
          </table:table-cell>
          <table:table-cell table:number-columns-repeated="2"/>
        </table:table-row>
        <table:table-row table:style-name="ro1" table:number-rows-repeated="6551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上班肌力訓練" table:style-name="ta1" table:print="false">
        <office:forms form:automatic-focus="false" form:apply-design-mode="false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number-columns-repeated="2" table:default-cell-style-name="Default"/>
        <table:table-row table:style-name="ro1">
          <table:table-cell office:value-type="string">
            <text:p>順序</text:p>
          </table:table-cell>
          <table:table-cell office:value-type="string">
            <text:p>名稱</text:p>
          </table:table-cell>
          <table:table-cell office:value-type="string">
            <text:p>組數</text:p>
          </table:table-cell>
          <table:table-cell office:value-type="string">
            <text:p>部位</text:p>
          </table:table-cell>
          <table:table-cell office:value-type="string">
            <text:p>目標肌肉</text:p>
          </table:table-cell>
        </table:table-row>
        <table:table-row table:style-name="ro1">
          <table:table-cell/>
          <table:table-cell office:value-type="string">
            <text:p>wrist extension(1.5kg)</text:p>
          </table:table-cell>
          <table:table-cell office:value-type="float" office:value="10">
            <text:p>10</text:p>
          </table:table-cell>
          <table:table-cell office:value-type="string">
            <text:p>wrist</text:p>
          </table:table-cell>
          <table:table-cell office:value-type="string">
            <text:p>wrist extensors</text:p>
          </table:table-cell>
        </table:table-row>
        <table:table-row table:style-name="ro1">
          <table:table-cell/>
          <table:table-cell office:value-type="string">
            <text:p>wrist flexor</text:p>
          </table:table-cell>
          <table:table-cell office:value-type="float" office:value="10">
            <text:p>10</text:p>
          </table:table-cell>
          <table:table-cell office:value-type="string">
            <text:p>wrist</text:p>
          </table:table-cell>
          <table:table-cell office:value-type="string">
            <text:p>wrist flexors</text:p>
          </table:table-cell>
        </table:table-row>
        <table:table-row table:style-name="ro1">
          <table:table-cell/>
          <table:table-cell office:value-type="string">
            <text:p>dumbbell lateral front raise(1.5kg)</text:p>
          </table:table-cell>
          <table:table-cell office:value-type="float" office:value="10">
            <text:p>10</text:p>
          </table:table-cell>
          <table:table-cell office:value-type="string">
            <text:p>shoulder</text:p>
          </table:table-cell>
          <table:table-cell office:value-type="string">
            <text:p>supraspinatus</text:p>
          </table:table-cell>
        </table:table-row>
        <table:table-row table:style-name="ro1">
          <table:table-cell/>
          <table:table-cell office:value-type="string">
            <text:p>dumbbell curl(1.5kg)</text:p>
          </table:table-cell>
          <table:table-cell office:value-type="float" office:value="20">
            <text:p>20</text:p>
          </table:table-cell>
          <table:table-cell office:value-type="string">
            <text:p>upper arms</text:p>
          </table:table-cell>
          <table:table-cell office:value-type="string">
            <text:p>Biceps Brachii</text:p>
          </table:table-cell>
        </table:table-row>
        <table:table-row table:style-name="ro1">
          <table:table-cell/>
          <table:table-cell office:value-type="string">
            <text:p>dumbbell shrug(1.5kg)</text:p>
          </table:table-cell>
          <table:table-cell office:value-type="float" office:value="20">
            <text:p>20</text:p>
          </table:table-cell>
          <table:table-cell office:value-type="string">
            <text:p>back</text:p>
          </table:table-cell>
          <table:table-cell/>
        </table:table-row>
        <table:table-row table:style-name="ro1" table:number-rows-repeated="65529">
          <table:table-cell table:number-columns-repeated="5"/>
        </table:table-row>
        <table:table-row table:style-name="ro1">
          <table:table-cell table:number-columns-repeated="5"/>
        </table:table-row>
      </table:table>
      <table:database-ranges>
        <table:database-range table:target-range-address="基礎健康紀錄表.H1:基礎健康紀錄表.H655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fo:font-size="12pt" style:font-name-asian="標楷體1" style:font-size-asian="14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2014/11/12</text:date>, <text:time>16:55:3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creation-date>2010-08-24T13:59:51</meta:creation-date>
    <dc:date>2014-11-12T16:55:34.34</dc:date>
    <dc:language>en-US</dc:language>
    <meta:editing-cycles>109</meta:editing-cycles>
    <meta:editing-duration>P1DT6H10M42S</meta:editing-duration>
    <meta:document-statistic meta:table-count="7" meta:cell-count="242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6">
      <number:year number:style="long"/>
      <number:text>/</number:text>
      <number:month/>
      <number:text>/</number:text>
      <number:day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93cm" svg:height="10.324cm" xlink:href=".." xlink:type="simple" chart:class="chart:line" chart:style-name="ch1">
        <chart:legend chart:legend-position="end" svg:x="16.808cm" svg:y="4.062cm" style:legend-expansion="high" chart:style-name="ch2"/>
        <chart:plot-area chart:style-name="ch3" table:cell-range-address="基礎健康紀錄表.A2:基礎健康紀錄表.B2 基礎健康紀錄表.B1:基礎健康紀錄表.E34" chart:data-source-has-labels="both" svg:x="0.829cm" svg:y="0.959cm" svg:width="15.221cm" svg:height="8.739cm">
          <chartooo:coordinate-region svg:x="1.556cm" svg:y="1.146cm" svg:width="14.069cm" svg:height="7.507cm"/>
          <chart:axis chart:dimension="x" chart:name="primary-x" chart:style-name="ch4" chartooo:axis-type="text">
            <chart:categories table:cell-range-address="基礎健康紀錄表.A2:基礎健康紀錄表.B2 基礎健康紀錄表.B1:基礎健康紀錄表.B1 基礎健康紀錄表.B3:基礎健康紀錄表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基礎健康紀錄表.C2:基礎健康紀錄表.C34" chart:label-cell-address="基礎健康紀錄表.C1:基礎健康紀錄表.C1" chart:class="chart:line">
            <chart:data-point chart:repeated="33"/>
          </chart:series>
          <chart:series chart:style-name="ch8" chart:values-cell-range-address="基礎健康紀錄表.D2:基礎健康紀錄表.D34" chart:label-cell-address="基礎健康紀錄表.D1:基礎健康紀錄表.D1" chart:class="chart:line">
            <chart:data-point chart:repeated="33"/>
          </chart:series>
          <chart:series chart:style-name="ch9" chart:values-cell-range-address="基礎健康紀錄表.E2:基礎健康紀錄表.E34" chart:label-cell-address="基礎健康紀錄表.E1:基礎健康紀錄表.E1" chart:class="chart:line">
            <chart:data-point chart:repeated="33"/>
          </chart:series>
          <chart:series chart:style-name="ch10" chart:values-cell-range-address="基礎健康紀錄表.B2:基礎健康紀錄表.B34" chart:label-cell-address="基礎健康紀錄表.B1:基礎健康紀錄表.B1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舒張壓</text:p>
                <draw:g>
                  <svg:desc>基礎健康紀錄表.C1:基礎健康紀錄表.C1</svg:desc>
                </draw:g>
              </table:table-cell>
              <table:table-cell office:value-type="string">
                <text:p>心跳</text:p>
                <draw:g>
                  <svg:desc>基礎健康紀錄表.D1:基礎健康紀錄表.D1</svg:desc>
                </draw:g>
              </table:table-cell>
              <table:table-cell office:value-type="string">
                <text:p>脈壓差</text:p>
                <draw:g>
                  <svg:desc>基礎健康紀錄表.E1:基礎健康紀錄表.E1</svg:desc>
                </draw:g>
              </table:table-cell>
              <table:table-cell office:value-type="string">
                <text:p>收縮壓</text:p>
                <draw:g>
                  <svg:desc>基礎健康紀錄表.B1:基礎健康紀錄表.B1</svg:desc>
                </draw:g>
              </table:table-cell>
            </table:table-row>
          </table:table-header-rows>
          <table:table-rows>
            <table:table-row>
              <table:table-cell office:value-type="float" office:value="40413">
                <text:p>40410 1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基礎健康紀錄表.A2:基礎健康紀錄表.B2 基礎健康紀錄表.B1:基礎健康紀錄表.B1 基礎健康紀錄表.B3:基礎健康紀錄表.B34</svg:desc>
                </draw:g>
              </table:table-cell>
              <table:table-cell office:value-type="float" office:value="85">
                <text:p>85</text:p>
                <draw:g>
                  <svg:desc>基礎健康紀錄表.C2:基礎健康紀錄表.C34</svg:desc>
                </draw:g>
              </table:table-cell>
              <table:table-cell office:value-type="float" office:value="85">
                <text:p>85</text:p>
                <draw:g>
                  <svg:desc>基礎健康紀錄表.D2:基礎健康紀錄表.D34</svg:desc>
                </draw:g>
              </table:table-cell>
              <table:table-cell office:value-type="float" office:value="50">
                <text:p>50</text:p>
                <draw:g>
                  <svg:desc>基礎健康紀錄表.E2:基礎健康紀錄表.E34</svg:desc>
                </draw:g>
              </table:table-cell>
              <table:table-cell office:value-type="float" office:value="135">
                <text:p>135</text:p>
                <draw:g>
                  <svg:desc>基礎健康紀錄表.B2:基礎健康紀錄表.B34</svg:desc>
                </draw:g>
              </table:table-cell>
            </table:table-row>
            <table:table-row>
              <table:table-cell office:value-type="string">
                <text:p>收縮壓</text:p>
                <text:list>
                  <text:list-item>
                    <text:p>收縮壓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25">
                <text:p>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3">
                <text:p>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8">
                <text:p>1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68">
                <text:p>1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46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3">
                <text:p>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3">
                <text:p>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41">
                <text:p>1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27">
                <text:p>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26">
                <text:p>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25">
                <text:p>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23">
                <text:p>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36">
                <text:p>1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8">
                <text:p>1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25">
                <text:p>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22">
                <text:p>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2">
                <text:p>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37">
                <text:p>1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37">
                <text:p>1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20">
                <text:p>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28">
                <text:p>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23">
                <text:p>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2">
                <text:p>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22">
                <text:p>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23">
                <text:p>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16">
                <text:p>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29">
                <text:p>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22">
                <text:p>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2">
                <text:p>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8">
                <text:p>1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